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Object 5"/>
  <manifest:file-entry manifest:media-type="" manifest:full-path="ObjectReplacements/"/>
  <manifest:file-entry manifest:media-type="text/xml" manifest:full-path="styles.xml"/>
  <manifest:file-entry manifest:media-type="application/vnd.sun.star.oleobject" manifest:full-path="Object 1"/>
  <manifest:file-entry manifest:media-type="application/vnd.sun.star.oleobject" manifest:full-path="Object 2"/>
  <manifest:file-entry manifest:media-type="application/vnd.sun.star.oleobject" manifest:full-path="Object 3"/>
  <manifest:file-entry manifest:media-type="application/vnd.sun.star.oleobject" manifest:full-path="Object 4"/>
  <manifest:file-entry manifest:media-type="application/vnd.sun.star.oleobject" manifest:full-path="Object 5"/>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Courier New" svg:font-family="'Courier New'" style:font-family-generic="modern"/>
    <style:font-face style:name="Lucida Console" svg:font-family="'Lucida Console'" style:font-family-generic="modern"/>
    <style:font-face style:name="ＭＳ ゴシック" svg:font-family="'ＭＳ ゴシック', 'MS Gothic'" style:font-family-generic="modern"/>
    <style:font-face style:name="ＭＳ 明朝" svg:font-family="'ＭＳ 明朝', 'MS Mincho'" style:font-family-generic="roman"/>
    <style:font-face style:name="Century" svg:font-family="Century"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3.3819in" fo:margin-left="0.1215in" table:align="left" style:writing-mode="lr-tb"/>
    </style:style>
    <style:style style:name="Table1.A" style:family="table-column">
      <style:table-column-properties style:column-width="0.875in"/>
    </style:style>
    <style:style style:name="Table1.B" style:family="table-column">
      <style:table-column-properties style:column-width="2.5069in"/>
    </style:style>
    <style:style style:name="Table1.1" style:family="table-row">
      <style:table-row-properties style:keep-together="true" fo:keep-together="auto"/>
    </style:style>
    <style:style style:name="Table1.A1" style:family="table-cell">
      <style:table-cell-properties style:vertical-align="top" fo:background-color="#e6e6e6" fo:padding-left="0.0688in" fo:padding-right="0.0688in" fo:padding-top="0in" fo:padding-bottom="0in" fo:border-left="0.0069in solid #000000" fo:border-right="none" fo:border-top="0.0069in solid #000000" fo:border-bottom="0.0069in solid #000000" style:writing-mode="lr-tb">
        <style:background-image/>
      </style:table-cell-properties>
    </style:style>
    <style:style style:name="Table1.B1" style:family="table-cell">
      <style:table-cell-properties style:vertical-align="top" fo:background-color="#e6e6e6" fo:padding-left="0.0688in" fo:padding-right="0.0688in" fo:padding-top="0in" fo:padding-bottom="0in" fo:border="0.0069in solid #000000" style:writing-mode="lr-tb">
        <style:background-image/>
      </style:table-cell-properties>
    </style:style>
    <style:style style:name="Table1.A2" style:family="table-cell">
      <style:table-cell-properties style:vertical-align="top" fo:padding-left="0.0688in" fo:padding-right="0.0688in" fo:padding-top="0in" fo:padding-bottom="0in" fo:border-left="0.0069in solid #000000" fo:border-right="none" fo:border-top="0.0069in solid #000000" fo:border-bottom="0.0069in solid #000000" style:writing-mode="lr-tb"/>
    </style:style>
    <style:style style:name="Table1.B2" style:family="table-cell">
      <style:table-cell-properties style:vertical-align="top" fo:padding-left="0.0688in" fo:padding-right="0.0688in" fo:padding-top="0in" fo:padding-bottom="0in" fo:border="0.0069in solid #000000" style:writing-mode="lr-tb"/>
    </style:style>
    <style:style style:name="Table2" style:family="table">
      <style:table-properties style:width="6.1035in" fo:margin-left="0.1215in" table:align="left" style:writing-mode="lr-tb"/>
    </style:style>
    <style:style style:name="Table2.A" style:family="table-column">
      <style:table-column-properties style:column-width="1.2653in"/>
    </style:style>
    <style:style style:name="Table2.B" style:family="table-column">
      <style:table-column-properties style:column-width="2.7396in"/>
    </style:style>
    <style:style style:name="Table2.C" style:family="table-column">
      <style:table-column-properties style:column-width="2.0986in"/>
    </style:style>
    <style:style style:name="Table2.1" style:family="table-row">
      <style:table-row-properties style:keep-together="true" fo:keep-together="auto"/>
    </style:style>
    <style:style style:name="Table2.A1" style:family="table-cell">
      <style:table-cell-properties style:vertical-align="top" fo:background-color="#e6e6e6" fo:padding-left="0.0688in" fo:padding-right="0.0688in" fo:padding-top="0in" fo:padding-bottom="0in" fo:border-left="0.0069in solid #000000" fo:border-right="none" fo:border-top="0.0069in solid #000000" fo:border-bottom="0.0069in solid #000000" style:writing-mode="lr-tb">
        <style:background-image/>
      </style:table-cell-properties>
    </style:style>
    <style:style style:name="Table2.C1" style:family="table-cell">
      <style:table-cell-properties style:vertical-align="top" fo:background-color="#e6e6e6" fo:padding-left="0.0688in" fo:padding-right="0.0688in" fo:padding-top="0in" fo:padding-bottom="0in" fo:border="0.0069in solid #000000" style:writing-mode="lr-tb">
        <style:background-image/>
      </style:table-cell-properties>
    </style:style>
    <style:style style:name="Table2.A2" style:family="table-cell">
      <style:table-cell-properties style:vertical-align="top" fo:padding-left="0.0688in" fo:padding-right="0.0688in" fo:padding-top="0in" fo:padding-bottom="0in" fo:border-left="0.0069in solid #000000" fo:border-right="none" fo:border-top="0.0069in solid #000000" fo:border-bottom="0.0069in solid #000000" style:writing-mode="lr-tb"/>
    </style:style>
    <style:style style:name="Table2.C2" style:family="table-cell">
      <style:table-cell-properties style:vertical-align="top" fo:padding-left="0.0688in" fo:padding-right="0.0688in" fo:padding-top="0in" fo:padding-bottom="0in" fo:border="0.0069in solid #000000" style:writing-mode="lr-tb"/>
    </style:style>
    <style:style style:name="P1" style:family="paragraph" style:parent-style-name="Heading_20_2">
      <style:text-properties style:letter-kerning="true"/>
    </style:style>
    <style:style style:name="P2" style:family="paragraph" style:parent-style-name="Heading_20_2">
      <style:paragraph-properties fo:break-before="page"/>
    </style:style>
    <style:style style:name="P3" style:family="paragraph" style:parent-style-name="Heading_20_2">
      <style:paragraph-properties fo:break-before="page"/>
      <style:text-properties style:letter-kerning="true"/>
    </style:style>
    <style:style style:name="P4" style:family="paragraph" style:parent-style-name="Heading_20_1">
      <style:paragraph-properties fo:break-before="page"/>
    </style:style>
    <style:style style:name="P5" style:family="paragraph" style:parent-style-name="Heading_20_1" style:master-page-name="Convert_20_1">
      <style:paragraph-properties style:page-number="1"/>
    </style:style>
    <style:style style:name="P6" style:family="paragraph" style:parent-style-name="Heading_20_1" style:master-page-name="Convert_20_2">
      <style:paragraph-properties style:page-number="auto"/>
    </style:style>
    <style:style style:name="P7" style:family="paragraph" style:parent-style-name="Contents_20_2">
      <style:paragraph-properties>
        <style:tab-stops>
          <style:tab-stop style:position="6.1374in" style:type="right" style:leader-style="dotted" style:leader-text="."/>
        </style:tab-stops>
      </style:paragraph-properties>
    </style:style>
    <style:style style:name="P8" style:family="paragraph" style:parent-style-name="Footer">
      <style:paragraph-properties fo:text-align="center" style:justify-single-word="false"/>
    </style:style>
    <style:style style:name="P9" style:family="paragraph" style:parent-style-name="Contents_20_1">
      <style:paragraph-properties>
        <style:tab-stops>
          <style:tab-stop style:position="6.1374in" style:type="right" style:leader-style="dotted" style:leader-text="."/>
        </style:tab-stops>
      </style:paragraph-properties>
    </style:style>
    <style:style style:name="P10" style:family="paragraph" style:parent-style-name="プログラム">
      <style:paragraph-properties fo:margin-left="0.1256in" fo:margin-right="0in" fo:text-indent="0in" style:auto-text-indent="false"/>
    </style:style>
    <style:style style:name="P11" style:family="paragraph" style:parent-style-name="プログラム">
      <style:paragraph-properties fo:margin-left="0.1256in" fo:margin-right="0in" fo:text-indent="0.452in" style:auto-text-indent="false"/>
    </style:style>
    <style:style style:name="P12" style:family="paragraph" style:parent-style-name="プログラム">
      <style:paragraph-properties fo:margin-left="0in" fo:margin-right="0in" fo:text-indent="0in" style:auto-text-indent="false"/>
    </style:style>
    <style:style style:name="P13" style:family="paragraph" style:parent-style-name="プログラム">
      <style:paragraph-properties fo:margin-left="0.139in" fo:margin-right="0in" fo:text-indent="0in" style:auto-text-indent="false"/>
    </style:style>
    <style:style style:name="P14" style:family="paragraph" style:parent-style-name="プログラム">
      <style:paragraph-properties fo:margin-left="0.139in" fo:margin-right="0in" fo:text-indent="0.452in" style:auto-text-indent="false"/>
    </style:style>
    <style:style style:name="P15" style:family="paragraph" style:parent-style-name="Standard">
      <style:paragraph-properties fo:text-align="center" style:justify-single-word="false"/>
    </style:style>
    <style:style style:name="P16" style:family="paragraph" style:parent-style-name="Standard">
      <style:paragraph-properties fo:text-align="center" style:justify-single-word="false"/>
      <style:text-properties style:font-name="Lucida Sans Unicode" fo:font-size="20pt" style:font-size-asian="20pt" style:font-name-complex="Lucida Sans Unicode"/>
    </style:style>
    <style:style style:name="P17" style:family="paragraph" style:parent-style-name="Standard">
      <style:paragraph-properties>
        <style:tab-stops>
          <style:tab-stop style:position="6.1307in" style:type="right" style:leader-style="dotted" style:leader-text="."/>
        </style:tab-stops>
      </style:paragraph-properties>
    </style:style>
    <style:style style:name="P18" style:family="paragraph" style:parent-style-name="Standard">
      <style:paragraph-properties style:snap-to-layout-grid="false"/>
    </style:style>
    <style:style style:name="P19" style:family="paragraph" style:parent-style-name="Standard">
      <style:text-properties style:letter-kerning="true"/>
    </style:style>
    <style:style style:name="P20" style:family="paragraph" style:parent-style-name="Standard">
      <style:paragraph-properties fo:text-align="start" style:justify-single-word="false" style:text-autospace="none"/>
      <style:text-properties style:letter-kerning="true"/>
    </style:style>
    <style:style style:name="P21" style:family="paragraph" style:parent-style-name="Standard">
      <style:paragraph-properties fo:break-before="page"/>
    </style:style>
    <style:style style:name="P22" style:family="paragraph" style:parent-style-name="Standard">
      <style:paragraph-properties fo:break-before="page"/>
      <style:text-properties style:font-name="Lucida Sans Unicode" fo:font-size="16pt" style:font-size-asian="16pt" style:font-name-complex="Lucida Sans Unicode"/>
    </style:style>
    <style:style style:name="P23" style:family="paragraph" style:parent-style-name="Standard">
      <style:paragraph-properties fo:margin-left="0in" fo:margin-right="0in" fo:text-indent="0.1256in" style:auto-text-indent="false"/>
    </style:style>
    <style:style style:name="P24" style:family="paragraph" style:parent-style-name="Standard" style:master-page-name="Standard">
      <style:paragraph-properties style:page-number="auto"/>
    </style:style>
    <style:style style:name="T1" style:family="text">
      <style:text-properties style:font-name="Lucida Sans Unicode" fo:font-size="20pt" style:font-size-asian="20pt" style:font-name-complex="Lucida Sans Unicode"/>
    </style:style>
    <style:style style:name="T2" style:family="text">
      <style:text-properties style:letter-kerning="true"/>
    </style:style>
    <style:style style:name="T3" style:family="text">
      <style:text-properties fo:font-size="10pt" fo:language="none" fo:country="none" style:font-size-asian="10pt" style:language-asian="none" style:country-asian="none"/>
    </style:style>
    <style:style style:name="T4" style:family="text">
      <style:text-properties style:font-name="Lucida Console" fo:font-size="8pt" style:font-name-asian="ＭＳ 明朝" style:font-size-asian="8pt" style:font-name-complex="Times New Roman"/>
    </style:style>
    <style:style style:name="T5" style:family="text">
      <style:text-properties fo:color="#000000" style:letter-kerning="true"/>
    </style:style>
    <style:style style:name="T6" style:family="text"/>
    <style:style style:name="fr1" style:family="graphic" style:parent-style-name="OLE">
      <style:graphic-properties fo:margin-left="0in" fo:margin-right="0in" style:vertical-pos="top" style:vertical-rel="baseline" fo:padding-left="0.1102in" fo:padding-right="0.1102in" fo:padding-top="0.0602in" fo:padding-bottom="0.0602in" fo:border="none" draw:ole-draw-aspect="1" draw:visible-area-top="0in" draw:visible-area-width="2.6043in" draw:visible-area-height="2.7598in"/>
    </style:style>
    <style:style style:name="fr2" style:family="graphic" style:parent-style-name="OLE">
      <style:graphic-properties fo:margin-left="0.1256in" fo:margin-right="0.1256in" style:wrap="run-through" style:number-wrapped-paragraphs="no-limit" style:vertical-pos="from-top" style:vertical-rel="paragraph" style:horizontal-pos="from-left" style:horizontal-rel="paragraph" fo:padding="0.0102in" fo:border="none" draw:ole-draw-aspect="1" draw:visible-area-top="0in" draw:visible-area-width="2.2807in" draw:visible-area-height="1.5626in"/>
    </style:style>
    <style:style style:name="fr3" style:family="graphic" style:parent-style-name="OLE">
      <style:graphic-properties fo:margin-left="0in" fo:margin-right="0in" style:vertical-pos="top" style:vertical-rel="baseline" fo:padding-left="0.1102in" fo:padding-right="0.1102in" fo:padding-top="0.0602in" fo:padding-bottom="0.0602in" fo:border="none" draw:ole-draw-aspect="1" draw:visible-area-top="0in" draw:visible-area-width="2.4689in" draw:visible-area-height="1.8335in"/>
    </style:style>
    <style:style style:name="fr4" style:family="graphic" style:parent-style-name="OLE">
      <style:graphic-properties fo:margin-left="0in" fo:margin-right="0in" style:vertical-pos="top" style:vertical-rel="baseline" fo:padding-left="0.1102in" fo:padding-right="0.1102in" fo:padding-top="0.0602in" fo:padding-bottom="0.0602in" fo:border="none" draw:ole-draw-aspect="1" draw:visible-area-top="0in" draw:visible-area-width="3.5098in" draw:visible-area-height="1.1661in"/>
    </style:style>
    <style:style style:name="fr5" style:family="graphic" style:parent-style-name="OLE">
      <style:graphic-properties fo:margin-left="0in" fo:margin-right="0in" style:vertical-pos="top" style:vertical-rel="baseline" fo:padding-left="0.1102in" fo:padding-right="0.1102in" fo:padding-top="0.0602in" fo:padding-bottom="0.0602in" fo:border="none" draw:ole-draw-aspect="1" draw:visible-area-top="0in" draw:visible-area-width="2.3752in" draw:visible-area-height="1.8335in"/>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
      <text:p text:style-name="Standard"/>
      <text:p text:style-name="Standard"/>
      <text:p text:style-name="Standard"/>
      <text:p text:style-name="Standard"/>
      <text:p text:style-name="Standard"/>
      <text:p text:style-name="P15"><draw:frame draw:style-name="fr1" draw:name="Object1" text:anchor-type="as-char" svg:width="2.6047in" svg:height="2.7602in" draw:z-index="0"><draw:object-ole xlink:href="./Object 1" xlink:type="simple" xlink:show="embed" xlink:actuate="onLoad"/><draw:image xlink:href="./ObjectReplacements/Object 1" xlink:type="simple" xlink:show="embed" xlink:actuate="onLoad"/></draw:frame></text:p>
      <text:p text:style-name="Standard"/>
      <text:p text:style-name="P16">CyberVRML97 for C++</text:p>
      <text:p text:style-name="P15"><text:span text:style-name="T1">User’s Guide</text:span></text:p>
      <text:p text:style-name="Contents_20_1"/>
      <text:p text:style-name="Standard"/>
      <text:p text:style-name="Standard"/>
      <text:p text:style-name="Standard"/>
      <text:p text:style-name="P22">Table of Contents</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44in" style:leader-char="." style:with-tab="false"/>
          </text:table-of-content-entry-template>
        </text:table-of-content-source>
        <text:index-body>
          <text:p text:style-name="P9"><text:a xlink:type="simple" xlink:href="#__RefHeading__81_833189253">1.Introduction<text:tab/>1</text:a></text:p>
          <text:p text:style-name="P9"><text:a xlink:type="simple" xlink:href="#__RefHeading__83_833189253">2.Setup<text:tab/>2</text:a></text:p>
          <text:p text:style-name="P7"><text:a xlink:type="simple" xlink:href="#__RefHeading__85_833189253">System Requirements<text:tab/>2</text:a></text:p>
          <text:p text:style-name="P7"><text:a xlink:type="simple" xlink:href="#__RefHeading__87_833189253">Building Parser Files<text:tab/>2</text:a></text:p>
          <text:p text:style-name="P7"><text:a xlink:type="simple" xlink:href="#__RefHeading__89_833189253">Compiler Flags<text:tab/>2</text:a></text:p>
          <text:p text:style-name="P9"><text:a xlink:type="simple" xlink:href="#__RefHeading__91_833189253">Scene Graph<text:tab/>4</text:a></text:p>
          <text:p text:style-name="P7"><text:a xlink:type="simple" xlink:href="#__RefHeading__93_833189253">Loading Scene Graph<text:tab/>4</text:a></text:p>
          <text:p text:style-name="P7"><text:a xlink:type="simple" xlink:href="#__RefHeading__95_833189253">Building Scene Graph<text:tab/>5</text:a></text:p>
          <text:p text:style-name="P7"><text:a xlink:type="simple" xlink:href="#__RefHeading__97_833189253">Scene Graph Output<text:tab/>6</text:a></text:p>
          <text:p text:style-name="P7"><text:a xlink:type="simple" xlink:href="#__RefHeading__99_833189253">Scene Graph Traversal<text:tab/>6</text:a></text:p>
          <text:p text:style-name="P7"><text:a xlink:type="simple" xlink:href="#__RefHeading__101_833189253">Finding Node<text:tab/>9</text:a></text:p>
          <text:p text:style-name="P9"><text:a xlink:type="simple" xlink:href="#__RefHeading__103_833189253">Node<text:tab/>10</text:a></text:p>
          <text:p text:style-name="P7"><text:a xlink:type="simple" xlink:href="#__RefHeading__105_833189253">Creating Node<text:tab/>10</text:a></text:p>
          <text:p text:style-name="P7"><text:a xlink:type="simple" xlink:href="#__RefHeading__107_833189253">Node Type<text:tab/>10</text:a></text:p>
          <text:p text:style-name="P7"><text:a xlink:type="simple" xlink:href="#__RefHeading__109_833189253">Node Name<text:tab/>10</text:a></text:p>
          <text:p text:style-name="P7"><text:a xlink:type="simple" xlink:href="#__RefHeading__111_833189253">Accessing Fields <text:tab/>11</text:a></text:p>
          <text:p text:style-name="P7"><text:a xlink:type="simple" xlink:href="#__RefHeading__113_833189253">Adding to Scene Graph<text:tab/>11</text:a></text:p>
          <text:p text:style-name="P7"><text:a xlink:type="simple" xlink:href="#__RefHeading__115_833189253">Adding Child Node<text:tab/>11</text:a></text:p>
          <text:p text:style-name="P7"><text:a xlink:type="simple" xlink:href="#__RefHeading__117_833189253">Getting Child Node<text:tab/>12</text:a></text:p>
          <text:p text:style-name="P7"><text:a xlink:type="simple" xlink:href="#__RefHeading__119_833189253">Removing from SceneGraph or Parent Node.<text:tab/>12</text:a></text:p>
          <text:p text:style-name="P7"><text:a xlink:type="simple" xlink:href="#__RefHeading__121_833189253">Instance Node<text:tab/>14</text:a></text:p>
          <text:p text:style-name="P9"><text:a xlink:type="simple" xlink:href="#__RefHeading__123_833189253">Field<text:tab/>15</text:a></text:p>
          <text:p text:style-name="P9"><text:a xlink:type="simple" xlink:href="#__RefHeading__125_833189253">OpenGL<text:tab/>16</text:a></text:p>
          <text:p text:style-name="P9"><text:a xlink:type="simple" xlink:href="#__RefHeading__127_833189253">Other<text:tab/>18</text:a></text:p>
          <text:p text:style-name="P7"><text:a xlink:type="simple" xlink:href="#__RefHeading__129_833189253">PROTO<text:tab/>18</text:a></text:p>
          <text:p text:style-name="P7"><text:a xlink:type="simple" xlink:href="#__RefHeading__131_833189253">Script<text:tab/>18</text:a></text:p>
          <text:p text:style-name="P9"><text:a xlink:type="simple" xlink:href="#__RefHeading__133_833189253">License<text:tab/>19</text:a></text:p>
          <text:p text:style-name="P9"><text:a xlink:type="simple" xlink:href="#__RefHeading__135_833189253">SceneGraph Class Reference<text:tab/>20</text:a></text:p>
          <text:p text:style-name="P7"><text:a xlink:type="simple" xlink:href="#__RefHeading__137_833189253">SceneGraph<text:tab/>20</text:a></text:p>
          <text:p text:style-name="P9"><text:a xlink:type="simple" xlink:href="#__RefHeading__139_833189253">Common Node Reference<text:tab/>28</text:a></text:p>
          <text:p text:style-name="P7"><text:a xlink:type="simple" xlink:href="#__RefHeading__141_833189253">Node<text:tab/>28</text:a></text:p>
          <text:p text:style-name="P7"><text:soft-page-break/><text:a xlink:type="simple" xlink:href="#__RefHeading__143_833189253">BindableNode<text:tab/>33</text:a></text:p>
          <text:p text:style-name="P7"><text:a xlink:type="simple" xlink:href="#__RefHeading__145_833189253">GeometryNode<text:tab/>34</text:a></text:p>
          <text:p text:style-name="P7"><text:a xlink:type="simple" xlink:href="#__RefHeading__147_833189253">GroupingNode<text:tab/>34</text:a></text:p>
          <text:p text:style-name="P7"><text:a xlink:type="simple" xlink:href="#__RefHeading__149_833189253">InterpolatorNode<text:tab/>35</text:a></text:p>
          <text:p text:style-name="P7"><text:a xlink:type="simple" xlink:href="#__RefHeading__151_833189253">LightNode<text:tab/>36</text:a></text:p>
          <text:p text:style-name="P7"><text:a xlink:type="simple" xlink:href="#__RefHeading__153_833189253">SensorNode<text:tab/>36</text:a></text:p>
          <text:p text:style-name="P7"><text:a xlink:type="simple" xlink:href="#__RefHeading__155_833189253">TextureNode<text:tab/>37</text:a></text:p>
          <text:p text:style-name="P9"><text:a xlink:type="simple" xlink:href="#__RefHeading__157_833189253">Node Reference<text:tab/>38</text:a></text:p>
          <text:p text:style-name="P7"><text:a xlink:type="simple" xlink:href="#__RefHeading__159_833189253">AnchorNode<text:tab/>38</text:a></text:p>
          <text:p text:style-name="P7"><text:a xlink:type="simple" xlink:href="#__RefHeading__161_833189253">AppearanceNode<text:tab/>38</text:a></text:p>
          <text:p text:style-name="P7"><text:a xlink:type="simple" xlink:href="#__RefHeading__163_833189253">AudioClipNode<text:tab/>39</text:a></text:p>
          <text:p text:style-name="P7"><text:a xlink:type="simple" xlink:href="#__RefHeading__165_833189253">BackgroundNode<text:tab/>40</text:a></text:p>
          <text:p text:style-name="P7"><text:a xlink:type="simple" xlink:href="#__RefHeading__167_833189253">BillboardNode<text:tab/>42</text:a></text:p>
          <text:p text:style-name="P7"><text:a xlink:type="simple" xlink:href="#__RefHeading__169_833189253">BoxNode<text:tab/>42</text:a></text:p>
          <text:p text:style-name="P7"><text:a xlink:type="simple" xlink:href="#__RefHeading__171_833189253">CollisionNode<text:tab/>43</text:a></text:p>
          <text:p text:style-name="P7"><text:a xlink:type="simple" xlink:href="#__RefHeading__173_833189253">ColorInterpolatorNode<text:tab/>43</text:a></text:p>
          <text:p text:style-name="P7"><text:a xlink:type="simple" xlink:href="#__RefHeading__175_833189253">ColorNode<text:tab/>44</text:a></text:p>
          <text:p text:style-name="P7"><text:a xlink:type="simple" xlink:href="#__RefHeading__177_833189253">ConeNode<text:tab/>44</text:a></text:p>
          <text:p text:style-name="P7"><text:a xlink:type="simple" xlink:href="#__RefHeading__179_833189253">CoordinateInterpolatorNode<text:tab/>45</text:a></text:p>
          <text:p text:style-name="P7"><text:a xlink:type="simple" xlink:href="#__RefHeading__181_833189253">CoordinateNode<text:tab/>46</text:a></text:p>
          <text:p text:style-name="P7"><text:a xlink:type="simple" xlink:href="#__RefHeading__183_833189253">CylinderNode<text:tab/>46</text:a></text:p>
          <text:p text:style-name="P7"><text:a xlink:type="simple" xlink:href="#__RefHeading__185_833189253">CylinderSensorNode<text:tab/>47</text:a></text:p>
          <text:p text:style-name="P7"><text:a xlink:type="simple" xlink:href="#__RefHeading__187_833189253">DirectionalLightNode<text:tab/>48</text:a></text:p>
          <text:p text:style-name="P7"><text:a xlink:type="simple" xlink:href="#__RefHeading__189_833189253">ElevationGridNode<text:tab/>49</text:a></text:p>
          <text:p text:style-name="P7"><text:a xlink:type="simple" xlink:href="#__RefHeading__191_833189253">ExtrusionNode<text:tab/>51</text:a></text:p>
          <text:p text:style-name="P7"><text:a xlink:type="simple" xlink:href="#__RefHeading__193_833189253">FogNode<text:tab/>53</text:a></text:p>
          <text:p text:style-name="P7"><text:a xlink:type="simple" xlink:href="#__RefHeading__195_833189253">FontStyleNode<text:tab/>53</text:a></text:p>
          <text:p text:style-name="P7"><text:a xlink:type="simple" xlink:href="#__RefHeading__197_833189253">GroupNode<text:tab/>55</text:a></text:p>
          <text:p text:style-name="P7"><text:a xlink:type="simple" xlink:href="#__RefHeading__199_833189253">ImageTextureNode<text:tab/>55</text:a></text:p>
          <text:p text:style-name="P7"><text:a xlink:type="simple" xlink:href="#__RefHeading__201_833189253">IndexedFaceSetNode<text:tab/>55</text:a></text:p>
          <text:p text:style-name="P7"><text:a xlink:type="simple" xlink:href="#__RefHeading__203_833189253">IndexedLineSetNode<text:tab/>57</text:a></text:p>
          <text:p text:style-name="P7"><text:a xlink:type="simple" xlink:href="#__RefHeading__205_833189253">InlineNode<text:tab/>58</text:a></text:p>
          <text:p text:style-name="P7"><text:a xlink:type="simple" xlink:href="#__RefHeading__207_833189253">LodNode<text:tab/>58</text:a></text:p>
          <text:p text:style-name="P7"><text:soft-page-break/><text:a xlink:type="simple" xlink:href="#__RefHeading__209_833189253">MaterialNode<text:tab/>59</text:a></text:p>
          <text:p text:style-name="P7"><text:a xlink:type="simple" xlink:href="#__RefHeading__211_833189253">MovieTextureNode<text:tab/>60</text:a></text:p>
          <text:p text:style-name="P7"><text:a xlink:type="simple" xlink:href="#__RefHeading__213_833189253">NavigationInfoNode<text:tab/>61</text:a></text:p>
          <text:p text:style-name="P7"><text:a xlink:type="simple" xlink:href="#__RefHeading__215_833189253">NormalInterpolatorNode<text:tab/>62</text:a></text:p>
          <text:p text:style-name="P7"><text:a xlink:type="simple" xlink:href="#__RefHeading__217_833189253">NormalNode<text:tab/>63</text:a></text:p>
          <text:p text:style-name="P7"><text:a xlink:type="simple" xlink:href="#__RefHeading__219_833189253">OrientationInterpolatorNode<text:tab/>63</text:a></text:p>
          <text:p text:style-name="P7"><text:a xlink:type="simple" xlink:href="#__RefHeading__221_833189253">PixelTextureNode<text:tab/>64</text:a></text:p>
          <text:p text:style-name="P7"><text:a xlink:type="simple" xlink:href="#__RefHeading__223_833189253">PlaneSensorNode<text:tab/>64</text:a></text:p>
          <text:p text:style-name="P7"><text:a xlink:type="simple" xlink:href="#__RefHeading__225_833189253">PointLightNode<text:tab/>66</text:a></text:p>
          <text:p text:style-name="P7"><text:a xlink:type="simple" xlink:href="#__RefHeading__227_833189253">PointSetNode<text:tab/>66</text:a></text:p>
          <text:p text:style-name="P7"><text:a xlink:type="simple" xlink:href="#__RefHeading__229_833189253">PositionInterpolatorNode<text:tab/>67</text:a></text:p>
          <text:p text:style-name="P7"><text:a xlink:type="simple" xlink:href="#__RefHeading__231_833189253">ProximitySensorNode<text:tab/>67</text:a></text:p>
          <text:p text:style-name="P7"><text:a xlink:type="simple" xlink:href="#__RefHeading__233_833189253">ScalarInterpolatorNode<text:tab/>68</text:a></text:p>
          <text:p text:style-name="P7"><text:a xlink:type="simple" xlink:href="#__RefHeading__235_833189253">ScriptNode<text:tab/>69</text:a></text:p>
          <text:p text:style-name="P7"><text:a xlink:type="simple" xlink:href="#__RefHeading__237_833189253">ShapeNode<text:tab/>70</text:a></text:p>
          <text:p text:style-name="P7"><text:a xlink:type="simple" xlink:href="#__RefHeading__239_833189253">SoundNode<text:tab/>70</text:a></text:p>
          <text:p text:style-name="P7"><text:a xlink:type="simple" xlink:href="#__RefHeading__241_833189253">SphereNode<text:tab/>71</text:a></text:p>
          <text:p text:style-name="P7"><text:a xlink:type="simple" xlink:href="#__RefHeading__243_833189253">SphereSensorNode<text:tab/>72</text:a></text:p>
          <text:p text:style-name="P7"><text:a xlink:type="simple" xlink:href="#__RefHeading__245_833189253">SpotLightNode<text:tab/>73</text:a></text:p>
          <text:p text:style-name="P7"><text:a xlink:type="simple" xlink:href="#__RefHeading__247_833189253">SwitchNode<text:tab/>74</text:a></text:p>
          <text:p text:style-name="P7"><text:a xlink:type="simple" xlink:href="#__RefHeading__249_833189253">TextNode<text:tab/>74</text:a></text:p>
          <text:p text:style-name="P7"><text:a xlink:type="simple" xlink:href="#__RefHeading__251_833189253">TextureCoordinateNode<text:tab/>75</text:a></text:p>
          <text:p text:style-name="P7"><text:a xlink:type="simple" xlink:href="#__RefHeading__253_833189253">TextureTransformNode<text:tab/>75</text:a></text:p>
          <text:p text:style-name="P7"><text:a xlink:type="simple" xlink:href="#__RefHeading__255_833189253">TimeSensorNode<text:tab/>76</text:a></text:p>
          <text:p text:style-name="P7"><text:a xlink:type="simple" xlink:href="#__RefHeading__257_833189253">TouchSensorNode<text:tab/>77</text:a></text:p>
          <text:p text:style-name="P7"><text:a xlink:type="simple" xlink:href="#__RefHeading__259_833189253">TransformNode<text:tab/>78</text:a></text:p>
          <text:p text:style-name="P7"><text:a xlink:type="simple" xlink:href="#__RefHeading__261_833189253">ViewpointNode<text:tab/>80</text:a></text:p>
          <text:p text:style-name="P7"><text:a xlink:type="simple" xlink:href="#__RefHeading__263_833189253">VisibilitySensorNode<text:tab/>81</text:a></text:p>
          <text:p text:style-name="P7"><text:a xlink:type="simple" xlink:href="#__RefHeading__265_833189253">WorldInfoNode<text:tab/>82</text:a></text:p>
          <text:p text:style-name="P9"><text:a xlink:type="simple" xlink:href="#__RefHeading__267_833189253">Field Class Reference<text:tab/>84</text:a></text:p>
          <text:p text:style-name="P7"><text:a xlink:type="simple" xlink:href="#__RefHeading__269_833189253">Field<text:tab/>84</text:a></text:p>
          <text:p text:style-name="P7"><text:a xlink:type="simple" xlink:href="#__RefHeading__271_833189253">MField<text:tab/>84</text:a></text:p>
          <text:p text:style-name="P7"><text:a xlink:type="simple" xlink:href="#__RefHeading__273_833189253">SFBool<text:tab/>85</text:a></text:p>
          <text:p text:style-name="P7"><text:soft-page-break/><text:a xlink:type="simple" xlink:href="#__RefHeading__275_833189253">SFColor<text:tab/>85</text:a></text:p>
          <text:p text:style-name="P7"><text:a xlink:type="simple" xlink:href="#__RefHeading__277_833189253">SFFloat<text:tab/>86</text:a></text:p>
          <text:p text:style-name="P7"><text:a xlink:type="simple" xlink:href="#__RefHeading__279_833189253">SFImage<text:tab/>86</text:a></text:p>
          <text:p text:style-name="P7"><text:a xlink:type="simple" xlink:href="#__RefHeading__281_833189253">SFInt32<text:tab/>86</text:a></text:p>
          <text:p text:style-name="P7"><text:a xlink:type="simple" xlink:href="#__RefHeading__283_833189253">SFMatrix<text:tab/>87</text:a></text:p>
          <text:p text:style-name="P7"><text:a xlink:type="simple" xlink:href="#__RefHeading__285_833189253">SFNode<text:tab/>88</text:a></text:p>
          <text:p text:style-name="P7"><text:a xlink:type="simple" xlink:href="#__RefHeading__287_833189253">SFRotation<text:tab/>88</text:a></text:p>
          <text:p text:style-name="P7"><text:a xlink:type="simple" xlink:href="#__RefHeading__289_833189253">SFString<text:tab/>89</text:a></text:p>
          <text:p text:style-name="P7"><text:a xlink:type="simple" xlink:href="#__RefHeading__291_833189253">SFTime<text:tab/>90</text:a></text:p>
          <text:p text:style-name="P7"><text:a xlink:type="simple" xlink:href="#__RefHeading__293_833189253">SFVec2f<text:tab/>90</text:a></text:p>
          <text:p text:style-name="P7"><text:a xlink:type="simple" xlink:href="#__RefHeading__295_833189253">SFVec3f<text:tab/>91</text:a></text:p>
          <text:p text:style-name="P7"><text:a xlink:type="simple" xlink:href="#__RefHeading__297_833189253">MFColor<text:tab/>93</text:a></text:p>
          <text:p text:style-name="P7"><text:a xlink:type="simple" xlink:href="#__RefHeading__299_833189253">MFFloat<text:tab/>94</text:a></text:p>
          <text:p text:style-name="P7"><text:a xlink:type="simple" xlink:href="#__RefHeading__301_833189253">MFInt32<text:tab/>94</text:a></text:p>
          <text:p text:style-name="P7"><text:a xlink:type="simple" xlink:href="#__RefHeading__303_833189253">MFRotation<text:tab/>95</text:a></text:p>
          <text:p text:style-name="P7"><text:a xlink:type="simple" xlink:href="#__RefHeading__305_833189253">MFString<text:tab/>95</text:a></text:p>
          <text:p text:style-name="P7"><text:a xlink:type="simple" xlink:href="#__RefHeading__307_833189253">MFTime<text:tab/>96</text:a></text:p>
          <text:p text:style-name="P7"><text:a xlink:type="simple" xlink:href="#__RefHeading__309_833189253">MFVec2f<text:tab/>96</text:a></text:p>
          <text:p text:style-name="P7"><text:a xlink:type="simple" xlink:href="#__RefHeading__311_833189253">MFVec3f<text:tab/>97</text:a></text:p>
        </text:index-body>
      </text:table-of-content>
      <text:p text:style-name="P17"/>
      <text:p text:style-name="Standard"/>
      <text:h text:style-name="P5" text:outline-level="1"><text:bookmark text:name="__RefHeading__81_833189253"/>1.Introduction<text:bookmark-end text:name="__RefHeading__81_833189253"/></text:h>
      <text:p text:style-name="Standard"/>
      <text:p text:style-name="Standard">CyberVRML97 for C++ is a development library for building VRML97/2.0 applications quickly. Using the library, you can read and write the VRML files, set and get the scene graph information, draw the geometries, run the behaviors easily. <text:s/></text:p>
      <text:p text:style-name="Standard"/>
      <text:h text:style-name="P4" text:outline-level="1"><text:bookmark text:name="__RefHeading__83_833189253"/>2.Setup<text:bookmark-end text:name="__RefHeading__83_833189253"/></text:h>
      <text:p text:style-name="Standard"/>
      <text:p text:style-name="Standard">The CyberVRML97 library is consist of some C++ program source files and two parser syntax files. To use the library, you have to create two parser source files from the parser syntax, and you make the library using the source files or add the source files into your project.</text:p>
      <text:p text:style-name="Standard"/>
      <text:h text:style-name="P1" text:outline-level="2"><text:bookmark text:name="__RefHeading__85_833189253"/>System Requirements<text:bookmark-end text:name="__RefHeading__85_833189253"/></text:h>
      <text:p text:style-name="Standard">To use the CyberVRML97 library on your platform, you have to prepare the following software on your platform.</text:p>
      <text:p text:style-name="Standard"/>
      <text:p text:style-name="P23"><text:span text:style-name="T2">• </text:span>C++ compiler</text:p>
      <text:p text:style-name="P23"><text:span text:style-name="T2">• Parser </text:span>generators (lex and yacc)</text:p>
      <text:p text:style-name="Standard"/>
      <text:p text:style-name="Standard">If your C++ compiler supports STL package, you can get the more performance to load VRML files, and access to the scene graph with a compiler option.</text:p>
      <text:p text:style-name="Standard"/>
      <text:h text:style-name="Heading_20_2" text:outline-level="2"><text:bookmark text:name="__RefHeading__87_833189253"/>Building Parser Files<text:bookmark-end text:name="__RefHeading__87_833189253"/></text:h>
      <text:p text:style-name="Standard">The CyberVRML97 has the following two parser syntax files, and you have to create the parser source files using lex/yacc generators.</text:p>
      <text:p text:style-name="Standard"/>
      <table:table table:name="Table1" table:style-name="Table1">
        <table:table-column table:style-name="Table1.A"/>
        <table:table-column table:style-name="Table1.B"/>
        <table:table-row table:style-name="Table1.1">
          <table:table-cell table:style-name="Table1.A1" office:value-type="string">
            <text:p text:style-name="P18">File Name</text:p>
          </table:table-cell>
          <table:table-cell table:style-name="Table1.B1" office:value-type="string">
            <text:p text:style-name="P18">Detail</text:p>
          </table:table-cell>
        </table:table-row>
        <table:table-row table:style-name="Table1.1">
          <table:table-cell table:style-name="Table1.A2" office:value-type="string">
            <text:p text:style-name="P18">vrml.l</text:p>
          </table:table-cell>
          <table:table-cell table:style-name="Table1.B2" office:value-type="string">
            <text:p text:style-name="P18">a lex syntax file of the CyberVRML97</text:p>
          </table:table-cell>
        </table:table-row>
        <table:table-row table:style-name="Table1.1">
          <table:table-cell table:style-name="Table1.A2" office:value-type="string">
            <text:p text:style-name="P18">vrml.y</text:p>
          </table:table-cell>
          <table:table-cell table:style-name="Table1.B2" office:value-type="string">
            <text:p text:style-name="P18">a yacc syntax file of the CyberVRML97</text:p>
          </table:table-cell>
        </table:table-row>
      </table:table>
      <text:p text:style-name="Standard"/>
      <text:p text:style-name="Standard">In the following example, the parser source files, “vrml.tab.h” and “vrml.yy.cpp” are created using GNU parser generators, Flex and Bison.</text:p>
      <text:p text:style-name="Standard"/>
      <text:p text:style-name="P10">bison -ydv <text:s/>vrml.y </text:p>
      <text:p text:style-name="P10">mv y.tab.c vrml.tab.cpp</text:p>
      <text:p text:style-name="P10">mv y.tab.h vrml.tab.h</text:p>
      <text:p text:style-name="P10">flex -I vrml.l </text:p>
      <text:p text:style-name="P10">mv lex.yy.c vrml.yy.cpp</text:p>
      <text:p text:style-name="Standard"/>
      <text:h text:style-name="Heading_20_2" text:outline-level="2"><text:bookmark text:name="__RefHeading__89_833189253"/>Compiler Flags<text:bookmark-end text:name="__RefHeading__89_833189253"/></text:h>
      <text:p text:style-name="Standard">If you create the library with no compiler flags, you can only load VRML files, edit the scene graph information, and output the scene graph into a VRML file.</text:p>
      <text:p text:style-name="Standard"/>
      <text:p text:style-name="Standard">The CyberVRML97 has some the following compiler options. Depending on your purpose, set the flags into your compiler.</text:p>
      <text:p text:style-name="Standard"/>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8">Compiler Flag</text:p>
          </table:table-cell>
          <table:table-cell table:style-name="Table2.A1" office:value-type="string">
            <text:p text:style-name="P18">Purpose</text:p>
          </table:table-cell>
          <table:table-cell table:style-name="Table2.C1" office:value-type="string">
            <text:p text:style-name="P18">Requirements</text:p>
          </table:table-cell>
        </table:table-row>
        <table:table-row table:style-name="Table2.1">
          <table:table-cell table:style-name="Table2.A2" office:value-type="string">
            <text:p text:style-name="P18">SUPPORT_OPENGL</text:p>
          </table:table-cell>
          <table:table-cell table:style-name="Table2.A2" office:value-type="string">
            <text:p text:style-name="P18">Drawing geometry nodes using OpenGL</text:p>
          </table:table-cell>
          <table:table-cell table:style-name="Table2.C2" office:value-type="string">
            <text:p text:style-name="P18">OpenGL 1.x library</text:p>
          </table:table-cell>
        </table:table-row>
        <table:table-row table:style-name="Table2.1">
          <table:table-cell table:style-name="Table2.A2" office:value-type="string">
            <text:p text:style-name="P18">SUPPORT_GLUT</text:p>
          </table:table-cell>
          <table:table-cell table:style-name="Table2.A2" office:value-type="string">
            <text:p text:style-name="P18">Drawing geometry nodes using GLUT with OpenGL</text:p>
          </table:table-cell>
          <table:table-cell table:style-name="Table2.C2" office:value-type="string">
            <text:p text:style-name="P18">GLUT 3.x library</text:p>
          </table:table-cell>
        </table:table-row>
        <table:table-row table:style-name="Table2.1">
          <table:table-cell table:style-name="Table2.A2" office:value-type="string">
            <text:p text:style-name="P18">SUPPORT_JPEG</text:p>
          </table:table-cell>
          <table:table-cell table:style-name="Table2.A2" office:value-type="string">
            <text:p text:style-name="P18">Loading JPEG image files in ImageTexture node</text:p>
          </table:table-cell>
          <table:table-cell table:style-name="Table2.C2" office:value-type="string">
            <text:p text:style-name="P18">Independent JPEG Group's library</text:p>
          </table:table-cell>
        </table:table-row>
        <table:table-row table:style-name="Table2.1">
          <table:table-cell table:style-name="Table2.A2" office:value-type="string">
            <text:p text:style-name="P18">SUPPORT_PNG</text:p>
          </table:table-cell>
          <table:table-cell table:style-name="Table2.A2" office:value-type="string">
            <text:p text:style-name="P18">Loading JPEG image files in ImageTexture node</text:p>
          </table:table-cell>
          <table:table-cell table:style-name="Table2.C2" office:value-type="string">
            <text:p text:style-name="P18">libpng / zlib</text:p>
          </table:table-cell>
        </table:table-row>
        <table:table-row table:style-name="Table2.1">
          <table:table-cell table:style-name="Table2.A2" office:value-type="string">
            <text:p text:style-name="P18">SUPPORT_JSAI</text:p>
          </table:table-cell>
          <table:table-cell table:style-name="Table2.A2" office:value-type="string">
            <text:p text:style-name="P18">Executing behaviors in Script nodes.</text:p>
          </table:table-cell>
          <table:table-cell table:style-name="Table2.C2" office:value-type="string">
            <text:p text:style-name="P18">Sun JRE 1.1.x</text:p>
            <text:p text:style-name="Standard"><text:soft-page-break/>CyberVRML97 for Java 1.0.2a</text:p>
          </table:table-cell>
        </table:table-row>
        <table:table-row table:style-name="Table2.1">
          <table:table-cell table:style-name="Table2.A2" office:value-type="string">
            <text:p text:style-name="P18">SUPPORT_OLDCPP</text:p>
          </table:table-cell>
          <table:table-cell table:style-name="Table2.A2" office:value-type="string">
            <text:p text:style-name="P18">Supports some old c++ compilers.</text:p>
          </table:table-cell>
          <table:table-cell table:style-name="Table2.C2" office:value-type="string">
            <text:p text:style-name="P18">None</text:p>
          </table:table-cell>
        </table:table-row>
        <table:table-row table:style-name="Table2.1">
          <table:table-cell table:style-name="Table2.A2" office:value-type="string">
            <text:p text:style-name="P18">SUPPORT_STL</text:p>
          </table:table-cell>
          <table:table-cell table:style-name="Table2.A2" office:value-type="string">
            <text:p text:style-name="P18">Get good performance</text:p>
          </table:table-cell>
          <table:table-cell table:style-name="Table2.C2" office:value-type="string">
            <text:p text:style-name="P18">STL package</text:p>
          </table:table-cell>
        </table:table-row>
      </table:table>
      <text:p text:style-name="Standard"/>
      <text:p text:style-name="Standard"/>
      <text:h text:style-name="P4" text:outline-level="1"><text:bookmark text:name="__RefHeading__91_833189253"/>Scene Graph<text:bookmark-end text:name="__RefHeading__91_833189253"/></text:h>
      <text:p text:style-name="Standard"/>
      <text:p text:style-name="Standard">In the CyberVRML97, the scene graph is correction and hierarchical arrangement of VRML nodes. </text:p>
      <text:p text:style-name="P19"/>
      <text:p text:style-name="P19">There are two ways to build a scene graph dynamically, you can load it from a VRML file, or you can create new VRML node and add the node into the scene graph.</text:p>
      <text:p text:style-name="Standard"/>
      <text:h text:style-name="Heading_20_2" text:outline-level="2"><text:bookmark text:name="__RefHeading__93_833189253"/>Loading Scene Graph<text:bookmark-end text:name="__RefHeading__93_833189253"/></text:h>
      <text:p text:style-name="Standard">Use SceneGraph::load() to load a scene graph from a VRML file. The load() clears all VRML nodes in the current scene graph.</text:p>
      <text:p text:style-name="Standard"/>
      <text:p text:style-name="P10">SceneGraph *sceneGraph = new SceneGraph(); </text:p>
      <text:p text:style-name="P10">sceneGraph-&gt;load("world.wrl");</text:p>
      <text:p text:style-name="Standard"/>
      <text:p text:style-name="Standard">If your scene graph has some VRML nodes and you want to add a new scene graph from a VRML file into the current scene graph, use SceneGraph::add().</text:p>
      <text:p text:style-name="Standard"/>
      <text:p text:style-name="P10">SceneGraph *sceneGraph = new SceneGraph(); </text:p>
      <text:p text:style-name="P11">..........</text:p>
      <text:p text:style-name="P10">sceneGraph-&gt;add("world.wrl");</text:p>
      <text:p text:style-name="Standard"/>
      <text:p text:style-name="Standard">If ScneGraph::load() or SceneGraph::add() can’t read your VRML file normally, the methods return false. Use the following methods to know the error in more detail.</text:p>
      <text:p text:style-name="P10"/>
      <text:p text:style-name="P10">int SceneGraph::getParserErrorLineNumber(void);</text:p>
      <text:p text:style-name="P10">char *SceneGraph::getParserErrorMessage(void); </text:p>
      <text:p text:style-name="P10">char *SceneGraph::getParserErrorToken(void); </text:p>
      <text:p text:style-name="P10">char *SceneGraph::getParserErrorLineString(void);</text:p>
      <text:p text:style-name="Standard"/>
      <text:p text:style-name="Standard">The following example shows the parser error when the loading is failed.</text:p>
      <text:p text:style-name="Standard"/>
      <text:p text:style-name="P10">SceneGraph *sceneGraph = new SceneGraph(); </text:p>
      <text:p text:style-name="P10">bool result = sceneGraph-&gt;load("world.wrl");</text:p>
      <text:p text:style-name="P10">if (result == false) {</text:p>
      <text:p text:style-name="P10"><text:s text:c="4"/>printf(“$s (%d) : %s”,</text:p>
      <text:p text:style-name="P10"><text:s text:c="8"/>sceneGraph.getParserErrorMessage(),</text:p>
      <text:p text:style-name="P10"><text:s text:c="8"/>sceneGraph.getParserErrorLineNumber(),</text:p>
      <text:p text:style-name="P10"><text:s text:c="8"/>sceneGraph.getParserErrorToken());</text:p>
      <text:p text:style-name="P10">}</text:p>
      <text:p text:style-name="P10"/>
      <text:h text:style-name="P3" text:outline-level="2"><text:bookmark text:name="__RefHeading__95_833189253"/>Building Scene Graph<text:bookmark-end text:name="__RefHeading__95_833189253"/></text:h>
      <text:p text:style-name="P19">The CyberVRML97 has all C++ classes of VRML nodes, you can add and remove the all nodes dynamically. Use SceneGraph::addNode() to add a new node as a root node of the scene graph. Use Node::addChildNode() to add a new node as a child node of the other node. </text:p>
      <text:p text:style-name="P20"/>
      <text:p text:style-name="P20">The following example adds a PointLight and Shape node that has an appearance and a geometry node into an empty scene graph.</text:p>
      <text:p text:style-name="P20"/>
      <text:p text:style-name="P10"><draw:frame draw:style-name="fr2" draw:name="Object2" text:anchor-type="char" svg:x="3.8965in" svg:y="0.0827in" svg:width="2.2799in" svg:height="1.5591in" draw:z-index="4"><draw:object-ole xlink:href="./Object 2" xlink:type="simple" xlink:show="embed" xlink:actuate="onLoad"/><draw:image xlink:href="./ObjectReplacements/Object 2" xlink:type="simple" xlink:show="embed" xlink:actuate="onLoad"/></draw:frame>SceneGraph sg; </text:p>
      <text:p text:style-name="P10"><text:span text:style-name="HTML_20_タイプライタ"><text:span text:style-name="T4">// Add a PointLight node</text:span></text:span> <text:line-break/><text:span text:style-name="HTML_20_タイプライタ"><text:span text:style-name="T4">PointLightNode *plight = new PointLightNode();</text:span></text:span><text:line-break/> // Add a Shape node as a root node </text:p>
      <text:p text:style-name="P10">ShapeNode *shape = new ShapeNode(); </text:p>
      <text:p text:style-name="P10">sg.addNode(shape); </text:p>
      <text:p text:style-name="P10">// Add an Appearance node as a child node of the Shape node</text:p>
      <text:p text:style-name="P10">Appearancenode *app = new AppearanceNode(); </text:p>
      <text:p text:style-name="P10">shape-&gt;addChildNode(app); </text:p>
      <text:p text:style-name="P10">// Add a Material node as a child node of the Appearance node</text:p>
      <text:p text:style-name="P10">MaterialNode *mat = new MaterialNode(); </text:p>
      <text:p text:style-name="P10">mat-&gt;setDiffuseColor(1.0f, 0.0f, 0.0f); // Red </text:p>
      <text:p text:style-name="P10">app-&gt;addChildNode(mat); </text:p>
      <text:p text:style-name="P10">// Add a Sphere node as a child node of the Shape node</text:p>
      <text:p text:style-name="P10">SphereNode *sphere = new SphereNode(); </text:p>
      <text:p text:style-name="P10">shape-&gt;addChildNode(sphere); </text:p>
      <text:p text:style-name="P10">sphere-&gt;setRadius(10.0f); </text:p>
      <text:p text:style-name="P10"/>
      <text:p text:style-name="Standard">Use Node::remove() to remove a node from the current scene graph. <text:span text:style-name="T2">The following example uses Node::remove() to remove a PointLight node from a loaded scene graph.</text:span></text:p>
      <text:p text:style-name="P12"/>
      <text:p text:style-name="P10"><text:span text:style-name="HTML_20_タイプライタ"><text:span text:style-name="T4">SceneGraph sg;</text:span></text:span> <text:line-break/><text:span text:style-name="HTML_20_タイプライタ"><text:span text:style-name="T4">sg.load("world.wrl");</text:span></text:span> </text:p>
      <text:p text:style-name="P10"><text:span text:style-name="HTML_20_タイプライタ"><text:span text:style-name="T4">// Remove first PointLight node</text:span></text:span> <text:line-break/><text:span text:style-name="HTML_20_タイプライタ"><text:span text:style-name="T4">PointLightNode *plight = sg.findPointLightNode();</text:span></text:span> <text:line-break/><text:span text:style-name="HTML_20_タイプライタ"><text:span text:style-name="T4">if (plight != NULL)</text:span></text:span> <text:line-break/><text:span text:style-name="HTML_20_タイプライタ"><text:span text:style-name="T4">    plight-&gt;remove();</text:span></text:span> </text:p>
      <text:h text:style-name="P2" text:outline-level="2"><text:bookmark text:name="__RefHeading__97_833189253"/>Scene Graph Output<text:bookmark-end text:name="__RefHeading__97_833189253"/></text:h>
      <text:p text:style-name="Standard">Use SceneGraph::save() to save a current scene graph into a VRML file.</text:p>
      <text:p text:style-name="Standard"/>
      <text:p text:style-name="P10">sceneGraph-&gt;save("newworld.wrl");</text:p>
      <text:p text:style-name="Standard"/>
      <text:p text:style-name="Standard">Use SceneGraph::print() to output a current scene graph into a default console.</text:p>
      <text:p text:style-name="Standard"/>
      <text:p text:style-name="P10">sceneGraph-&gt;print();</text:p>
      <text:p text:style-name="Standard"/>
      <text:h text:style-name="Heading_20_2" text:outline-level="2"><text:bookmark text:name="__RefHeading__99_833189253"/>Scene Graph Traversal<text:bookmark-end text:name="__RefHeading__99_833189253"/></text:h>
      <text:p text:style-name="Standard">The scene graph has the VRML information as a collection of Node class instances. The Node class is a super class of all VRML node classes of CyberVRML97. There are two ways to access the nodes. </text:p>
      <text:p text:style-name="Standard"/>
      <text:p text:style-name="Standard">The first way is to use SceneGraph::getNodes() with Node::next() and Node::getChildNodes(). For example, if you want to get all viewpoint nodes in a scene graph ….. <text:s/></text:p>
      <text:p text:style-name="Standard"/>
      <text:p text:style-name="P10">void GetViewpointInfomation(Node *node)</text:p>
      <text:p text:style-name="P10">{</text:p>
      <text:p text:style-name="P10"><text:s text:c="4"/>if (node-&gt;isViewpointNode()) {</text:p>
      <text:p text:style-name="P10"><text:s text:c="8"/>ViewpointNode *view = (Viewpoint *)node;</text:p>
      <text:p text:style-name="P10"><text:s text:c="8"/>// Get a viewpoint information</text:p>
      <text:p text:style-name="P10"><text:s text:c="8"/>..........</text:p>
      <text:p text:style-name="P10"><text:s text:c="4"/>}</text:p>
      <text:p text:style-name="P10"><text:s text:c="4"/>for (Node *cnode=node-&gt;getChildNodes(); cnode; cnode=cnode-&gt;next())</text:p>
      <text:p text:style-name="P10"><text:s text:c="8"/>GetViewpointInfomation(cnode);</text:p>
      <text:p text:style-name="P10">}</text:p>
      <text:p text:style-name="P10"/>
      <text:p text:style-name="P10">void main() </text:p>
      <text:p text:style-name="P10">{</text:p>
      <text:p text:style-name="P10"><text:s text:c="4"/>..........</text:p>
      <text:p text:style-name="P10"><text:s text:c="4"/>SceneGraph *sg = new SceneGraph(); </text:p>
      <text:p text:style-name="P10"><text:s text:c="4"/>sceneGraph-&gt;load("world.wrl"); </text:p>
      <text:p text:style-name="P10"><text:s text:c="4"/>for (Node *node=sg-&gt;getNodes(); node; node=node-&gt;next())</text:p>
      <text:p text:style-name="P10"><text:s text:c="8"/>GetViewpointInfomation(node);</text:p>
      <text:p text:style-name="P10"><text:s text:c="4"/>..........</text:p>
      <text:p text:style-name="P10">}</text:p>
      <text:p text:style-name="Standard"/>
      <text:p text:style-name="Standard">SceneGraph::getNodes() returns a first node that are added into the scene graph root. Node::next() returns a next node in the same hierarchy, Node::getChildNodes() returns a first child node that are added into the parent node. The methods returns NULL if the next node does not exist.</text:p>
      <text:p text:style-name="P15"><text:soft-page-break/><draw:frame draw:style-name="fr3" draw:name="Object3" text:anchor-type="as-char" svg:width="2.4661in" svg:height="1.8291in" draw:z-index="1"><draw:object-ole xlink:href="./Object 3" xlink:type="simple" xlink:show="embed" xlink:actuate="onLoad"/><draw:image xlink:href="./ObjectReplacements/Object 3" xlink:type="simple" xlink:show="embed" xlink:actuate="onLoad"/></draw:frame></text:p>
      <text:p text:style-name="Standard"/>
      <text:p text:style-name="P21">Node::next() is overridden in all sub classes, TransformNode class etc. The overridden method returns a next same class node. For example, Transform::next() returns a next Transform node.</text:p>
      <text:p text:style-name="Standard"/>
      <text:p text:style-name="P15"><draw:frame draw:style-name="fr4" draw:name="Object4" text:anchor-type="as-char" svg:width="3.5098in" svg:height="1.1665in" draw:z-index="2"><draw:object-ole xlink:href="./Object 4" xlink:type="simple" xlink:show="embed" xlink:actuate="onLoad"/><draw:image xlink:href="./ObjectReplacements/Object 4" xlink:type="simple" xlink:show="embed" xlink:actuate="onLoad"/></draw:frame></text:p>
      <text:p text:style-name="Standard"/>
      <text:p text:style-name="Standard">The other way is to use SceneGraph::getNodes()with Node::nextTraversal(). The way is handier than the first one. For example, if you want to get all viewpoint nodes in the scene graph ..... <text:s/></text:p>
      <text:p text:style-name="Standard"/>
      <text:p text:style-name="P10">void main() </text:p>
      <text:p text:style-name="P10">{</text:p>
      <text:p text:style-name="P10"><text:s text:c="4"/>..........</text:p>
      <text:p text:style-name="P10"><text:s text:c="4"/>SceneGraph *sg = new SceneGraph(); </text:p>
      <text:p text:style-name="P10"><text:s text:c="4"/>sg-&gt;load("world.wrl"); </text:p>
      <text:p text:style-name="P10"><text:s text:c="4"/>for (Node *node=sg-&gt;getNodes(); node; node=node-&gt;nextTraversal())</text:p>
      <text:p text:style-name="P10"><text:s text:c="8"/>if (node-&gt;isViewpoint()) {</text:p>
      <text:p text:style-name="P10"><text:s text:c="12"/>ViewpointNode *view = (ViewpointNode *)node;</text:p>
      <text:p text:style-name="P10"><text:s text:c="12"/>// Get a viewpoint information</text:p>
      <text:p text:style-name="P10"><text:s text:c="12"/>..........</text:p>
      <text:p text:style-name="P10"><text:s text:c="8"/>}</text:p>
      <text:p text:style-name="P10"><text:s text:c="4"/>}</text:p>
      <text:p text:style-name="P10"><text:s text:c="4"/>..........</text:p>
      <text:p text:style-name="P10">}</text:p>
      <text:p text:style-name="Standard"/>
      <text:p text:style-name="Standard">Node::nextTraversal() is similar to Node::next(), but Node::nextTraversal tries to get a next node from the parent node when the next node does not exist. This Node::nextTraversal() is overridden in the sub classes to return a next same class node, too.</text:p>
      <text:p text:style-name="Standard"/>
      <text:p text:style-name="P15"><draw:frame draw:style-name="fr5" draw:name="Object5" text:anchor-type="as-char" svg:width="2.3752in" svg:height="1.8335in" draw:z-index="3"><draw:object-ole xlink:href="./Object 5" xlink:type="simple" xlink:show="embed" xlink:actuate="onLoad"/><draw:image xlink:href="./ObjectReplacements/Object 5" xlink:type="simple" xlink:show="embed" xlink:actuate="onLoad"/></draw:frame></text:p>
      <text:p text:style-name="Standard"/>
      <text:p text:style-name="Standard">If you want to get only same class nodes, use SceneGraph::find&lt;nodetype&gt;Node() instead of SceneGraph::getNodes() with the &lt;nodetype&gt;::nextTraversal() that returns a next same class node. For example, if you want to get only all viewpoint nodes in the scene graph .....</text:p>
      <text:p text:style-name="Standard"/>
      <text:p text:style-name="P10"><text:s text:c="4"/>SceneGraph *sg = new SceneGraph();</text:p>
      <text:p text:style-name="P10"><text:s text:c="4"/>sg-&gt;load("world.wrl");</text:p>
      <text:p text:style-name="P10"><text:s text:c="4"/>for (ViewpointNode *view=sceneGraph-&gt;findViewpointNode(); view; view=view-&gt;nextTraversal()) {</text:p>
      <text:p text:style-name="P10"><text:soft-page-break/><text:s text:c="8"/>// Get a viewpoint information</text:p>
      <text:p text:style-name="P10"><text:s text:c="8"/>..........</text:p>
      <text:p text:style-name="P10"><text:s text:c="4"/>}</text:p>
      <text:p text:style-name="Standard"/>
      <text:h text:style-name="Heading_20_2" text:outline-level="2"><text:bookmark text:name="__RefHeading__101_833189253"/>Finding Node<text:bookmark-end text:name="__RefHeading__101_833189253"/></text:h>
      <text:p text:style-name="Standard">Use SceneGraph::findNode() to find a named node by DEF keyword or Node::setName(). The following example loads a VRML file, “world.wrl”, and gets a node that is named as “MountFuji”.</text:p>
      <text:p text:style-name="Standard"/>
      <text:p text:style-name="P10">SceneGraph sg;</text:p>
      <text:p text:style-name="P10">sg.load(“world.wrl”)</text:p>
      <text:p text:style-name="P10">Node *node = sg.findNode(“MountFuji”);</text:p>
      <text:p text:style-name="Standard"/>
      <text:p text:style-name="Standard">Use SceneGrahp::get&lt;nodetype&gt;Nodes() to get a specified first node from the root hierarchy. For example, you want to get a viewpoint that is a first viewpoint node in the scene graph root, use SceneGraph::getViewpointNodes();</text:p>
      <text:p text:style-name="Standard"/>
      <text:p text:style-name="P10">SceneGraph sg;</text:p>
      <text:p text:style-name="P10">sg.load(“world.wrl”)</text:p>
      <text:p text:style-name="P10">ViewpointNode *defaultView = sg.getViewpointNodes();</text:p>
      <text:p text:style-name="Standard"/>
      <text:p text:style-name="P19"/>
      <text:p text:style-name="Standard"/>
      <text:h text:style-name="P4" text:outline-level="1"><text:bookmark text:name="__RefHeading__103_833189253"/>Node<text:bookmark-end text:name="__RefHeading__103_833189253"/></text:h>
      <text:p text:style-name="Standard"/>
      <text:p text:style-name="Standard">The CyberVRML97 node name is identical to the VRML node name. For example, you would use the BoxNode class if you want to use the Box node.</text:p>
      <text:p text:style-name="Standard"/>
      <text:h text:style-name="Heading_20_2" text:outline-level="2"><text:bookmark text:name="__RefHeading__105_833189253"/>Creating Node<text:bookmark-end text:name="__RefHeading__105_833189253"/></text:h>
      <text:p text:style-name="Standard">The node class has the default constructor only. Use the default constructor to create the new node, and set the field property. The following example creates a sphere and set the property.</text:p>
      <text:p text:style-name="Standard"/>
      <text:p text:style-name="P10">SphereNode *spNode = new SphereNode();</text:p>
      <text:p text:style-name="P10">spNode-&gt;setRadius(10.0);</text:p>
      <text:p text:style-name="Standard"/>
      <text:h text:style-name="Heading_20_2" text:outline-level="2"><text:bookmark text:name="__RefHeading__107_833189253"/>Node Type<text:bookmark-end text:name="__RefHeading__107_833189253"/></text:h>
      <text:p text:style-name="Standard">If you want to know the node type, use Node::getType() or Node::is&lt;nodetype&gt;Node(); </text:p>
      <text:p text:style-name="Standard"/>
      <text:p text:style-name="Standard">Node::getType() returns the node type as a string, Node::is&lt;nodetype&gt;Node() returns true when the node is the specified type. For example, you want to know whether a node is ViewpointNode.</text:p>
      <text:p text:style-name="Standard"/>
      <text:p text:style-name="P10">SceneGraph *sg = new SceneGraph(); </text:p>
      <text:p text:style-name="P10">sg-&gt;load("world.wrl"); </text:p>
      <text:p text:style-name="P10">for (Node *node=sg-&gt;getNodes(); node; node=node-&gt;nextTraversal())</text:p>
      <text:p text:style-name="P10"><text:s text:c="4"/>char *nodeType = node-&gt;getType();</text:p>
      <text:p text:style-name="P10"><text:s text:c="4"/>if (node-&gt;isViewpoint() || strcmp(nodeType, "Viewpoint") == 0)</text:p>
      <text:p text:style-name="P10"><text:s text:c="8"/>printf(“This node is ViewpointNode !!”);</text:p>
      <text:p text:style-name="P10">}</text:p>
      <text:p text:style-name="Standard"/>
      <text:h text:style-name="Heading_20_2" text:outline-level="2"><text:bookmark text:name="__RefHeading__109_833189253"/>Node Name<text:bookmark-end text:name="__RefHeading__109_833189253"/></text:h>
      <text:p text:style-name="Standard">If you load a VRML file that has some named nodes by DEF keyword, you can get the name using Node::getName(); Use Node::setName() to name a node.</text:p>
      <text:p text:style-name="Standard"/>
      <text:p text:style-name="P10">SceneGraph sg;</text:p>
      <text:p text:style-name="P10">sg.load(“world.wrl”)</text:p>
      <text:p text:style-name="P10">ShapeNode *mtNode = sg.getShapeNodes();</text:p>
      <text:p text:style-name="P10">mtNode-&gt;setName(“MtFuji”);</text:p>
      <text:p text:style-name="P10"/>
      <text:p text:style-name="Standard">The named nodes are output using DEF keyword when you save the scene graph.</text:p>
      <text:p text:style-name="P10"/>
      <text:p text:style-name="P10">#VRML V2.0 utf8</text:p>
      <text:p text:style-name="P10">..........</text:p>
      <text:p text:style-name="P10">DEF MtFuji Shape {</text:p>
      <text:p text:style-name="P10"><text:s text:c="4"/>..........</text:p>
      <text:p text:style-name="P10">}</text:p>
      <text:p text:style-name="P10">..........</text:p>
      <text:p text:style-name="Standard"/>
      <text:h text:style-name="P2" text:outline-level="2"><text:bookmark text:name="__RefHeading__111_833189253"/>Accessing Fields <text:bookmark-end text:name="__RefHeading__111_833189253"/></text:h>
      <text:p text:style-name="Standard">The node class has set&lt;fieldname&gt;() and get&lt;fieldname&gt;() to access to the VRML fields, and has getN&lt;fieldname&gt;s() if the field is multi field, MFString etc.. For example, the AnchorNode class has the following methods. </text:p>
      <text:p text:style-name="Standard"/>
      <text:p text:style-name="P10">class AnchorNode {</text:p>
      <text:p text:style-name="P10"><text:tab/>void<text:tab/>setDescription(char *value);</text:p>
      <text:p text:style-name="P10"><text:tab/>char *<text:tab/>getDescription();</text:p>
      <text:p text:style-name="P10"><text:tab/>void<text:tab/>addParameter(char *value);</text:p>
      <text:p text:style-name="P10"><text:tab/>int<text:tab/>getNParameters();</text:p>
      <text:p text:style-name="P10"><text:tab/>char *<text:tab/>getParameter(int index);</text:p>
      <text:p text:style-name="P10"><text:tab/>void<text:tab/>addUrl(char *value);</text:p>
      <text:p text:style-name="P10"><text:tab/>int<text:tab/>getNUrls();</text:p>
      <text:p text:style-name="P10"><text:tab/>char *<text:tab/>getUrl(int index);</text:p>
      <text:p text:style-name="P10"><text:tab/>void<text:tab/>setUrl(int index, char *urlString);</text:p>
      <text:p text:style-name="P10">};</text:p>
      <text:p text:style-name="Standard"/>
      <text:p text:style-name="Standard">The Node classes has only basic field access methods. Use get&lt;fieldname&gt;Field() to access the field in more detail. The method returns the field class itself. You can operate the field in more detail to the field class. The following example gets a color field of a Color Node in an IndexedFaceSet node, and changes all the colors to red.</text:p>
      <text:p text:style-name="Standard"/>
      <text:p text:style-name="P10">IndexedFaceSetNode *idxNode = ……</text:p>
      <text:p text:style-name="P10">ColorNode *colNode = idxNode-&gt;getColorNodes();</text:p>
      <text:p text:style-name="P10">MFColor *colField = colNode-&gt;getColorField();</text:p>
      <text:p text:style-name="P10">int colCnt = colField-&gt;size();</text:p>
      <text:p text:style-name="P10">for (int n=0; n&lt;colCnt; n++)</text:p>
      <text:p text:style-name="P10"><text:s text:c="4"/>colField-&gt;set1Value(n, 0xff, 0x00, 0x00) // Red</text:p>
      <text:p text:style-name="Standard"/>
      <text:h text:style-name="Heading_20_2" text:outline-level="2"><text:bookmark text:name="__RefHeading__113_833189253"/>Adding to Scene Graph<text:bookmark-end text:name="__RefHeading__113_833189253"/></text:h>
      <text:p text:style-name="P19">Use SceneGraph::addNode() to add the node as a root node of the scene graph. The following example creates a transform node add the node to the scene graph root.</text:p>
      <text:p text:style-name="Standard"/>
      <text:p text:style-name="P10">SceneGraph sg;</text:p>
      <text:p text:style-name="P10">TransformNode *transNode = new TransformNode();</text:p>
      <text:p text:style-name="P10">sg.addNode(transNode);</text:p>
      <text:p text:style-name="Standard"/>
      <text:h text:style-name="Heading_20_2" text:outline-level="2"><text:bookmark text:name="__RefHeading__115_833189253"/>Adding Child Node<text:bookmark-end text:name="__RefHeading__115_833189253"/></text:h>
      <text:p text:style-name="P19">Use Node::addChildNode() to add the node as a child node of the other node. The following example creates a shape and a box, add the shape to the scene graph root, and add the box to the shape. </text:p>
      <text:p text:style-name="Standard"/>
      <text:p text:style-name="P10">SceneGraph sg;</text:p>
      <text:p text:style-name="P10">ShapeNode *shapeNode = new ShapeNode();</text:p>
      <text:p text:style-name="P10">BoxNode *boxNode = new BoxNode();</text:p>
      <text:p text:style-name="P10">sg.addNode(shapeNode);</text:p>
      <text:p text:style-name="P10">shapeNode.addChileNode(boxNode);</text:p>
      <text:p text:style-name="Standard"/>
      <text:h text:style-name="P2" text:outline-level="2"><text:bookmark text:name="__RefHeading__117_833189253"/>Getting Child Node<text:bookmark-end text:name="__RefHeading__117_833189253"/></text:h>
      <text:p text:style-name="Standard">There are two ways to get child nodes. The first way is to use Node::getNChildNodes() that returns a count of child nodes, and Node::getChileNode() that returns a selected child node. The following example shows the name and the type of all child nodes.</text:p>
      <text:p text:style-name="Standard"/>
      <text:p text:style-name="P10">void PrintChildNodes(Node *node)</text:p>
      <text:p text:style-name="P10">{</text:p>
      <text:p text:style-name="P10"><text:s text:c="4"/>int childNodeCnt = node-&gt;getNChildNodes();</text:p>
      <text:p text:style-name="P10"><text:s text:c="4"/>for (int n=0; n&lt;childNodeCnt; n++) {</text:p>
      <text:p text:style-name="P10"><text:s text:c="8"/>Node *childNode = node-&gt;getChildNode(n);</text:p>
      <text:p text:style-name="P10"><text:s text:c="8"/>char *nodeType = childNode-&gt;getType();</text:p>
      <text:p text:style-name="P10"><text:s text:c="8"/>char *nodeName = childNode-&gt;getName();</text:p>
      <text:p text:style-name="P10"><text:s text:c="8"/>printf(“[%d] = %s, %s”, n, nodeType, nodeName);</text:p>
      <text:p text:style-name="P10"><text:s text:c="4"/>}</text:p>
      <text:p text:style-name="P10">}</text:p>
      <text:p text:style-name="Standard"/>
      <text:p text:style-name="Standard">The other way is to use Node::getChildNodes() that returns a first child node with Node::next() returns a next child node in the same parent node. The Node::getChildNodes() and the Node::next() returns NULL if the node does not exist. The way is handier and faster than the first one. The following example shows the name and the type of all child nodes.</text:p>
      <text:p text:style-name="Standard"/>
      <text:p text:style-name="P10">void PrintChildNodes(Node *node)</text:p>
      <text:p text:style-name="P10">{</text:p>
      <text:p text:style-name="P10"><text:s text:c="4"/>Node *childNode = node-&gt;getChildNodes();</text:p>
      <text:p text:style-name="P10"><text:s text:c="4"/>while (childNode!= NULL) {</text:p>
      <text:p text:style-name="P10"><text:s text:c="8"/>char *nodeType = childNode-&gt;getType();</text:p>
      <text:p text:style-name="P10"><text:s text:c="8"/>char *nodeName = childNode-&gt;getName();</text:p>
      <text:p text:style-name="P10"><text:s text:c="8"/>printf(“[%d] = %s, %s”, n, nodeType, nodeName);</text:p>
      <text:p text:style-name="P10"><text:s text:c="8"/>childNode = childNode-&gt;next();</text:p>
      <text:p text:style-name="P10"><text:s text:c="4"/>}</text:p>
      <text:p text:style-name="P10">}</text:p>
      <text:p text:style-name="Standard"/>
      <text:h text:style-name="Heading_20_2" text:outline-level="2"><text:bookmark text:name="__RefHeading__119_833189253"/>Removing from SceneGraph or Parent Node.<text:bookmark-end text:name="__RefHeading__119_833189253"/></text:h>
      <text:p text:style-name="Standard">Use Node::remove() to remove a node from the scene graph root or the parent node. The following example removes a point light from the scene graph.</text:p>
      <text:p text:style-name="Standard"/>
      <text:p text:style-name="P10"><text:span text:style-name="HTML_20_タイプライタ"><text:span text:style-name="T4">SceneGraph sg;</text:span></text:span> <text:line-break/> <text:s text:c="3"/>..........</text:p>
      <text:p text:style-name="P10"><text:span text:style-name="HTML_20_タイプライタ"><text:span text:style-name="T4">PointLightNode *plight = sg.findPointLightNode();</text:span></text:span> <text:line-break/><text:span text:style-name="HTML_20_タイプライタ"><text:span text:style-name="T4">if (plight != NULL)</text:span></text:span><text:line-break/><text:span text:style-name="HTML_20_タイプライタ"><text:span text:style-name="T4">    plight-&gt;remove();</text:span></text:span></text:p>
      <text:p text:style-name="Standard"/>
      <text:p text:style-name="Standard">To remove and delete a node, you should call the destructor simply because the destructor of Node classes removes the node from the scene graph root or the parent node if the node is added before the node is deleted.</text:p>
      <text:p text:style-name="Standard"/>
      <text:p text:style-name="P10"><text:span text:style-name="HTML_20_タイプライタ"><text:span text:style-name="T4">SceneGraph sg;</text:span></text:span></text:p>
      <text:p text:style-name="P10"><text:s text:c="4"/>..........</text:p>
      <text:p text:style-name="P10"><text:span text:style-name="HTML_20_タイプライタ"><text:span text:style-name="T4">PointLightNode *plight = sg.findPointLightNode();</text:span></text:span> <text:line-break/><text:span text:style-name="HTML_20_タイプライタ"><text:span text:style-name="T4">if (plight != NULL)</text:span></text:span><text:line-break/><text:span text:style-name="HTML_20_タイプライタ"><text:span text:style-name="T4">    delete plight;</text:span></text:span></text:p>
      <text:p text:style-name="Standard"><text:soft-page-break/></text:p>
      <text:h text:style-name="P2" text:outline-level="2"><text:bookmark text:name="__RefHeading__121_833189253"/>Instance Node<text:bookmark-end text:name="__RefHeading__121_833189253"/></text:h>
      <text:p text:style-name="Standard">You can create an instance of a node like USE keyword of VRML97. Use Node::createInstanceNode() to create the instance node.</text:p>
      <text:p text:style-name="Standard"/>
      <text:p text:style-name="P10">SceneGraph sg;</text:p>
      <text:p text:style-name="P10">ShapeNode *shape = new ShapeNode();</text:p>
      <text:p text:style-name="P10">shape-&gt;setName("BOX");</text:p>
      <text:p text:style-name="P10">BoxNode *box = new BoxNode();</text:p>
      <text:p text:style-name="P10">box-&gt;setSize(10.0, 20.0, 30.0);</text:p>
      <text:p text:style-name="P10">sg.addNode(shape);</text:p>
      <text:p text:style-name="P10">shape-&gt;addChildNode(box);</text:p>
      <text:p text:style-name="P10">Node *shapeInstance = shape-&gt;createInstanceNode();</text:p>
      <text:p text:style-name="P10">sg.addNode(shapeInstance);</text:p>
      <text:p text:style-name="Standard"/>
      <text:p text:style-name="Standard">The scene graph is output as the following when you save the scene graph.</text:p>
      <text:p text:style-name="Standard"/>
      <text:p text:style-name="P10">DEF BOX Shape {</text:p>
      <text:p text:style-name="P10"><text:s text:c="4"/>geometry Box {</text:p>
      <text:p text:style-name="P10"><text:s text:c="8"/>size 10 20 30</text:p>
      <text:p text:style-name="P10"><text:s text:c="4"/>}</text:p>
      <text:p text:style-name="P10">}</text:p>
      <text:p text:style-name="P10">USE BOX</text:p>
      <text:p text:style-name="Standard"><text:s/></text:p>
      <text:h text:style-name="P4" text:outline-level="1"><text:bookmark text:name="__RefHeading__123_833189253"/>Field<text:bookmark-end text:name="__RefHeading__123_833189253"/></text:h>
      <text:p text:style-name="Standard"/>
      <text:p text:style-name="Standard">The node has several fields and the field is a<text:span text:style-name="T5"> property or attribute of a node. The field </text:span>is identical to the VRML field name. For example, you would use the SFBool class if you want to use the SFBool field.</text:p>
      <text:p text:style-name="Standard"/>
      <text:p text:style-name="Standard">Use get&lt;fieldname&gt;Field() to get the field. The following example gets a color field of a Color Node in an IndexedFaceSet node, and changes all the colors to red.</text:p>
      <text:p text:style-name="Standard"/>
      <text:p text:style-name="P10">IndexedFaceSetNode *idxNode = ……</text:p>
      <text:p text:style-name="P10">ColorNode *colNode = idxNode-&gt;getColorNodes();</text:p>
      <text:p text:style-name="P10">MFColor *colField = colNode-&gt;getColorField();</text:p>
      <text:p text:style-name="P10">int colCnt = colField-&gt;size();</text:p>
      <text:p text:style-name="P10">for (int n=0; n&lt;colCnt; n++)</text:p>
      <text:p text:style-name="P10"><text:s text:c="4"/>colField-&gt;set1Value(n, 0xff, 0x00, 0x00) // Red</text:p>
      <text:p text:style-name="Standard"/>
      <text:h text:style-name="P4" text:outline-level="1"><text:bookmark text:name="__RefHeading__125_833189253"/>OpenGL<text:bookmark-end text:name="__RefHeading__125_833189253"/></text:h>
      <text:p text:style-name="Standard"/>
      <text:p text:style-name="Standard">The CyberVRML97 supports the geometry rendering using OpenGL. All geometry classes are sub class of the GeometryNode class, and has a rendering methods, GeometryNode::draw(), if you compile the library with the SUPPORT_OPENGL option; </text:p>
      <text:p text:style-name="Standard"/>
      <text:p text:style-name="Standard">The geometry node has the display list of OpenGL, use ScenegGraph::initialize() or Node::initialize() to create the display list. Use GeometryNode::getDisplayList() to get the display list number. Because the display list has only the vertices information, you should set the transform and the appearance information before the geometry drawing.</text:p>
      <text:p text:style-name="Standard"/>
      <text:p text:style-name="Standard">The following function sets only the material and transform information for the geometry drawing. See the other samples, VRML browser using the CyberVRML97 etc., about the implementation in more detail.</text:p>
      <text:p text:style-name="Standard"/>
      <text:p text:style-name="P10">void DrawShapeNode(ShapeNode *shape)</text:p>
      <text:p text:style-name="P10">{</text:p>
      <text:p text:style-name="P10"><text:s text:c="4"/>glPushMatrix ();</text:p>
      <text:p text:style-name="P10"/>
      <text:p text:style-name="P10"><text:s text:c="4"/>float color[4];</text:p>
      <text:p text:style-name="P10"><text:s text:c="4"/>color[3] = 1.0f;</text:p>
      <text:p text:style-name="P10"/>
      <text:p text:style-name="P10"><text:s text:c="4"/>AppearanceNode *appearance = shape-&gt;getAppearanceNodes();</text:p>
      <text:p text:style-name="P10"><text:s text:c="4"/>MaterialNode<text:tab/>*material = NULL;</text:p>
      <text:p text:style-name="P10"/>
      <text:p text:style-name="P10"><text:s text:c="5"/>if (appearance) {</text:p>
      <text:p text:style-name="P10"><text:s text:c="9"/>material = appearance-&gt;getMaterialNodes();</text:p>
      <text:p text:style-name="P10"><text:tab/>if (material) {</text:p>
      <text:p text:style-name="P10"><text:s text:c="13"/>float ambientIntesity = material-&gt;getAmbientIntensity();</text:p>
      <text:p text:style-name="P10"><text:s text:c="13"/>material-&gt;getDiffuseColor(color);</text:p>
      <text:p text:style-name="P10"><text:s text:c="13"/>glMaterialfv(GL_FRONT_AND_BACK, GL_DIFFUSE, color);</text:p>
      <text:p text:style-name="P10"><text:s text:c="13"/>material-&gt;getSpecularColor(color);</text:p>
      <text:p text:style-name="P10"><text:s text:c="13"/>glMaterialfv(GL_FRONT_AND_BACK, GL_SPECULAR, color);</text:p>
      <text:p text:style-name="P10"><text:s text:c="13"/>material-&gt;getEmissiveColor(color);</text:p>
      <text:p text:style-name="P10"><text:s text:c="13"/>glMaterialfv(GL_FRONT_AND_BACK, GL_EMISSION, color);</text:p>
      <text:p text:style-name="P10"><text:s text:c="13"/>material-&gt;getDiffuseColor(color);</text:p>
      <text:p text:style-name="P10"><text:s text:c="13"/>color[0] *= ambientIntesity; </text:p>
      <text:p text:style-name="P10"><text:s text:c="13"/>color[1] *= ambientIntesity; </text:p>
      <text:p text:style-name="P10"><text:s text:c="13"/>color[2] *= ambientIntesity; </text:p>
      <text:p text:style-name="P10"><text:s text:c="13"/>glMaterialfv(GL_FRONT_AND_BACK, GL_AMBIENT, color);</text:p>
      <text:p text:style-name="P10"><text:s text:c="13"/>glMateriali(GL_FRONT, GL_SHININESS, (int)(material-&gt;getShininess()*128.0));</text:p>
      <text:p text:style-name="P10"><text:s text:c="9"/>}</text:p>
      <text:p text:style-name="P10"><text:s text:c="5"/>}</text:p>
      <text:p text:style-name="P10"/>
      <text:p text:style-name="P10"><text:s text:c="5"/>float m4[4][4];</text:p>
      <text:p text:style-name="P10"><text:s text:c="5"/>shape-&gt;getTransformMatrix(m4);</text:p>
      <text:p text:style-name="P10"><text:s text:c="5"/>glMultMatrixf((float *)m4);</text:p>
      <text:p text:style-name="P10"/>
      <text:p text:style-name="P10"><text:s text:c="5"/>GeometryNode *gnode = shape-&gt;getGeometry();</text:p>
      <text:p text:style-name="P10"><text:s text:c="5"/>if (gnode) {</text:p>
      <text:p text:style-name="P10"><text:s text:c="9"/>if (0 &lt; gnode-&gt;getDisplayList())</text:p>
      <text:p text:style-name="P10"><text:soft-page-break/><text:s text:c="12"/>gnode-&gt;draw();</text:p>
      <text:p text:style-name="P10"><text:s text:c="5"/>}</text:p>
      <text:p text:style-name="P10"/>
      <text:p text:style-name="P10"><text:s text:c="5"/>glPopMatrix();</text:p>
      <text:p text:style-name="P10">}</text:p>
      <text:p text:style-name="Standard"/>
      <text:p text:style-name="Standard"/>
      <text:h text:style-name="P4" text:outline-level="1"><text:bookmark text:name="__RefHeading__127_833189253"/>Other<text:bookmark-end text:name="__RefHeading__127_833189253"/></text:h>
      <text:p text:style-name="Standard"/>
      <text:h text:style-name="Heading_20_2" text:outline-level="2"><text:bookmark text:name="__RefHeading__129_833189253"/>PROTO<text:bookmark-end text:name="__RefHeading__129_833189253"/></text:h>
      <text:p text:style-name="Standard">Only the SF&lt;type&gt; fields are supported, and the MF&lt;type&gt; fields are ignored. EXTERNPROTO is not supported. <text:s/></text:p>
      <text:p text:style-name="Standard"/>
      <text:h text:style-name="Heading_20_2" text:outline-level="2"><text:bookmark text:name="__RefHeading__131_833189253"/>Script<text:bookmark-end text:name="__RefHeading__131_833189253"/></text:h>
      <text:p text:style-name="Standard">Java of VRML 2.0 specification (JSAI) is supported as the script language. In current version, the processEvents() method and the eventsProcessed() method are not supported.</text:p>
      <text:h text:style-name="P4" text:outline-level="1"><text:bookmark text:name="__RefHeading__133_833189253"/>License<text:bookmark-end text:name="__RefHeading__133_833189253"/></text:h>
      <text:p text:style-name="Standard"/>
      <text:p text:style-name="Standard">CyberVRML97 for C++ is provided "AS IS". Licenser disclaims all warranties, including but not limited to, all express or implied warranties of merchant ability and fitness for a particular purpose. <text:s/></text:p>
      <text:p text:style-name="Standard"/>
      <text:p text:style-name="Standard">Everyone can use the CyberVRML97 for commerce or personal purposes free. However, If you want to distribute your software using the CyberVRML97, you have to add state that "Portions of this software is based in part on the CyberVRML97 package written by Satoshi Konno" into the program or document.</text:p>
      <text:p text:style-name="Standard"/>
      <text:p text:style-name="Standard"/>
      <text:h text:style-name="P6" text:outline-level="1"><text:bookmark text:name="__RefHeading__135_833189253"/>SceneGraph Class Reference<text:bookmark-end text:name="__RefHeading__135_833189253"/></text:h>
      <text:p text:style-name="Standard"/>
      <text:h text:style-name="Heading_20_2" text:outline-level="2"><text:bookmark text:name="__RefHeading__137_833189253"/>SceneGraph<text:bookmark-end text:name="__RefHeading__137_833189253"/></text:h>
      <text:p text:style-name="P13">class SceneGraph {</text:p>
      <text:p text:style-name="P13"/>
      <text:p text:style-name="P13"><text:tab/>SceneGraph();</text:p>
      <text:p text:style-name="P13"><text:tab/>~SceneGraph();</text:p>
      <text:p text:style-name="P13"/>
      <text:p text:style-name="P13"><text:tab/>///////////////////////////////////////////////</text:p>
      <text:p text:style-name="P13"><text:tab/>// Load</text:p>
      <text:p text:style-name="P13"><text:tab/>///////////////////////////////////////////////</text:p>
      <text:p text:style-name="P13"/>
      <text:p text:style-name="P13"><text:tab/>void load(char *filename)</text:p>
      <text:p text:style-name="P13"><text:tab/>void add(char *filename)</text:p>
      <text:p text:style-name="P13"><text:tab/>void clear();</text:p>
      <text:p text:style-name="P14"/>
      <text:p text:style-name="P13"><text:tab/>int getParserErrorLineNumber(void);</text:p>
      <text:p text:style-name="P13"><text:tab/>char *getParserErrorMessage(void); </text:p>
      <text:p text:style-name="P13"><text:tab/>char *getParserErrorToken(void); </text:p>
      <text:p text:style-name="P13"><text:tab/>char *getParserErrorLineString(void);</text:p>
      <text:p text:style-name="P13"/>
      <text:p text:style-name="P13"><text:tab/>///////////////////////////////////////////////</text:p>
      <text:p text:style-name="P13"><text:tab/>// Output node infomations</text:p>
      <text:p text:style-name="P13"><text:tab/>///////////////////////////////////////////////</text:p>
      <text:p text:style-name="P13"><text:tab/></text:p>
      <text:p text:style-name="P13"><text:tab/>bool save(char *filename);</text:p>
      <text:p text:style-name="P13"><text:tab/>void print();</text:p>
      <text:p text:style-name="P13"/>
      <text:p text:style-name="P13"><text:tab/>////////////////////////////////////////////////</text:p>
      <text:p text:style-name="P13"><text:tab/>// Child Node</text:p>
      <text:p text:style-name="P13"><text:tab/>////////////////////////////////////////////////</text:p>
      <text:p text:style-name="P13"><text:soft-page-break/></text:p>
      <text:p text:style-name="P13"><text:tab/>int getNNodes();</text:p>
      <text:p text:style-name="P13"><text:tab/>Node *getNodes();</text:p>
      <text:p text:style-name="P13"/>
      <text:p text:style-name="P13"><text:tab/>GroupingNode *getGroupingNodes();</text:p>
      <text:p text:style-name="P13"><text:tab/>AnchorNode *getAnchorNodes();</text:p>
      <text:p text:style-name="P13"><text:tab/>AppearanceNode *getAppearanceNodes();</text:p>
      <text:p text:style-name="P13"><text:tab/>AudioClipNode *getAudioClipNodes();</text:p>
      <text:p text:style-name="P13"><text:tab/>BackgroundNode *getBackgroundNodes();</text:p>
      <text:p text:style-name="P13"><text:tab/>BillboardNode *getBillboardNodes();</text:p>
      <text:p text:style-name="P13"><text:tab/>BoxNode *getBoxeNodes();</text:p>
      <text:p text:style-name="P13"><text:tab/>CollisionNode *getCollisionNodes();</text:p>
      <text:p text:style-name="P13"><text:tab/>ColorNode *getColorNodes();</text:p>
      <text:p text:style-name="P13"><text:tab/>ColorInterpolatorNode *getColorInterpolatorNodes();</text:p>
      <text:p text:style-name="P13"><text:tab/>ConeNode *getConeNodes();</text:p>
      <text:p text:style-name="P13"><text:tab/>CoordinateNode *getCoordinateNodes();</text:p>
      <text:p text:style-name="P13"><text:tab/>CoordinateInterpolatorNode *getCoordinateInterpolatorNodes();</text:p>
      <text:p text:style-name="P13"><text:tab/>CylinderNode *getCylinderNodes();</text:p>
      <text:p text:style-name="P13"><text:tab/>CylinderSensorNode *getCylinderSensorNodes();</text:p>
      <text:p text:style-name="P13"><text:tab/>DirectionalLightNode *getDirectionalLightNodes();</text:p>
      <text:p text:style-name="P13"><text:tab/>ElevationGridNode *getElevationGridNodes();</text:p>
      <text:p text:style-name="P13"><text:tab/>ExtrusionNode *getExtrusionNodes();</text:p>
      <text:p text:style-name="P13"><text:tab/>FogNode *getFogNodes();</text:p>
      <text:p text:style-name="P13"><text:tab/>FontStyleNode *getFontStyleNodes();</text:p>
      <text:p text:style-name="P13"><text:tab/>GroupNode *getGroupNodes();</text:p>
      <text:p text:style-name="P13"><text:tab/>ImageTextureNode *getImageTextureNodes();</text:p>
      <text:p text:style-name="P13"><text:tab/>IndexedFaceSetNode *getIndexedFaceSetNodes();</text:p>
      <text:p text:style-name="P13"><text:tab/>IndexedLineSetNode *getIndexedLineSetNodes();</text:p>
      <text:p text:style-name="P13"><text:tab/>InlineNode *getInlineNodes();</text:p>
      <text:p text:style-name="P13"><text:tab/>LodNode *getLodNodes();</text:p>
      <text:p text:style-name="P13"><text:tab/>MaterialNode *getMaterialNodes();</text:p>
      <text:p text:style-name="P13"><text:tab/>MovieTextureNode *getMovieTextureNodes();</text:p>
      <text:p text:style-name="P13"><text:tab/>NavigationInfoNode *getNavigationInfoNodes();</text:p>
      <text:p text:style-name="P13"><text:soft-page-break/><text:tab/>NormalNode *getNormalNodes();</text:p>
      <text:p text:style-name="P13"><text:tab/>NormalInterpolatorNode *getNormalInterpolatorNodes();</text:p>
      <text:p text:style-name="P13"><text:tab/>OrientationInterpolatorNode *getOrientationInterpolatorNodes();</text:p>
      <text:p text:style-name="P13"><text:tab/>PixelTextureNode *getPixelTextureNodes();</text:p>
      <text:p text:style-name="P13"><text:tab/>PlaneSensorNode *getPlaneSensorNodes();</text:p>
      <text:p text:style-name="P13"><text:tab/>PointLightNode *getPointLightNodes();</text:p>
      <text:p text:style-name="P13"><text:tab/>PointSetNode *getPointSetNodes();</text:p>
      <text:p text:style-name="P13"><text:tab/>PositionInterpolatorNode *getPositionInterpolatorNodes();</text:p>
      <text:p text:style-name="P13"><text:tab/>ProximitySensorNode *getProximitySensorNodes();</text:p>
      <text:p text:style-name="P13"><text:tab/>ScalarInterpolatorNode *getScalarInterpolatorNodes();</text:p>
      <text:p text:style-name="P13"><text:tab/>ScriptNode *getScriptNodes();</text:p>
      <text:p text:style-name="P13"><text:tab/>ShapeNode *getShapeNodes();</text:p>
      <text:p text:style-name="P13"><text:tab/>SoundNode *getSoundNodes();</text:p>
      <text:p text:style-name="P13"><text:tab/>SphereNode *getSphereNodes();</text:p>
      <text:p text:style-name="P13"><text:tab/>SphereSensorNode *getSphereSensorNodes();</text:p>
      <text:p text:style-name="P13"><text:tab/>SpotLightNode *getSpotLightNodes();</text:p>
      <text:p text:style-name="P13"><text:tab/>SwitchNode *getSwitchNodes();</text:p>
      <text:p text:style-name="P13"><text:tab/>TextNode *getTextNodes();</text:p>
      <text:p text:style-name="P13"><text:tab/>TextureCoordinateNode *getTextureCoordinateNodes();</text:p>
      <text:p text:style-name="P13"><text:tab/>TextureTransformNode *getTextureTransformNodes();</text:p>
      <text:p text:style-name="P13"><text:tab/>TimeSensorNode *getTimeSensorNodes();</text:p>
      <text:p text:style-name="P13"><text:tab/>TouchSensorNode *getTouchSensorNodes();</text:p>
      <text:p text:style-name="P13"><text:tab/>TransformNode *getTransformNodes();</text:p>
      <text:p text:style-name="P13"><text:tab/>ViewpointNode *getViewpointNodes();</text:p>
      <text:p text:style-name="P13"><text:tab/>VisibilitySensorNode *getVisibilitySensorNodes();</text:p>
      <text:p text:style-name="P13"><text:tab/>WorldInfoNode *getWorldInfoNodes();</text:p>
      <text:p text:style-name="P13"/>
      <text:p text:style-name="P13"><text:tab/>////////////////////////////////////////////////</text:p>
      <text:p text:style-name="P13"><text:tab/>//<text:tab/>Find Node</text:p>
      <text:p text:style-name="P13"><text:tab/>////////////////////////////////////////////////</text:p>
      <text:p text:style-name="P13"/>
      <text:p text:style-name="P13"><text:tab/>GroupingNode *findGroupingNode();</text:p>
      <text:p text:style-name="P13"><text:tab/>AnchorNode *findAnchorNode();</text:p>
      <text:p text:style-name="P13"><text:soft-page-break/><text:tab/>AppearanceNode *findAppearanceNode();</text:p>
      <text:p text:style-name="P13"><text:tab/>AudioClipNode *findAudioClipNode();</text:p>
      <text:p text:style-name="P13"><text:tab/>BackgroundNode *findBackgroundNode();</text:p>
      <text:p text:style-name="P13"><text:tab/>BillboardNode *findBillboardNode();</text:p>
      <text:p text:style-name="P13"><text:tab/>BoxNode *findBoxNode();</text:p>
      <text:p text:style-name="P13"><text:tab/>CollisionNode *findCollisionNode();</text:p>
      <text:p text:style-name="P13"><text:tab/>ColorNode *findColorNode();</text:p>
      <text:p text:style-name="P13"><text:tab/>ColorInterpolatorNode *findColorInterpolatorNode();</text:p>
      <text:p text:style-name="P13"><text:tab/>ConeNode *findConeNode();</text:p>
      <text:p text:style-name="P13"><text:tab/>CoordinateNode *findCoordinateNode();</text:p>
      <text:p text:style-name="P13"><text:tab/>CoordinateInterpolatorNode *findCoordinateInterpolatorNode();</text:p>
      <text:p text:style-name="P13"><text:tab/>CylinderNode *findCylinderNode();</text:p>
      <text:p text:style-name="P13"><text:tab/>CylinderSensorNode *findCylinderSensorNode();</text:p>
      <text:p text:style-name="P13"><text:tab/>DirectionalLightNode *findDirectionalLightNode();</text:p>
      <text:p text:style-name="P13"><text:tab/>ElevationGridNode *findElevationGridNode();</text:p>
      <text:p text:style-name="P13"><text:tab/>ExtrusionNode *findExtrusionNode();</text:p>
      <text:p text:style-name="P13"><text:tab/>FogNode *findFogNode();</text:p>
      <text:p text:style-name="P13"><text:tab/>FontStyleNode *findFontStyleNode();</text:p>
      <text:p text:style-name="P13"><text:tab/>GroupNode *findGroupNode();</text:p>
      <text:p text:style-name="P13"><text:tab/>ImageTextureNode *findImageTextureNode();</text:p>
      <text:p text:style-name="P13"><text:tab/>IndexedFaceSetNode *findIndexedFaceSetNode();</text:p>
      <text:p text:style-name="P13"><text:tab/>IndexedLineSetNode *findIndexedLineSetNode();</text:p>
      <text:p text:style-name="P13"><text:tab/>InlineNode *findInlineNode();</text:p>
      <text:p text:style-name="P13"><text:tab/>LodNode *findLodNode();</text:p>
      <text:p text:style-name="P13"><text:tab/>MaterialNode *findMaterialNode();</text:p>
      <text:p text:style-name="P13"><text:tab/>MovieTextureNode *findMovieTextureNode();</text:p>
      <text:p text:style-name="P13"><text:tab/>NavigationInfoNode *findNavigationInfoNode();</text:p>
      <text:p text:style-name="P13"><text:tab/>NormalNode *findNormalNode();</text:p>
      <text:p text:style-name="P13"><text:tab/>NormalInterpolatorNode *findNormalInterpolatorNode();</text:p>
      <text:p text:style-name="P13"><text:tab/>OrientationInterpolatorNode *findOrientationInterpolatorNode();</text:p>
      <text:p text:style-name="P13"><text:tab/>PixelTextureNode *findPixelTextureNode();</text:p>
      <text:p text:style-name="P13"><text:tab/>PlaneSensorNode *findPlaneSensorNode();</text:p>
      <text:p text:style-name="P13"><text:tab/>PointLightNode *findPointLightNode();</text:p>
      <text:p text:style-name="P13"><text:soft-page-break/><text:tab/>PointSetNode *findPointSetNode();</text:p>
      <text:p text:style-name="P13"><text:tab/>PositionInterpolatorNode *findPositionInterpolatorNode();</text:p>
      <text:p text:style-name="P13"><text:tab/>ProximitySensorNode *findProximitySensorNode();</text:p>
      <text:p text:style-name="P13"><text:tab/>ScalarInterpolatorNode *findScalarInterpolatorNode();</text:p>
      <text:p text:style-name="P13"><text:tab/>ScriptNode *findScriptNode();</text:p>
      <text:p text:style-name="P13"><text:tab/>ShapeNode *findShapeNode();</text:p>
      <text:p text:style-name="P13"><text:tab/>SoundNode *findSoundNode();</text:p>
      <text:p text:style-name="P13"><text:tab/>SphereNode *findSphereNode();</text:p>
      <text:p text:style-name="P13"><text:tab/>SphereSensorNode *findSphereSensorNode();</text:p>
      <text:p text:style-name="P13"><text:tab/>SpotLightNode *findSpotLightNode();</text:p>
      <text:p text:style-name="P13"><text:tab/>SwitchNode *findSwitchNode();</text:p>
      <text:p text:style-name="P13"><text:tab/>TextNode *findTextNode();</text:p>
      <text:p text:style-name="P13"><text:tab/>TextureCoordinateNode *findTextureCoordinateNode();</text:p>
      <text:p text:style-name="P13"><text:tab/>TextureTransformNode *findTextureTransformNode();</text:p>
      <text:p text:style-name="P13"><text:tab/>TimeSensorNode *findTimeSensorNode();</text:p>
      <text:p text:style-name="P13"><text:tab/>TouchSensorNode *findTouchSensorNode();</text:p>
      <text:p text:style-name="P13"><text:tab/>TransformNode *findTransformNode();</text:p>
      <text:p text:style-name="P13"><text:tab/>ViewpointNode *findViewpointNode();</text:p>
      <text:p text:style-name="P13"><text:tab/>VisibilitySensorNode *findVisibilitySensorNode();</text:p>
      <text:p text:style-name="P13"><text:tab/>WorldInfoNode *findWorldInfoNode();</text:p>
      <text:p text:style-name="P13"/>
      <text:p text:style-name="P13"><text:tab/>////////////////////////////////////////////////</text:p>
      <text:p text:style-name="P13"><text:tab/>//<text:tab/>find*(char *name)</text:p>
      <text:p text:style-name="P13"><text:tab/>////////////////////////////////////////////////</text:p>
      <text:p text:style-name="P13"/>
      <text:p text:style-name="P13"><text:tab/>Node *findNode(char *name);</text:p>
      <text:p text:style-name="P13"/>
      <text:p text:style-name="P13"><text:tab/>AnchorNode *findAnchorNode(char *name);</text:p>
      <text:p text:style-name="P13"><text:tab/>AppearanceNode *findAppearanceNode(char *name);</text:p>
      <text:p text:style-name="P13"><text:tab/>AudioClipNode *findAudioClipNode(char *name);</text:p>
      <text:p text:style-name="P13"><text:tab/>BackgroundNode *findBackgroundNode(char *name);</text:p>
      <text:p text:style-name="P13"><text:tab/>BillboardNode *findBillboardNode(char *name);</text:p>
      <text:p text:style-name="P13"><text:tab/>BoxNode *findBoxNode(char *name);</text:p>
      <text:p text:style-name="P13"><text:soft-page-break/><text:tab/>CollisionNode *findCollisionNode(char *name);</text:p>
      <text:p text:style-name="P13"><text:tab/>ColorNode *findColorNode(char *name);</text:p>
      <text:p text:style-name="P13"><text:tab/>ColorInterpolatorNode *findColorInterpolatorNode(char *name);</text:p>
      <text:p text:style-name="P13"><text:tab/>ConeNode *findConeNode(char *name);</text:p>
      <text:p text:style-name="P13"><text:tab/>CoordinateNode *findCoordinateNode(char *name);</text:p>
      <text:p text:style-name="P13"><text:tab/>CoordinateInterpolatorNode *findCoordinateInterpolatorNode(char *name);</text:p>
      <text:p text:style-name="P13"><text:tab/>CylinderNode *findCylinderNode(char *name);</text:p>
      <text:p text:style-name="P13"><text:tab/>CylinderSensorNode *findCylinderSensorNode(char *name);</text:p>
      <text:p text:style-name="P13"><text:tab/>DirectionalLightNode *findDirectionalLightNode(char *name);</text:p>
      <text:p text:style-name="P13"><text:tab/>ElevationGridNode *findElevationGridNode(char *name);</text:p>
      <text:p text:style-name="P13"><text:tab/>ExtrusionNode *findExtrusionNode(char *name);</text:p>
      <text:p text:style-name="P13"><text:tab/>FogNode *findFogNode(char *name);</text:p>
      <text:p text:style-name="P13"><text:tab/>FontStyleNode *findFontStyleNode(char *name);</text:p>
      <text:p text:style-name="P13"><text:tab/>GroupNode *findGroupNode(char *name);</text:p>
      <text:p text:style-name="P13"><text:tab/>ImageTextureNode *findImageTextureNode(char *name);</text:p>
      <text:p text:style-name="P13"><text:tab/>IndexedFaceSetNode *findIndexedFaceSetNode(char *name);</text:p>
      <text:p text:style-name="P13"><text:tab/>IndexedLineSetNode *findIndexedLineSetNode(char *name);</text:p>
      <text:p text:style-name="P13"><text:tab/>InlineNode *findInlineNode(char *name);</text:p>
      <text:p text:style-name="P13"><text:tab/>LodNode *findLodNode(char *name);</text:p>
      <text:p text:style-name="P13"><text:tab/>MaterialNode *findMaterialNode(char *name);</text:p>
      <text:p text:style-name="P13"><text:tab/>MovieTextureNode *findMovieTextureNode(char *name);</text:p>
      <text:p text:style-name="P13"><text:tab/>NavigationInfoNode *findNavigationInfoNode(char *name);</text:p>
      <text:p text:style-name="P13"><text:tab/>NormalNode *findNormalNode(char *name);</text:p>
      <text:p text:style-name="P13"><text:tab/>NormalInterpolatorNode *findNormalInterpolatorNode(char *name);</text:p>
      <text:p text:style-name="P13"><text:tab/>OrientationInterpolatorNode *findOrientationInterpolatorNode(char *name);</text:p>
      <text:p text:style-name="P13"><text:tab/>PixelTextureNode *findPixelTextureNode(char *name);</text:p>
      <text:p text:style-name="P13"><text:tab/>PlaneSensorNode *findPlaneSensorNode(char *name);</text:p>
      <text:p text:style-name="P13"><text:tab/>PointLightNode *findPointLightNode(char *name);</text:p>
      <text:p text:style-name="P13"><text:tab/>PointSetNode *findPointSetNode(char *name);</text:p>
      <text:p text:style-name="P13"><text:tab/>PositionInterpolatorNode *findPositionInterpolatorNode(char *name);</text:p>
      <text:p text:style-name="P13"><text:tab/>ProximitySensorNode *findProximitySensorNode(char *name);</text:p>
      <text:p text:style-name="P13"><text:tab/>ScalarInterpolatorNode *findScalarInterpolatorNode(char *name);</text:p>
      <text:p text:style-name="P13"><text:tab/>ScriptNode *findScriptNode(char *name);</text:p>
      <text:p text:style-name="P13"><text:soft-page-break/><text:tab/>ShapeNode *findShapeNode(char *name);</text:p>
      <text:p text:style-name="P13"><text:tab/>SoundNode *findSoundNode(char *name);</text:p>
      <text:p text:style-name="P13"><text:tab/>SphereNode *findSphereNode(char *name);</text:p>
      <text:p text:style-name="P13"><text:tab/>SphereSensorNode *findSphereSensorNode(char *name);</text:p>
      <text:p text:style-name="P13"><text:tab/>SpotLightNode *findSpotLightNode(char *name);</text:p>
      <text:p text:style-name="P13"><text:tab/>SwitchNode *findSwitchNode(char *name);</text:p>
      <text:p text:style-name="P13"><text:tab/>TextNode *findTextNode(char *name);</text:p>
      <text:p text:style-name="P13"><text:tab/>TextureCoordinateNode *findTextureCoordinateNode(char *name);</text:p>
      <text:p text:style-name="P13"><text:tab/>TextureTransformNode *findTextureTransformNode(char *name);</text:p>
      <text:p text:style-name="P13"><text:tab/>TimeSensorNode *findTimeSensorNode(char *name);</text:p>
      <text:p text:style-name="P13"><text:tab/>TouchSensorNode *findTouchSensorNode(char *name);</text:p>
      <text:p text:style-name="P13"><text:tab/>TransformNode *findTransformNode(char *name);</text:p>
      <text:p text:style-name="P13"><text:tab/>ViewpointNode *findViewpointNode(char *name);</text:p>
      <text:p text:style-name="P13"><text:tab/>VisibilitySensorNode *findVisibilitySensorNode(char *name);</text:p>
      <text:p text:style-name="P13"><text:tab/>WorldInfoNode *findWorldInfoNode(char *name);</text:p>
      <text:p text:style-name="P13"/>
      <text:p text:style-name="P13"><text:tab/>////////////////////////////////////////////////</text:p>
      <text:p text:style-name="P13"><text:tab/>// initialize</text:p>
      <text:p text:style-name="P13"><text:tab/>////////////////////////////////////////////////</text:p>
      <text:p text:style-name="P13"/>
      <text:p text:style-name="P13"><text:tab/>void initialize();</text:p>
      <text:p text:style-name="P13"/>
      <text:p text:style-name="P13"><text:tab/>////////////////////////////////////////////////</text:p>
      <text:p text:style-name="P13"><text:tab/>// update</text:p>
      <text:p text:style-name="P13"><text:tab/>////////////////////////////////////////////////</text:p>
      <text:p text:style-name="P13"/>
      <text:p text:style-name="P13"><text:tab/>void update();</text:p>
      <text:p text:style-name="P13"/>
      <text:p text:style-name="P13"><text:tab/>///////////////////////////////////////////////</text:p>
      <text:p text:style-name="P13"><text:tab/>// Bindable Nodes</text:p>
      <text:p text:style-name="P13"><text:tab/>///////////////////////////////////////////////</text:p>
      <text:p text:style-name="P13"/>
      <text:p text:style-name="P13"><text:tab/>void setBindableNode(BindableNode *node, bool bind); </text:p>
      <text:p text:style-name="P13"><text:soft-page-break/></text:p>
      <text:p text:style-name="P13"><text:tab/>void setBackgroundNode(BackgroundNode *bg, bool bind);</text:p>
      <text:p text:style-name="P13"><text:tab/>void setFogNode(FogNode *fog, bool bind);</text:p>
      <text:p text:style-name="P13"><text:tab/>void setNavigationInfoNode(NavigationInfoNode *navInfo, bool bind);</text:p>
      <text:p text:style-name="P13"><text:tab/>void setViewpoboolNode(ViewpoboolNode *view, bool bind);</text:p>
      <text:p text:style-name="P13"/>
      <text:p text:style-name="P13"><text:tab/>BackgroundNode *getBackgroundNode();</text:p>
      <text:p text:style-name="P13"><text:tab/>FogNode *getFogNode();</text:p>
      <text:p text:style-name="P13"><text:tab/>NavigationInfoNode *getNavigationInfoNode();</text:p>
      <text:p text:style-name="P13"><text:tab/>ViewpointNode *getViewpointNode();</text:p>
      <text:p text:style-name="P13"/>
      <text:p text:style-name="P13"><text:tab/>////////////////////////////////////////////////</text:p>
      <text:p text:style-name="P13"><text:tab/>// BoundingBoxSize</text:p>
      <text:p text:style-name="P13"><text:tab/>////////////////////////////////////////////////</text:p>
      <text:p text:style-name="P13"/>
      <text:p text:style-name="P13"><text:tab/>void setBoundingBoxSize(float value[]);</text:p>
      <text:p text:style-name="P13"><text:tab/>void setBoundingBoxSize(float x, float y, float z);</text:p>
      <text:p text:style-name="P13"><text:tab/>void getBoundingBoxSize(float value[]);</text:p>
      <text:p text:style-name="P13"/>
      <text:p text:style-name="P13"><text:tab/>////////////////////////////////////////////////</text:p>
      <text:p text:style-name="P13"><text:tab/>// BoundingBoxCenter</text:p>
      <text:p text:style-name="P13"><text:tab/>////////////////////////////////////////////////</text:p>
      <text:p text:style-name="P13"/>
      <text:p text:style-name="P13"><text:tab/>void setBoundingBoxCenter(float value[]);</text:p>
      <text:p text:style-name="P13"><text:tab/>void setBoundingBoxCenter(float x, float y, float z);</text:p>
      <text:p text:style-name="P13"><text:tab/>void getBoundingBoxCenter(float value[]);</text:p>
      <text:p text:style-name="P13">};</text:p>
      <text:p text:style-name="P13"/>
      <text:p text:style-name="P13"/>
      <text:p text:style-name="P13"/>
      <text:p text:style-name="Standard"/>
      <text:h text:style-name="P4" text:outline-level="1"><text:bookmark text:name="__RefHeading__139_833189253"/>Common Node Reference<text:bookmark-end text:name="__RefHeading__139_833189253"/></text:h>
      <text:p text:style-name="P13"/>
      <text:h text:style-name="Heading_20_2" text:outline-level="2"><text:bookmark text:name="__RefHeading__141_833189253"/>Node<text:bookmark-end text:name="__RefHeading__141_833189253"/></text:h>
      <text:p text:style-name="P13">class Node {</text:p>
      <text:p text:style-name="P13"/>
      <text:p text:style-name="P13"><text:tab/>////////////////////////////////////////////////</text:p>
      <text:p text:style-name="P13"><text:tab/>// Name</text:p>
      <text:p text:style-name="P13"><text:tab/>////////////////////////////////////////////////</text:p>
      <text:p text:style-name="P13"/>
      <text:p text:style-name="P13"><text:tab/>void setName(char * name);</text:p>
      <text:p text:style-name="P13"><text:tab/>char *getName();</text:p>
      <text:p text:style-name="P13"><text:tab/>bool hasName();</text:p>
      <text:p text:style-name="P13"/>
      <text:p text:style-name="P13"><text:tab/>////////////////////////////////////////////////</text:p>
      <text:p text:style-name="P13"><text:tab/>// Child Node</text:p>
      <text:p text:style-name="P13"><text:tab/>////////////////////////////////////////////////</text:p>
      <text:p text:style-name="P13"/>
      <text:p text:style-name="P13"><text:tab/>void addChildNode(Node *node)</text:p>
      <text:p text:style-name="P13"/>
      <text:p text:style-name="P13"><text:tab/>int getNChildNodes();</text:p>
      <text:p text:style-name="P13"><text:tab/>Node *getChildNodes();</text:p>
      <text:p text:style-name="P13"><text:tab/>Node *getChildNode(int n);</text:p>
      <text:p text:style-name="P13"/>
      <text:p text:style-name="P13"><text:tab/>////////////////////////////////////////////////</text:p>
      <text:p text:style-name="P13"><text:tab/>// Remove</text:p>
      <text:p text:style-name="P13"><text:tab/>////////////////////////////////////////////////</text:p>
      <text:p text:style-name="P13"/>
      <text:p text:style-name="P13"><text:tab/>void remove();</text:p>
      <text:p text:style-name="P13"/>
      <text:p text:style-name="P13"><text:tab/>////////////////////////////////////////////////</text:p>
      <text:p text:style-name="P13"><text:tab/>// Parent Node</text:p>
      <text:p text:style-name="P13"><text:soft-page-break/><text:tab/>////////////////////////////////////////////////</text:p>
      <text:p text:style-name="P13"/>
      <text:p text:style-name="P13"><text:tab/>Node *getParentNode();</text:p>
      <text:p text:style-name="P13"/>
      <text:p text:style-name="P13"><text:tab/>////////////////////////////////////////////////</text:p>
      <text:p text:style-name="P13"><text:tab/>// Traversal Node List</text:p>
      <text:p text:style-name="P13"><text:tab/>////////////////////////////////////////////////</text:p>
      <text:p text:style-name="P13"/>
      <text:p text:style-name="P13"><text:tab/>Node *next();</text:p>
      <text:p text:style-name="P13"><text:tab/>Node *nextTraversal();</text:p>
      <text:p text:style-name="P13"/>
      <text:p text:style-name="P13"><text:tab/>////////////////////////////////////////////////</text:p>
      <text:p text:style-name="P13"><text:tab/>// Child Node</text:p>
      <text:p text:style-name="P13"><text:tab/>////////////////////////////////////////////////</text:p>
      <text:p text:style-name="P13"/>
      <text:p text:style-name="P13"><text:tab/>GroupingNode *getGroupingNodes();</text:p>
      <text:p text:style-name="P13"><text:tab/>Node *getGeometryNode();</text:p>
      <text:p text:style-name="P13"><text:tab/>TextureNode *getTextureNode();</text:p>
      <text:p text:style-name="P13"/>
      <text:p text:style-name="P13"><text:tab/>AnchorNode *getAnchorNodes();</text:p>
      <text:p text:style-name="P13"><text:tab/>AppearanceNode *getAppearanceNodes();</text:p>
      <text:p text:style-name="P13"><text:tab/>AudioClipNode *getAudioClipNodes();</text:p>
      <text:p text:style-name="P13"><text:tab/>BackgroundNode *getBackgroundNodes();</text:p>
      <text:p text:style-name="P13"><text:tab/>BillboardNode *getBillboardNodes();</text:p>
      <text:p text:style-name="P13"><text:tab/>BoxNode *getBoxeNodes();</text:p>
      <text:p text:style-name="P13"><text:tab/>CollisionNode *getCollisionNodes();</text:p>
      <text:p text:style-name="P13"><text:tab/>ColorNode *getColorNodes();</text:p>
      <text:p text:style-name="P13"><text:tab/>ColorInterpolatorNode *getColorInterpolatorNodes();</text:p>
      <text:p text:style-name="P13"><text:tab/>ConeNode *getConeNodes();</text:p>
      <text:p text:style-name="P13"><text:tab/>CoordinateNode *getCoordinateNodes();</text:p>
      <text:p text:style-name="P13"><text:tab/>CoordinateInterpolatorNode *getCoordinateInterpolatorNodes();</text:p>
      <text:p text:style-name="P13"><text:tab/>CylinderNode *getCylinderNodes();</text:p>
      <text:p text:style-name="P13"><text:tab/>CylinderSensorNode *getCylinderSensorNodes();</text:p>
      <text:p text:style-name="P13"><text:soft-page-break/><text:tab/>DirectionalLightNode *getDirectionalLightNodes();</text:p>
      <text:p text:style-name="P13"><text:tab/>ElevationGridNode *getElevationGridNodes();</text:p>
      <text:p text:style-name="P13"><text:tab/>ExtrusionNode *getExtrusionNodes();</text:p>
      <text:p text:style-name="P13"><text:tab/>FogNode *getFogNodes();</text:p>
      <text:p text:style-name="P13"><text:tab/>FontStyleNode *getFontStyleNodes();</text:p>
      <text:p text:style-name="P13"><text:tab/>GroupNode *getGroupNodes();</text:p>
      <text:p text:style-name="P13"><text:tab/>ImageTextureNode *getImageTextureNodes();</text:p>
      <text:p text:style-name="P13"><text:tab/>IndexedFaceSetNode *getIndexedFaceSetNodes();</text:p>
      <text:p text:style-name="P13"><text:tab/>IndexedLineSetNode *getIndexedLineSetNodes();</text:p>
      <text:p text:style-name="P13"><text:tab/>InlineNode *getInlineNodes();</text:p>
      <text:p text:style-name="P13"><text:tab/>LodNode *getLodNodes();</text:p>
      <text:p text:style-name="P13"><text:tab/>MaterialNode *getMaterialNodes();</text:p>
      <text:p text:style-name="P13"><text:tab/>MovieTextureNode *getMovieTextureNodes();</text:p>
      <text:p text:style-name="P13"><text:tab/>NavigationInfoNode *getNavigationInfoNodes();</text:p>
      <text:p text:style-name="P13"><text:tab/>NormalNode *getNormalNodes();</text:p>
      <text:p text:style-name="P13"><text:tab/>NormalInterpolatorNode *getNormalInterpolatorNodes();</text:p>
      <text:p text:style-name="P13"><text:tab/>OrientationInterpolatorNode *getOrientationInterpolatorNodes();</text:p>
      <text:p text:style-name="P13"><text:tab/>PixelTextureNode *getPixelTextureNodes();</text:p>
      <text:p text:style-name="P13"><text:tab/>PlaneSensorNode *getPlaneSensorNodes();</text:p>
      <text:p text:style-name="P13"><text:tab/>PointLightNode *getPointLightNodes();</text:p>
      <text:p text:style-name="P13"><text:tab/>PointSetNode *getPointSetNodes();</text:p>
      <text:p text:style-name="P13"><text:tab/>PositionInterpolatorNode *getPositionInterpolatorNodes();</text:p>
      <text:p text:style-name="P13"><text:tab/>ProximitySensorNode *getProximitySensorNodes();</text:p>
      <text:p text:style-name="P13"><text:tab/>ScalarInterpolatorNode *getScalarInterpolatorNodes();</text:p>
      <text:p text:style-name="P13"><text:tab/>ScriptNode *getScriptNodes();</text:p>
      <text:p text:style-name="P13"><text:tab/>ShapeNode *getShapeNodes();</text:p>
      <text:p text:style-name="P13"><text:tab/>SoundNode *getSoundNodes();</text:p>
      <text:p text:style-name="P13"><text:tab/>SphereNode *getSphereNodes();</text:p>
      <text:p text:style-name="P13"><text:tab/>SphereSensorNode *getSphereSensorNodes();</text:p>
      <text:p text:style-name="P13"><text:tab/>SpotLightNode *getSpotLightNodes();</text:p>
      <text:p text:style-name="P13"><text:tab/>SwitchNode *getSwitchNodes();</text:p>
      <text:p text:style-name="P13"><text:tab/>TextNode *getTextNodes();</text:p>
      <text:p text:style-name="P13"><text:tab/>TextureCoordinateNode *getTextureCoordinateNodes();</text:p>
      <text:p text:style-name="P13"><text:soft-page-break/><text:tab/>TextureTransformNode *getTextureTransformNodes();</text:p>
      <text:p text:style-name="P13"><text:tab/>TimeSensorNode *getTimeSensorNodes();</text:p>
      <text:p text:style-name="P13"><text:tab/>TouchSensorNode *getTouchSensorNodes();</text:p>
      <text:p text:style-name="P13"><text:tab/>TransformNode *getTransformNodes();</text:p>
      <text:p text:style-name="P13"><text:tab/>ViewpointNode *getViewpointNodes();</text:p>
      <text:p text:style-name="P13"><text:tab/>VisibilitySensorNode *getVisibilitySensorNodes();</text:p>
      <text:p text:style-name="P13"><text:tab/>WorldInfoNode *getWorldInfoNodes();</text:p>
      <text:p text:style-name="P13"/>
      <text:p text:style-name="P13"><text:tab/>////////////////////////////////////////////////</text:p>
      <text:p text:style-name="P13"><text:tab/>// Type</text:p>
      <text:p text:style-name="P13"><text:tab/>////////////////////////////////////////////////</text:p>
      <text:p text:style-name="P13"/>
      <text:p text:style-name="P13"><text:tab/>char *getType();</text:p>
      <text:p text:style-name="P13"/>
      <text:p text:style-name="P13"><text:tab/>bool isGroupingNode();</text:p>
      <text:p text:style-name="P13"><text:tab/>bool isSpecialGroupNode();</text:p>
      <text:p text:style-name="P13"><text:tab/>bool isCommonNode();</text:p>
      <text:p text:style-name="P13"><text:tab/>bool isLightNode();</text:p>
      <text:p text:style-name="P13"><text:tab/>bool isGeometryNode();</text:p>
      <text:p text:style-name="P13"><text:tab/>bool isGeometryPropertyNode();</text:p>
      <text:p text:style-name="P13"><text:tab/>bool isTextureNode();</text:p>
      <text:p text:style-name="P13"><text:tab/>bool isSensorNode();</text:p>
      <text:p text:style-name="P13"/>
      <text:p text:style-name="P13"><text:tab/>bool isAnchorNode();</text:p>
      <text:p text:style-name="P13"><text:tab/>bool isAppearanceNode();</text:p>
      <text:p text:style-name="P13"><text:tab/>bool isAudioClipNode();</text:p>
      <text:p text:style-name="P13"><text:tab/>bool isBackgroundNode();</text:p>
      <text:p text:style-name="P13"><text:tab/>bool isBillboardNode();</text:p>
      <text:p text:style-name="P13"><text:tab/>bool isBoxNode();</text:p>
      <text:p text:style-name="P13"><text:tab/>bool isCollisionNode();</text:p>
      <text:p text:style-name="P13"><text:tab/>bool isColorNode();</text:p>
      <text:p text:style-name="P13"><text:tab/>bool isColorInterpolatorNode();</text:p>
      <text:p text:style-name="P13"><text:tab/>bool isConeNode();</text:p>
      <text:p text:style-name="P13"><text:soft-page-break/><text:tab/>bool isCoordinateNode();</text:p>
      <text:p text:style-name="P13"><text:tab/>bool isCoordinateInterpolatorNode()</text:p>
      <text:p text:style-name="P13"><text:tab/>bool isCylinderNode();</text:p>
      <text:p text:style-name="P13"><text:tab/>bool isCylinderSensorNode();</text:p>
      <text:p text:style-name="P14">bool isDirectionalLightNode();</text:p>
      <text:p text:style-name="P13"><text:tab/>bool isElevationGridNode();</text:p>
      <text:p text:style-name="P13"><text:tab/>bool isExtrusionNode();</text:p>
      <text:p text:style-name="P13"><text:tab/>bool isFogNode();</text:p>
      <text:p text:style-name="P13"><text:tab/>bool isFontStyleNode();</text:p>
      <text:p text:style-name="P13"><text:tab/>bool isGroupNode();</text:p>
      <text:p text:style-name="P13"><text:tab/>bool isImageTextureNode();</text:p>
      <text:p text:style-name="P13"><text:tab/>bool isIndexedFaceSetNode();</text:p>
      <text:p text:style-name="P13"><text:tab/>bool isIndexedLineSetNode();</text:p>
      <text:p text:style-name="P13"><text:tab/>bool isInlineNode();</text:p>
      <text:p text:style-name="P13"><text:tab/>bool isLodNode();</text:p>
      <text:p text:style-name="P13"><text:tab/>bool isMaterialNode();</text:p>
      <text:p text:style-name="P13"><text:tab/>bool isMovieTextureNode();</text:p>
      <text:p text:style-name="P13"><text:tab/>bool isNavigationInfoNode();</text:p>
      <text:p text:style-name="P13"><text:tab/>bool isNormalNode();</text:p>
      <text:p text:style-name="P13"><text:tab/>bool isNormalInterpolatorNode();</text:p>
      <text:p text:style-name="P13"><text:tab/>bool isOrientationInterpolatorNode();</text:p>
      <text:p text:style-name="P13"><text:tab/>bool isPixelTextureNode();</text:p>
      <text:p text:style-name="P13"><text:tab/>bool isPlaneSensorNode();</text:p>
      <text:p text:style-name="P13"><text:tab/>bool isPointLightNode();</text:p>
      <text:p text:style-name="P13"><text:tab/>bool isPointSetNode();</text:p>
      <text:p text:style-name="P13"><text:tab/>bool isPositionInterpolatorNode();</text:p>
      <text:p text:style-name="P13"><text:tab/>bool isProximitySensorNode();</text:p>
      <text:p text:style-name="P13"><text:tab/>bool isScalarInterpolatorNode();</text:p>
      <text:p text:style-name="P13"><text:tab/>bool isScriptNode();</text:p>
      <text:p text:style-name="P13"><text:tab/>bool isShapeNode();</text:p>
      <text:p text:style-name="P13"><text:tab/>bool isSoundNode();</text:p>
      <text:p text:style-name="P13"><text:tab/>bool isSphereNode();</text:p>
      <text:p text:style-name="P13"><text:tab/>bool isSphereSensorNode();</text:p>
      <text:p text:style-name="P13"><text:soft-page-break/><text:tab/>bool isSpotLightNode();</text:p>
      <text:p text:style-name="P13"><text:tab/>bool isSwitchNode();</text:p>
      <text:p text:style-name="P13"><text:tab/>bool isTextNode();</text:p>
      <text:p text:style-name="P13"><text:tab/>bool isTextureCoordinateNode();</text:p>
      <text:p text:style-name="P13"><text:tab/>bool isTextureTransformNode();</text:p>
      <text:p text:style-name="P13"><text:tab/>bool isTimeSensorNode();</text:p>
      <text:p text:style-name="P13"><text:tab/>bool isTouchSensorNode();</text:p>
      <text:p text:style-name="P13"><text:tab/>bool isTransformNode();</text:p>
      <text:p text:style-name="P13"><text:tab/>bool isViewpointNode();</text:p>
      <text:p text:style-name="P13"><text:tab/>bool isVisibilitySensorNode();</text:p>
      <text:p text:style-name="P13"><text:tab/>bool isWorldInfoNode();</text:p>
      <text:p text:style-name="P13"/>
      <text:p text:style-name="P13"><text:tab/>////////////////////////////////////////////////</text:p>
      <text:p text:style-name="P13"><text:tab/>// Instance node</text:p>
      <text:p text:style-name="P13"><text:tab/>////////////////////////////////////////////////</text:p>
      <text:p text:style-name="P13"/>
      <text:p text:style-name="P13"><text:tab/>bool isInstanceNode();</text:p>
      <text:p text:style-name="P13"><text:tab/>Node *createInstanceNode();</text:p>
      <text:p text:style-name="P13">};</text:p>
      <text:p text:style-name="P13"/>
      <text:h text:style-name="Heading_20_2" text:outline-level="2"><text:bookmark text:name="__RefHeading__143_833189253"/>BindableNode<text:bookmark-end text:name="__RefHeading__143_833189253"/></text:h>
      <text:p text:style-name="P13">class BindableNode : public Node {</text:p>
      <text:p text:style-name="P13"><text:tab/>BindableNode();</text:p>
      <text:p text:style-name="P13"><text:tab/>virtual ~BindableNode();</text:p>
      <text:p text:style-name="P13"/>
      <text:p text:style-name="P13"><text:tab/>SFBool *getBindField();</text:p>
      <text:p text:style-name="P13"><text:tab/>void setBind(bool value);</text:p>
      <text:p text:style-name="P13"><text:tab/>bool <text:s/>getBind();</text:p>
      <text:p text:style-name="P13"><text:tab/>bool <text:s/>isBind();</text:p>
      <text:p text:style-name="P13"><text:tab/></text:p>
      <text:p text:style-name="P13"><text:tab/>SFTime *getBindTimeField();</text:p>
      <text:p text:style-name="P13"><text:tab/>void setBindTime(double value);</text:p>
      <text:p text:style-name="P13"><text:tab/>double getBindTime();</text:p>
      <text:p text:style-name="P13"><text:soft-page-break/></text:p>
      <text:p text:style-name="P13"><text:tab/>SFBool *getIsBoundField();</text:p>
      <text:p text:style-name="P13"><text:tab/>void setIsBound(bool <text:s/>value);</text:p>
      <text:p text:style-name="P13"><text:tab/>bool <text:s/>getIsBound();</text:p>
      <text:p text:style-name="P13"><text:tab/>bool <text:s/>isBound();</text:p>
      <text:p text:style-name="P13">};</text:p>
      <text:p text:style-name="P13"/>
      <text:h text:style-name="Heading_20_2" text:outline-level="2"><text:bookmark text:name="__RefHeading__145_833189253"/>GeometryNode<text:bookmark-end text:name="__RefHeading__145_833189253"/></text:h>
      <text:p text:style-name="P13">class GeometryNode : public Node </text:p>
      <text:p text:style-name="P13">{</text:p>
      <text:p text:style-name="P13"><text:tab/>GeometryNode();</text:p>
      <text:p text:style-name="P13"><text:tab/>virtual ~GeometryNode();</text:p>
      <text:p text:style-name="P13"/>
      <text:p text:style-name="P13"><text:tab/>SFVec3f *getBoundingBoxSizeField();</text:p>
      <text:p text:style-name="P13"><text:tab/>void setBoundingBoxSize(float value[]);</text:p>
      <text:p text:style-name="P13"><text:tab/>void setBoundingBoxSize(float x, float y, float z);</text:p>
      <text:p text:style-name="P13"><text:tab/>void getBoundingBoxSize(float value[]);</text:p>
      <text:p text:style-name="P13"/>
      <text:p text:style-name="P13"><text:tab/>SFVec3f *getBoundingBoxCenterField();</text:p>
      <text:p text:style-name="P13"><text:tab/>void setBoundingBoxCenter(float value[]);</text:p>
      <text:p text:style-name="P13"><text:tab/>void setBoundingBoxCenter(float x, float y, float z);</text:p>
      <text:p text:style-name="P13"><text:tab/>void getBoundingBoxCenter(float value[]);</text:p>
      <text:p text:style-name="P13"/>
      <text:p text:style-name="P13">#ifdef SUPPORT_OPENGL</text:p>
      <text:p text:style-name="P13"><text:tab/>SFInt32 *getDisplayListField();</text:p>
      <text:p text:style-name="P13"><text:tab/>void setDisplayList(unsigned int n);</text:p>
      <text:p text:style-name="P13"><text:tab/>unsigned int getDisplayList();</text:p>
      <text:p text:style-name="P13"><text:tab/>virtual void draw();</text:p>
      <text:p text:style-name="P13">#endif</text:p>
      <text:p text:style-name="P13">};</text:p>
      <text:p text:style-name="P13"/>
      <text:h text:style-name="Heading_20_2" text:outline-level="2"><text:bookmark text:name="__RefHeading__147_833189253"/>GroupingNode<text:bookmark-end text:name="__RefHeading__147_833189253"/></text:h>
      <text:p text:style-name="P13">class GroupingNode : public Node {</text:p>
      <text:p text:style-name="P13"><text:soft-page-break/><text:tab/>GroupingNode();</text:p>
      <text:p text:style-name="P13"><text:tab/>virtual ~GroupingNode();</text:p>
      <text:p text:style-name="P13"/>
      <text:p text:style-name="P13"><text:tab/>SFVec3f *getBoundingBoxSizeField();</text:p>
      <text:p text:style-name="P13"><text:tab/>void setBoundingBoxSize(float value[]);</text:p>
      <text:p text:style-name="P13"><text:tab/>void setBoundingBoxSize(float x, float y, float z);</text:p>
      <text:p text:style-name="P13"><text:tab/>void getBoundingBoxSize(float value[]);</text:p>
      <text:p text:style-name="P13"/>
      <text:p text:style-name="P13"><text:tab/>SFVec3f *getBoundingBoxCenterField();</text:p>
      <text:p text:style-name="P13"><text:tab/>void setBoundingBoxCenter(float value[]);</text:p>
      <text:p text:style-name="P13"><text:tab/>void setBoundingBoxCenter(float x, float y, float z);</text:p>
      <text:p text:style-name="P13"><text:tab/>void getBoundingBoxCenter(float value[]);</text:p>
      <text:p text:style-name="P13"/>
      <text:p text:style-name="P13"><text:tab/>void setBoundingBox(BoundingBox *bbox);</text:p>
      <text:p text:style-name="P13"><text:tab/>void recomputeBoundingBox();</text:p>
      <text:p text:style-name="P13"/>
      <text:p text:style-name="P13"><text:tab/>GroupingNode *next();</text:p>
      <text:p text:style-name="P13"><text:tab/>GroupingNode *nextTraversal();</text:p>
      <text:p text:style-name="P13">};</text:p>
      <text:p text:style-name="P13"/>
      <text:h text:style-name="Heading_20_2" text:outline-level="2"><text:bookmark text:name="__RefHeading__149_833189253"/>InterpolatorNode<text:bookmark-end text:name="__RefHeading__149_833189253"/></text:h>
      <text:p text:style-name="P13">class InterpolatorNode : public Node {</text:p>
      <text:p text:style-name="P13"><text:tab/>InterpolatorNode();</text:p>
      <text:p text:style-name="P13"><text:tab/>~InterpolatorNode();</text:p>
      <text:p text:style-name="P13"/>
      <text:p text:style-name="P13"><text:tab/>MFFloat *getKeyField();</text:p>
      <text:p text:style-name="P13"><text:tab/>void addKey(float value);</text:p>
      <text:p text:style-name="P13"><text:tab/>int getNKeys();</text:p>
      <text:p text:style-name="P13"><text:tab/>float getKey(int index);</text:p>
      <text:p text:style-name="P13"/>
      <text:p text:style-name="P13"><text:tab/>SFFloat *getFractionField();</text:p>
      <text:p text:style-name="P13"><text:tab/>void setFraction(float value);</text:p>
      <text:p text:style-name="P13"><text:tab/>float getFraction();</text:p>
      <text:p text:style-name="P13"><text:soft-page-break/>};</text:p>
      <text:p text:style-name="P13"/>
      <text:h text:style-name="Heading_20_2" text:outline-level="2"><text:bookmark text:name="__RefHeading__151_833189253"/>LightNode<text:bookmark-end text:name="__RefHeading__151_833189253"/></text:h>
      <text:p text:style-name="P13">class LightNode : public Node {</text:p>
      <text:p text:style-name="P13"><text:tab/>LightNode();</text:p>
      <text:p text:style-name="P13"><text:tab/>virtual ~LightNode();</text:p>
      <text:p text:style-name="P13"/>
      <text:p text:style-name="P13"><text:tab/>SFBool *getOnField();</text:p>
      <text:p text:style-name="P13"><text:tab/>void setOn(bool on);</text:p>
      <text:p text:style-name="P13"><text:tab/>void setOn(int value);</text:p>
      <text:p text:style-name="P13"><text:tab/>bool isOn();</text:p>
      <text:p text:style-name="P13"/>
      <text:p text:style-name="P13"><text:tab/>SFFloat *getIntensityField();</text:p>
      <text:p text:style-name="P13"><text:tab/>void setIntensity(float value);</text:p>
      <text:p text:style-name="P13"><text:tab/>float getIntensity();</text:p>
      <text:p text:style-name="P13"/>
      <text:p text:style-name="P13"><text:tab/>SFColor *getColorField();</text:p>
      <text:p text:style-name="P13"><text:tab/>void setColor(float value[]);</text:p>
      <text:p text:style-name="P13"><text:tab/>void setColor(float r, float g, float b);</text:p>
      <text:p text:style-name="P13"><text:tab/>void getColor(float value[]);</text:p>
      <text:p text:style-name="P13">};</text:p>
      <text:p text:style-name="P13"/>
      <text:h text:style-name="Heading_20_2" text:outline-level="2"><text:bookmark text:name="__RefHeading__153_833189253"/>SensorNode<text:bookmark-end text:name="__RefHeading__153_833189253"/></text:h>
      <text:p text:style-name="P13">class SensorNode : public Node {</text:p>
      <text:p text:style-name="P13"><text:tab/>SensorNode();</text:p>
      <text:p text:style-name="P13"><text:tab/>~SensorNode();</text:p>
      <text:p text:style-name="P13"/>
      <text:p text:style-name="P13"><text:tab/>SFBool *getEnabledField();</text:p>
      <text:p text:style-name="P13"><text:tab/>void setEnabled(bool <text:s/>value);</text:p>
      <text:p text:style-name="P13"><text:tab/>void setEnabled(int value);</text:p>
      <text:p text:style-name="P13"><text:tab/>bool <text:s/>getEnabled();</text:p>
      <text:p text:style-name="P13"><text:tab/>bool <text:s/>isEnabled();</text:p>
      <text:p text:style-name="P13"><text:tab/></text:p>
      <text:p text:style-name="P13"><text:soft-page-break/><text:tab/>SFBool *getIsActiveField();</text:p>
      <text:p text:style-name="P13"><text:tab/>void setIsActive(bool <text:s/>value);</text:p>
      <text:p text:style-name="P13"><text:tab/>void setIsActive(int value);</text:p>
      <text:p text:style-name="P13"><text:tab/>bool <text:s/>getIsActive();</text:p>
      <text:p text:style-name="P13"><text:tab/>bool isActive();</text:p>
      <text:p text:style-name="P13">};</text:p>
      <text:p text:style-name="P13"/>
      <text:h text:style-name="Heading_20_2" text:outline-level="2"><text:bookmark text:name="__RefHeading__155_833189253"/>TextureNode<text:bookmark-end text:name="__RefHeading__155_833189253"/></text:h>
      <text:p text:style-name="P13">class TextureNode : public Node {</text:p>
      <text:p text:style-name="P13"><text:tab/>TextureNode();</text:p>
      <text:p text:style-name="P13"><text:tab/>~TextureNode();</text:p>
      <text:p text:style-name="P13"><text:tab/></text:p>
      <text:p text:style-name="P13"><text:tab/>SFBool *getRepeatSField();</text:p>
      <text:p text:style-name="P13"><text:tab/>void setRepeatS(bool value);</text:p>
      <text:p text:style-name="P13"><text:tab/>void setRepeatS(int value);</text:p>
      <text:p text:style-name="P13"><text:tab/>bool getRepeatS();</text:p>
      <text:p text:style-name="P13"><text:tab/></text:p>
      <text:p text:style-name="P13"><text:tab/>SFBool *getRepeatTField();</text:p>
      <text:p text:style-name="P13"><text:tab/>void setRepeatT(bool value);</text:p>
      <text:p text:style-name="P13"><text:tab/>void setRepeatT(int value);</text:p>
      <text:p text:style-name="P13"><text:tab/>bool getRepeatT();</text:p>
      <text:p text:style-name="P13">};</text:p>
      <text:p text:style-name="P13"/>
      <text:p text:style-name="P13"/>
      <text:p text:style-name="P13"/>
      <text:p text:style-name="P13"/>
      <text:p text:style-name="P13"/>
      <text:p text:style-name="P13"/>
      <text:h text:style-name="P4" text:outline-level="1"><text:bookmark text:name="__RefHeading__157_833189253"/>Node Reference<text:bookmark-end text:name="__RefHeading__157_833189253"/></text:h>
      <text:p text:style-name="Standard"/>
      <text:h text:style-name="Heading_20_2" text:outline-level="2"><text:bookmark text:name="__RefHeading__159_833189253"/>AnchorNode<text:bookmark-end text:name="__RefHeading__159_833189253"/></text:h>
      <text:p text:style-name="P13">class AnchorNode : public GroupingNode {</text:p>
      <text:p text:style-name="P13"><text:tab/>AnchorNode();</text:p>
      <text:p text:style-name="P13"><text:tab/>~AnchorNode(); </text:p>
      <text:p text:style-name="P13"/>
      <text:p text:style-name="P13"><text:tab/>SFString *getDescriptionField();</text:p>
      <text:p text:style-name="P13"><text:tab/>void setDescription(char *value);</text:p>
      <text:p text:style-name="P13"><text:tab/>char *getDescription();</text:p>
      <text:p text:style-name="P13"/>
      <text:p text:style-name="P13"><text:tab/>MFString *getParameterField();</text:p>
      <text:p text:style-name="P13"><text:tab/>void addParameter(char *value);</text:p>
      <text:p text:style-name="P13"><text:tab/>int getNParameters();</text:p>
      <text:p text:style-name="P13"><text:tab/>char *getParameter(int index);</text:p>
      <text:p text:style-name="P13"/>
      <text:p text:style-name="P13"><text:tab/>MFString *getUrlField();</text:p>
      <text:p text:style-name="P13"><text:tab/>void addUrl(char *value);</text:p>
      <text:p text:style-name="P13"><text:tab/>int getNUrls();</text:p>
      <text:p text:style-name="P13"><text:tab/>char *getUrl(int index);</text:p>
      <text:p text:style-name="P13"/>
      <text:p text:style-name="P13"><text:tab/>AnchorNode *next();</text:p>
      <text:p text:style-name="P13"><text:tab/>AnchorNode *nextTraversal();</text:p>
      <text:p text:style-name="P13">};</text:p>
      <text:p text:style-name="P13"/>
      <text:h text:style-name="Heading_20_2" text:outline-level="2"><text:bookmark text:name="__RefHeading__161_833189253"/>AppearanceNode<text:bookmark-end text:name="__RefHeading__161_833189253"/></text:h>
      <text:p text:style-name="P13">class AppearanceNode : public Node {</text:p>
      <text:p text:style-name="P13"><text:tab/>AppearanceNode();</text:p>
      <text:p text:style-name="P13"><text:tab/>~AppearanceNode();</text:p>
      <text:p text:style-name="P13"/>
      <text:p text:style-name="P13"><text:tab/>AppearanceNode *next();</text:p>
      <text:p text:style-name="P13"><text:soft-page-break/><text:tab/>AppearanceNode *nextTraversal();</text:p>
      <text:p text:style-name="P13">};</text:p>
      <text:p text:style-name="P13"/>
      <text:h text:style-name="Heading_20_2" text:outline-level="2"><text:bookmark text:name="__RefHeading__163_833189253"/>AudioClipNode<text:bookmark-end text:name="__RefHeading__163_833189253"/></text:h>
      <text:p text:style-name="P13">class AudioClipNode : public Node {</text:p>
      <text:p text:style-name="P13"><text:tab/>AudioClipNode();</text:p>
      <text:p text:style-name="P13"><text:tab/>~AudioClipNode();</text:p>
      <text:p text:style-name="P13"/>
      <text:p text:style-name="P13"><text:tab/>SFString *getDescriptionField();</text:p>
      <text:p text:style-name="P13"><text:tab/>void setDescription(char * value);</text:p>
      <text:p text:style-name="P13"><text:tab/>char *getDescription();</text:p>
      <text:p text:style-name="P13"/>
      <text:p text:style-name="P13"><text:tab/>SFBool *getLoopField();</text:p>
      <text:p text:style-name="P13"><text:tab/>void setLoop(bool value);</text:p>
      <text:p text:style-name="P13"><text:tab/>void setLoop(int value);</text:p>
      <text:p text:style-name="P13"><text:tab/>bool getLoop();</text:p>
      <text:p text:style-name="P13"><text:tab/>bool isLoop();</text:p>
      <text:p text:style-name="P13"/>
      <text:p text:style-name="P13"><text:tab/>SFFloat *getPitchField();</text:p>
      <text:p text:style-name="P13"><text:tab/>void setPitch(float value);</text:p>
      <text:p text:style-name="P13"><text:tab/>float getPitch();</text:p>
      <text:p text:style-name="P13"/>
      <text:p text:style-name="P13"><text:tab/>SFTime *getStartTimeField();</text:p>
      <text:p text:style-name="P13"><text:tab/>void setStartTime(double value);</text:p>
      <text:p text:style-name="P13"><text:tab/>double getStartTime();</text:p>
      <text:p text:style-name="P13"/>
      <text:p text:style-name="P13"><text:tab/>SFTime *getStopTimeField();</text:p>
      <text:p text:style-name="P13"><text:tab/>void setStopTime(double value);</text:p>
      <text:p text:style-name="P13"><text:tab/>double getStopTime();</text:p>
      <text:p text:style-name="P13"><text:tab/></text:p>
      <text:p text:style-name="P13"><text:tab/>SFBool *getIsActiveField();</text:p>
      <text:p text:style-name="P13"><text:tab/>void setIsActive(bool <text:s/>value);</text:p>
      <text:p text:style-name="P13"><text:tab/>bool getIsActive();</text:p>
      <text:p text:style-name="P13"><text:soft-page-break/><text:tab/>bool isActive();</text:p>
      <text:p text:style-name="P13"/>
      <text:p text:style-name="P13"><text:tab/>SFTime *getDurationChangedField();</text:p>
      <text:p text:style-name="P13"><text:tab/>void setDurationChanged(double value);</text:p>
      <text:p text:style-name="P13"><text:tab/>double getDurationChanged();</text:p>
      <text:p text:style-name="P13"><text:tab/>MFString *getUrlField();</text:p>
      <text:p text:style-name="P13"/>
      <text:p text:style-name="P13"><text:tab/>void addUrl(char * value);</text:p>
      <text:p text:style-name="P13"><text:tab/>int getNUrls();</text:p>
      <text:p text:style-name="P13"><text:tab/>char *getUrl(int index);</text:p>
      <text:p text:style-name="P13"/>
      <text:p text:style-name="P13"><text:tab/>AudioClipNode *next();</text:p>
      <text:p text:style-name="P13"><text:tab/>AudioClipNode *nextTraversal();</text:p>
      <text:p text:style-name="P13">};</text:p>
      <text:p text:style-name="P13"/>
      <text:h text:style-name="Heading_20_2" text:outline-level="2"><text:bookmark text:name="__RefHeading__165_833189253"/>BackgroundNode<text:bookmark-end text:name="__RefHeading__165_833189253"/></text:h>
      <text:p text:style-name="P13">class BackgroundNode : public BindableNode {</text:p>
      <text:p text:style-name="P13"><text:tab/>BackgroundNode();</text:p>
      <text:p text:style-name="P13"><text:tab/>~BackgroundNode();</text:p>
      <text:p text:style-name="P13"/>
      <text:p text:style-name="P13"><text:tab/>MFColor *getGroundColorField();</text:p>
      <text:p text:style-name="P13"><text:tab/>void addGroundColor(float value[]);</text:p>
      <text:p text:style-name="P13"><text:tab/>int getNGroundColors();</text:p>
      <text:p text:style-name="P13"><text:tab/>void getGroundColor(int index, float value[]);</text:p>
      <text:p text:style-name="P13"/>
      <text:p text:style-name="P13"><text:tab/>MFColor *getSkyColorField();</text:p>
      <text:p text:style-name="P14">void addSkyColor(float value[]);</text:p>
      <text:p text:style-name="P13"><text:tab/>int getNSkyColors();</text:p>
      <text:p text:style-name="P13"><text:tab/>void getSkyColor(int index, float value[]);</text:p>
      <text:p text:style-name="P13"/>
      <text:p text:style-name="P13"><text:tab/>MFFloat *getGroundAngleField();</text:p>
      <text:p text:style-name="P13"><text:tab/>void addGroundAngle(float value);</text:p>
      <text:p text:style-name="P13"><text:tab/>int getNGroundAngles();</text:p>
      <text:p text:style-name="P13"><text:soft-page-break/><text:tab/>float getGroundAngle(int index);</text:p>
      <text:p text:style-name="P13"/>
      <text:p text:style-name="P13"><text:tab/>MFFloat *getSkyAngleField();</text:p>
      <text:p text:style-name="P13"><text:tab/>void addSkyAngle(float value);</text:p>
      <text:p text:style-name="P13"><text:tab/>int getNSkyAngles();</text:p>
      <text:p text:style-name="P13"><text:tab/>float getSkyAngle(int index);</text:p>
      <text:p text:style-name="P13"/>
      <text:p text:style-name="P13"><text:tab/>MFString *getFrontUrlField();</text:p>
      <text:p text:style-name="P13"><text:tab/>void addFrontUrl(char *value);</text:p>
      <text:p text:style-name="P13"><text:tab/>int getNFrontUrls();</text:p>
      <text:p text:style-name="P13"><text:tab/>char * getFrontUrl(int index);</text:p>
      <text:p text:style-name="P13"/>
      <text:p text:style-name="P13"><text:tab/>MFString *getBackUrlField();</text:p>
      <text:p text:style-name="P13"><text:tab/>void addBackUrl(char *value);</text:p>
      <text:p text:style-name="P13"><text:tab/>int getNBackUrls();</text:p>
      <text:p text:style-name="P13"><text:tab/>char * getBackUrl(int index);</text:p>
      <text:p text:style-name="P13"/>
      <text:p text:style-name="P13"><text:tab/>MFString *getLeftUrlField();</text:p>
      <text:p text:style-name="P13"><text:tab/>void addLeftUrl(char *value);</text:p>
      <text:p text:style-name="P13"><text:tab/>int getNLeftUrls();</text:p>
      <text:p text:style-name="P13"><text:tab/>char * getLeftUrl(int index);</text:p>
      <text:p text:style-name="P13"/>
      <text:p text:style-name="P13"><text:tab/>MFString *getRightUrlField();</text:p>
      <text:p text:style-name="P13"><text:tab/>void addRightUrl(char *value);</text:p>
      <text:p text:style-name="P13"><text:tab/>int getNRightUrls();</text:p>
      <text:p text:style-name="P13"><text:tab/>char * getRightUrl(int index);</text:p>
      <text:p text:style-name="P13"/>
      <text:p text:style-name="P13"><text:tab/>MFString *getTopUrlField();</text:p>
      <text:p text:style-name="P13"><text:tab/>void addTopUrl(char *value);</text:p>
      <text:p text:style-name="P13"><text:tab/>int getNTopUrls();</text:p>
      <text:p text:style-name="P13"><text:tab/>char * getTopUrl(int index);</text:p>
      <text:p text:style-name="P13"/>
      <text:p text:style-name="P13"><text:tab/>MFString *getBottomUrlField();</text:p>
      <text:p text:style-name="P13"><text:soft-page-break/><text:tab/>void addBottomUrl(char *value);</text:p>
      <text:p text:style-name="P13"><text:tab/>int getNBottomUrls();</text:p>
      <text:p text:style-name="P13"><text:tab/>char * getBottomUrl(int index);</text:p>
      <text:p text:style-name="P13"/>
      <text:p text:style-name="P13"><text:tab/>BackgroundNode *next();</text:p>
      <text:p text:style-name="P13"><text:tab/>BackgroundNode *nextTraversal();</text:p>
      <text:p text:style-name="P13">};</text:p>
      <text:p text:style-name="P13"/>
      <text:h text:style-name="Heading_20_2" text:outline-level="2"><text:bookmark text:name="__RefHeading__167_833189253"/>BillboardNode<text:bookmark-end text:name="__RefHeading__167_833189253"/></text:h>
      <text:p text:style-name="P13">class BillboardNode : public GroupingNode {</text:p>
      <text:p text:style-name="P13"><text:tab/>BillboardNode();</text:p>
      <text:p text:style-name="P13"><text:tab/>~BillboardNode();</text:p>
      <text:p text:style-name="P13"/>
      <text:p text:style-name="P13"><text:tab/>SFVec3f *getAxisOfRotationField();</text:p>
      <text:p text:style-name="P13"><text:tab/>void setAxisOfRotation(float value[]);</text:p>
      <text:p text:style-name="P13"><text:tab/>void setAxisOfRotation(float x, float y, float z);</text:p>
      <text:p text:style-name="P13"><text:tab/>void getAxisOfRotation(float value[]);</text:p>
      <text:p text:style-name="P13"/>
      <text:p text:style-name="P13"><text:tab/>BillboardNode *next();</text:p>
      <text:p text:style-name="P13"><text:tab/>BillboardNode *nextTraversal();</text:p>
      <text:p text:style-name="P13">};</text:p>
      <text:p text:style-name="P13"/>
      <text:h text:style-name="Heading_20_2" text:outline-level="2"><text:bookmark text:name="__RefHeading__169_833189253"/>BoxNode<text:bookmark-end text:name="__RefHeading__169_833189253"/></text:h>
      <text:p text:style-name="P13">class BoxNode : public GeometryNode {</text:p>
      <text:p text:style-name="P13"><text:tab/>BoxNode();</text:p>
      <text:p text:style-name="P13"><text:tab/>~BoxNode();</text:p>
      <text:p text:style-name="P13"/>
      <text:p text:style-name="P13"><text:tab/>SFVec3f *getSizeField();</text:p>
      <text:p text:style-name="P13"><text:tab/>void setSize(float value[]);</text:p>
      <text:p text:style-name="P13"><text:tab/>void setSize(float x, float y, float z);</text:p>
      <text:p text:style-name="P13"><text:tab/>void getSize(float value[]);</text:p>
      <text:p text:style-name="P13"><text:tab/>float getX();</text:p>
      <text:p text:style-name="P13"><text:tab/>float getY();</text:p>
      <text:p text:style-name="P13"><text:soft-page-break/><text:tab/>float getZ();</text:p>
      <text:p text:style-name="P13"/>
      <text:p text:style-name="P13"><text:tab/>BoxNode *next();</text:p>
      <text:p text:style-name="P13"><text:tab/>BoxNode *nextTraversal();</text:p>
      <text:p text:style-name="P13">};</text:p>
      <text:p text:style-name="P13"/>
      <text:h text:style-name="Heading_20_2" text:outline-level="2"><text:bookmark text:name="__RefHeading__171_833189253"/>CollisionNode<text:bookmark-end text:name="__RefHeading__171_833189253"/></text:h>
      <text:p text:style-name="P13">class CollisionNode : public GroupingNode {</text:p>
      <text:p text:style-name="P13"><text:tab/>CollisionNode();</text:p>
      <text:p text:style-name="P13"><text:tab/>~CollisionNode();</text:p>
      <text:p text:style-name="P13"/>
      <text:p text:style-name="P13"><text:tab/>SFBool *getCollideField();</text:p>
      <text:p text:style-name="P13"><text:tab/>void setCollide(bool <text:s/>value);</text:p>
      <text:p text:style-name="P13"><text:tab/>void setCollide(int value);</text:p>
      <text:p text:style-name="P13"><text:tab/>bool getCollide();</text:p>
      <text:p text:style-name="P13"/>
      <text:p text:style-name="P13"><text:tab/>SFTime *getCollideTimeField();</text:p>
      <text:p text:style-name="P13"><text:tab/>void setCollideTime(double value);</text:p>
      <text:p text:style-name="P13"><text:tab/>double getCollideTime();</text:p>
      <text:p text:style-name="P13"/>
      <text:p text:style-name="P13"><text:tab/>CollisionNode *next();</text:p>
      <text:p text:style-name="P13"><text:tab/>CollisionNode *nextTraversal();</text:p>
      <text:p text:style-name="P13">};</text:p>
      <text:p text:style-name="P13"/>
      <text:h text:style-name="Heading_20_2" text:outline-level="2"><text:bookmark text:name="__RefHeading__173_833189253"/>ColorInterpolatorNode<text:bookmark-end text:name="__RefHeading__173_833189253"/></text:h>
      <text:p text:style-name="P13">class ColorInterpolatorNode : public InterpolatorNode {</text:p>
      <text:p text:style-name="P13"><text:tab/>ColorInterpolatorNode();</text:p>
      <text:p text:style-name="P13"><text:tab/>~ColorInterpolatorNode();</text:p>
      <text:p text:style-name="P13"><text:tab/></text:p>
      <text:p text:style-name="P13"><text:tab/>MFColor *getKeyValueField();</text:p>
      <text:p text:style-name="P13"><text:tab/>void addKeyValue(float color[]);</text:p>
      <text:p text:style-name="P13"><text:tab/>int getNKeyValues();</text:p>
      <text:p text:style-name="P13"><text:tab/>void getKeyValue(int index, float color[]);</text:p>
      <text:p text:style-name="P13"><text:soft-page-break/></text:p>
      <text:p text:style-name="P13"><text:tab/>SFColor *getValueField();</text:p>
      <text:p text:style-name="P13"><text:tab/>void setValue(float color[]);</text:p>
      <text:p text:style-name="P13"><text:tab/>void getValue(float color[]);</text:p>
      <text:p text:style-name="P13"/>
      <text:p text:style-name="P13"><text:tab/>ColorInterpolatorNode *next();</text:p>
      <text:p text:style-name="P13"><text:tab/>ColorInterpolatorNode *nextTraversal();</text:p>
      <text:p text:style-name="P13">};</text:p>
      <text:p text:style-name="P13"/>
      <text:h text:style-name="Heading_20_2" text:outline-level="2"><text:bookmark text:name="__RefHeading__175_833189253"/>ColorNode<text:bookmark-end text:name="__RefHeading__175_833189253"/></text:h>
      <text:p text:style-name="P13">class ColorNode : public Node {</text:p>
      <text:p text:style-name="P13"><text:tab/>ColorNode();</text:p>
      <text:p text:style-name="P13"><text:tab/>~ColorNode();</text:p>
      <text:p text:style-name="P13"><text:tab/></text:p>
      <text:p text:style-name="P13"><text:tab/>MFColor *getColorField();</text:p>
      <text:p text:style-name="P13"><text:tab/>void addColor(float color[]);</text:p>
      <text:p text:style-name="P13"><text:tab/>int getNColors();</text:p>
      <text:p text:style-name="P13"><text:tab/>void getColor(int index, float color[]);</text:p>
      <text:p text:style-name="P13"/>
      <text:p text:style-name="P13"><text:tab/>ColorNode *next();</text:p>
      <text:p text:style-name="P13"><text:tab/>ColorNode *nextTraversal();</text:p>
      <text:p text:style-name="P13">};</text:p>
      <text:p text:style-name="P12"/>
      <text:h text:style-name="Heading_20_2" text:outline-level="2"><text:bookmark text:name="__RefHeading__177_833189253"/>ConeNode<text:bookmark-end text:name="__RefHeading__177_833189253"/></text:h>
      <text:p text:style-name="P13">class ConeNode : public GeometryNode {</text:p>
      <text:p text:style-name="P13"><text:tab/>ConeNode();</text:p>
      <text:p text:style-name="P13"><text:tab/>~ConeNode();</text:p>
      <text:p text:style-name="P13"/>
      <text:p text:style-name="P13"><text:tab/>SFFloat *getBottomRadiusField();</text:p>
      <text:p text:style-name="P13"><text:tab/>void setBottomRadius(float value);</text:p>
      <text:p text:style-name="P13"><text:tab/>float getBottomRadius();</text:p>
      <text:p text:style-name="P13"/>
      <text:p text:style-name="P13"><text:tab/>SFFloat *getHeightField();</text:p>
      <text:p text:style-name="P13"><text:soft-page-break/><text:tab/>void setHeight(float value);</text:p>
      <text:p text:style-name="P13"><text:tab/>float getHeight();</text:p>
      <text:p text:style-name="P13"/>
      <text:p text:style-name="P13"><text:tab/>SFBool *getSideField();</text:p>
      <text:p text:style-name="P13"><text:tab/>void setSide(bool value);</text:p>
      <text:p text:style-name="P13"><text:tab/>void setSide(int value);</text:p>
      <text:p text:style-name="P13"><text:tab/>bool getSide();</text:p>
      <text:p text:style-name="P13"/>
      <text:p text:style-name="P13"><text:tab/>SFBool *getBottomField();</text:p>
      <text:p text:style-name="P13"><text:tab/>void setBottom(bool value);</text:p>
      <text:p text:style-name="P13"><text:tab/>void setBottom(int value);</text:p>
      <text:p text:style-name="P13"><text:tab/>bool getBottom();</text:p>
      <text:p text:style-name="P13"/>
      <text:p text:style-name="P13"><text:tab/>ConeNode *next();</text:p>
      <text:p text:style-name="P13"><text:tab/>ConeNode *nextTraversal();</text:p>
      <text:p text:style-name="P13">};</text:p>
      <text:p text:style-name="P13"/>
      <text:h text:style-name="Heading_20_2" text:outline-level="2"><text:bookmark text:name="__RefHeading__179_833189253"/>CoordinateInterpolatorNode<text:bookmark-end text:name="__RefHeading__179_833189253"/></text:h>
      <text:p text:style-name="P13">class CoordinateInterpolatorNode : public InterpolatorNode {</text:p>
      <text:p text:style-name="P13"><text:tab/>CoordinateInterpolatorNode();</text:p>
      <text:p text:style-name="P13"><text:tab/>~CoordinateInterpolatorNode();</text:p>
      <text:p text:style-name="P13"/>
      <text:p text:style-name="P13"><text:tab/>MFVec3f *getKeyValueField();</text:p>
      <text:p text:style-name="P13"><text:tab/>void addKeyValue(float vector[]);</text:p>
      <text:p text:style-name="P13"><text:tab/>int getNKeyValues();</text:p>
      <text:p text:style-name="P13"><text:tab/>void getKeyValue(int index, float vector[]);</text:p>
      <text:p text:style-name="P13"><text:tab/></text:p>
      <text:p text:style-name="P13"><text:tab/>SFVec3f *getValueField();</text:p>
      <text:p text:style-name="P13"><text:tab/>void setValue(float vector[]);</text:p>
      <text:p text:style-name="P13"><text:tab/>void getValue(float vector[]);</text:p>
      <text:p text:style-name="P13"><text:tab/></text:p>
      <text:p text:style-name="P13"><text:tab/>CoordinateInterpolatorNode *next();</text:p>
      <text:p text:style-name="P13"><text:tab/>CoordinateInterpolatorNode *nextTraversal();</text:p>
      <text:p text:style-name="P13"><text:soft-page-break/>};</text:p>
      <text:p text:style-name="P13"/>
      <text:h text:style-name="Heading_20_2" text:outline-level="2"><text:bookmark text:name="__RefHeading__181_833189253"/>CoordinateNode<text:bookmark-end text:name="__RefHeading__181_833189253"/></text:h>
      <text:p text:style-name="P13">class CoordinateNode : public Node {</text:p>
      <text:p text:style-name="P13"><text:tab/>CoordinateNode();</text:p>
      <text:p text:style-name="P13"><text:tab/>~CoordinateNode();</text:p>
      <text:p text:style-name="P13"/>
      <text:p text:style-name="P13"><text:tab/>MFVec3f *getPointField();</text:p>
      <text:p text:style-name="P13"><text:tab/>void addPoint(float point[]);</text:p>
      <text:p text:style-name="P13"><text:tab/>void addPoint(float x, float y, float z);</text:p>
      <text:p text:style-name="P13"><text:tab/>int getNPoints();</text:p>
      <text:p text:style-name="P13"><text:tab/>void getPoint(int index, float point[]);</text:p>
      <text:p text:style-name="P13"><text:tab/>void setPoint(int index, float point[]);</text:p>
      <text:p text:style-name="P13"><text:tab/>void setPoint(int index, float x, float y, float z);</text:p>
      <text:p text:style-name="P13"><text:tab/>void removePoint(int index);</text:p>
      <text:p text:style-name="P13"><text:tab/>void removeLastPoint();</text:p>
      <text:p text:style-name="P13"><text:tab/>void removeFirstPoint();</text:p>
      <text:p text:style-name="P13"><text:tab/>void removeAllPoints();</text:p>
      <text:p text:style-name="P13"/>
      <text:p text:style-name="P13"><text:tab/>CoordinateNode *next();</text:p>
      <text:p text:style-name="P13"><text:tab/>CoordinateNode *nextTraversal();</text:p>
      <text:p text:style-name="P13">};</text:p>
      <text:p text:style-name="P13"/>
      <text:h text:style-name="Heading_20_2" text:outline-level="2"><text:bookmark text:name="__RefHeading__183_833189253"/>CylinderNode<text:bookmark-end text:name="__RefHeading__183_833189253"/></text:h>
      <text:p text:style-name="P13">class CylinderNode : public GeometryNode {</text:p>
      <text:p text:style-name="P13"><text:tab/>CylinderNode();</text:p>
      <text:p text:style-name="P13"><text:tab/>~CylinderNode();</text:p>
      <text:p text:style-name="P13"/>
      <text:p text:style-name="P13"><text:tab/>SFFloat *getRadiusField();</text:p>
      <text:p text:style-name="P13"><text:tab/>void setRadius(float value);</text:p>
      <text:p text:style-name="P13"><text:tab/>float getRadius();</text:p>
      <text:p text:style-name="P13"/>
      <text:p text:style-name="P13"><text:tab/>SFFloat *getHeightField();</text:p>
      <text:p text:style-name="P13"><text:soft-page-break/><text:tab/>void setHeight(float value);</text:p>
      <text:p text:style-name="P13"><text:tab/>float getHeight();</text:p>
      <text:p text:style-name="P13"/>
      <text:p text:style-name="P13"><text:tab/>SFBool *getTopField();</text:p>
      <text:p text:style-name="P13"><text:tab/>void setTop(bool value);</text:p>
      <text:p text:style-name="P13"><text:tab/>void setTop(int value);</text:p>
      <text:p text:style-name="P13"><text:tab/>bool getTop();</text:p>
      <text:p text:style-name="P13"/>
      <text:p text:style-name="P13"><text:tab/>SFBool *getSideField();</text:p>
      <text:p text:style-name="P13"><text:tab/>void setSide(bool value);</text:p>
      <text:p text:style-name="P13"><text:tab/>void setSide(int value);</text:p>
      <text:p text:style-name="P13"><text:tab/>bool getSide();</text:p>
      <text:p text:style-name="P13"/>
      <text:p text:style-name="P13"><text:tab/>SFBool *getBottomField();</text:p>
      <text:p text:style-name="P13"><text:tab/>void setBottom(bool <text:s/>value);</text:p>
      <text:p text:style-name="P13"><text:tab/>void setBottom(int value);</text:p>
      <text:p text:style-name="P13"><text:tab/>bool <text:s/>getBottom();</text:p>
      <text:p text:style-name="P13"/>
      <text:p text:style-name="P13"><text:tab/>CylinderNode *next();</text:p>
      <text:p text:style-name="P13"><text:tab/>CylinderNode *nextTraversal();</text:p>
      <text:p text:style-name="P13">};</text:p>
      <text:p text:style-name="P13"/>
      <text:h text:style-name="Heading_20_2" text:outline-level="2"><text:bookmark text:name="__RefHeading__185_833189253"/>CylinderSensorNode<text:bookmark-end text:name="__RefHeading__185_833189253"/></text:h>
      <text:p text:style-name="P13">class CylinderSensorNode : public SensorNode {</text:p>
      <text:p text:style-name="P13"><text:tab/>CylinderSensorNode();</text:p>
      <text:p text:style-name="P13"><text:tab/>~CylinderSensorNode();</text:p>
      <text:p text:style-name="P13"/>
      <text:p text:style-name="P13"><text:tab/>SFBool *getAutoOffsetField();</text:p>
      <text:p text:style-name="P13"><text:tab/>void setAutoOffset(bool <text:s/>value);</text:p>
      <text:p text:style-name="P13"><text:tab/>void setAutoOffset(int value);</text:p>
      <text:p text:style-name="P13"><text:tab/>bool <text:s/>getAutoOffset();</text:p>
      <text:p text:style-name="P13"><text:tab/>bool <text:s/>isAutoOffset();</text:p>
      <text:p text:style-name="P13"/>
      <text:p text:style-name="P13"><text:soft-page-break/><text:tab/>SFFloat *getDiskAngleField();</text:p>
      <text:p text:style-name="P13"><text:tab/>void setDiskAngle(float value);</text:p>
      <text:p text:style-name="P13"><text:tab/>float getDiskAngle();</text:p>
      <text:p text:style-name="P13"/>
      <text:p text:style-name="P13"><text:tab/>SFFloat *getMinAngleField();</text:p>
      <text:p text:style-name="P13"><text:tab/>void setMinAngle(float value);</text:p>
      <text:p text:style-name="P13"><text:tab/>float getMinAngle();</text:p>
      <text:p text:style-name="P13"/>
      <text:p text:style-name="P13"><text:tab/>SFFloat *getMaxAngleField();</text:p>
      <text:p text:style-name="P13"><text:tab/>void setMaxAngle(float value);</text:p>
      <text:p text:style-name="P13"><text:tab/>float getMaxAngle();</text:p>
      <text:p text:style-name="P13"/>
      <text:p text:style-name="P13"><text:tab/>SFFloat *getOffsetField();</text:p>
      <text:p text:style-name="P13"><text:tab/>void setOffset(float value);</text:p>
      <text:p text:style-name="P13"><text:tab/>float getOffset();</text:p>
      <text:p text:style-name="P13"/>
      <text:p text:style-name="P13"><text:tab/>SFRotation *getRotationChangedField();</text:p>
      <text:p text:style-name="P13"><text:tab/>void setRotationChanged(float value[]);</text:p>
      <text:p text:style-name="P13"><text:tab/>void setRotationChanged(float x, float y, float z, float rot);</text:p>
      <text:p text:style-name="P13"><text:tab/>void getRotationChanged(float value[]);</text:p>
      <text:p text:style-name="P13"/>
      <text:p text:style-name="P13"><text:tab/>SFVec3f *getTrackPointChangedField();</text:p>
      <text:p text:style-name="P13"><text:tab/>void setTrackPointChanged(float value[]);</text:p>
      <text:p text:style-name="P13"><text:tab/>void setTrackPointChanged(float x, float y, float z);</text:p>
      <text:p text:style-name="P13"><text:tab/>void getTrackPointChanged(float value[]);</text:p>
      <text:p text:style-name="P13"/>
      <text:p text:style-name="P13"><text:tab/>CylinderSensorNode *next();</text:p>
      <text:p text:style-name="P13"><text:tab/>CylinderSensorNode *nextTraversal();</text:p>
      <text:p text:style-name="P13">};</text:p>
      <text:p text:style-name="P13"/>
      <text:h text:style-name="Heading_20_2" text:outline-level="2"><text:bookmark text:name="__RefHeading__187_833189253"/>DirectionalLightNode<text:bookmark-end text:name="__RefHeading__187_833189253"/></text:h>
      <text:p text:style-name="P13">class DirectionalLightNode : public LightNode {</text:p>
      <text:p text:style-name="P13"><text:tab/>DirectionalLightNode();</text:p>
      <text:p text:style-name="P13"><text:soft-page-break/><text:tab/>~DirectionalLightNode();</text:p>
      <text:p text:style-name="P13"><text:tab/></text:p>
      <text:p text:style-name="P13"><text:tab/>SFFloat *getAmbientIntensityField();</text:p>
      <text:p text:style-name="P13"><text:tab/>void setAmbientIntensity(float value);</text:p>
      <text:p text:style-name="P13"><text:tab/>float getAmbientIntensity();</text:p>
      <text:p text:style-name="P13"/>
      <text:p text:style-name="P13"><text:tab/>SFVec3f *getDirectionField();</text:p>
      <text:p text:style-name="P13"><text:tab/>void setDirection(float value[]);</text:p>
      <text:p text:style-name="P13"><text:tab/>void setDirection(float x, float y, float z);</text:p>
      <text:p text:style-name="P13"><text:tab/>void getDirection(float value[]);</text:p>
      <text:p text:style-name="P13"/>
      <text:p text:style-name="P13"><text:tab/>DirectionalLightNode *next();</text:p>
      <text:p text:style-name="P13"><text:tab/>DirectionalLightNode *nextTraversal();</text:p>
      <text:p text:style-name="P13">};</text:p>
      <text:p text:style-name="P13"/>
      <text:h text:style-name="Heading_20_2" text:outline-level="2"><text:bookmark text:name="__RefHeading__189_833189253"/>ElevationGridNode<text:bookmark-end text:name="__RefHeading__189_833189253"/></text:h>
      <text:p text:style-name="P13">class ElevationGridNode : public GeometryNode {</text:p>
      <text:p text:style-name="P13"><text:tab/>ElevationGridNode();</text:p>
      <text:p text:style-name="P13"><text:tab/>~ElevationGridNode();</text:p>
      <text:p text:style-name="P13"/>
      <text:p text:style-name="P13"><text:tab/>SFFloat *getXSpacingField();</text:p>
      <text:p text:style-name="P13"><text:tab/>void setXSpacing(float value);</text:p>
      <text:p text:style-name="P13"><text:tab/>float getXSpacing();</text:p>
      <text:p text:style-name="P13"/>
      <text:p text:style-name="P13"><text:tab/>SFFloat *getZSpacingField();</text:p>
      <text:p text:style-name="P13"><text:tab/>void setZSpacing(float value);</text:p>
      <text:p text:style-name="P13"><text:tab/>float getZSpacing();</text:p>
      <text:p text:style-name="P13"/>
      <text:p text:style-name="P13"><text:tab/>SFInt32 *getXDimensionField();</text:p>
      <text:p text:style-name="P13"><text:tab/>void setXDimension(int value);</text:p>
      <text:p text:style-name="P13"><text:tab/>int getXDimension();</text:p>
      <text:p text:style-name="P13"/>
      <text:p text:style-name="P13"><text:tab/>SFInt32 *getZDimensionField();</text:p>
      <text:p text:style-name="P13"><text:soft-page-break/><text:tab/>void setZDimension(int value);</text:p>
      <text:p text:style-name="P13"><text:tab/>int getZDimension();</text:p>
      <text:p text:style-name="P13"/>
      <text:p text:style-name="P13"><text:tab/>SFBool *getColorPerVertexField();</text:p>
      <text:p text:style-name="P13"><text:tab/>void setColorPerVertex(bool <text:s/>value);</text:p>
      <text:p text:style-name="P13"><text:tab/>void setColorPerVertex(int value);</text:p>
      <text:p text:style-name="P13"><text:tab/>bool <text:s/>getColorPerVertex();</text:p>
      <text:p text:style-name="P13"/>
      <text:p text:style-name="P13"><text:tab/>SFBool *getNormalPerVertexField();</text:p>
      <text:p text:style-name="P13"><text:tab/>void setNormalPerVertex(bool <text:s/>value);</text:p>
      <text:p text:style-name="P13"><text:tab/>void setNormalPerVertex(int value);</text:p>
      <text:p text:style-name="P13"><text:tab/>bool <text:s/>getNormalPerVertex();</text:p>
      <text:p text:style-name="P13"/>
      <text:p text:style-name="P13"><text:tab/>SFBool *getCCWField();</text:p>
      <text:p text:style-name="P13"><text:tab/>void setCCW(bool <text:s/>value);</text:p>
      <text:p text:style-name="P13"><text:tab/>void setCCW(int value);</text:p>
      <text:p text:style-name="P13"><text:tab/>bool <text:s/>getCCW();</text:p>
      <text:p text:style-name="P13"/>
      <text:p text:style-name="P13"><text:tab/>SFBool *getSolidField();</text:p>
      <text:p text:style-name="P13"><text:tab/>void setSolid(bool <text:s/>value);</text:p>
      <text:p text:style-name="P13"><text:tab/>void setSolid(int value);</text:p>
      <text:p text:style-name="P13"><text:tab/>bool <text:s/>getSolid();</text:p>
      <text:p text:style-name="P13"/>
      <text:p text:style-name="P13"><text:tab/>SFFloat *getCreaseAngleField();</text:p>
      <text:p text:style-name="P13"><text:tab/>void setCreaseAngle(float value);</text:p>
      <text:p text:style-name="P13"><text:tab/>float getCreaseAngle();</text:p>
      <text:p text:style-name="P13"/>
      <text:p text:style-name="P13"><text:tab/>MFFloat *getHeightField();</text:p>
      <text:p text:style-name="P13"><text:tab/>void addHeight(float value);</text:p>
      <text:p text:style-name="P13"><text:tab/>int getNHeights();</text:p>
      <text:p text:style-name="P13"><text:tab/>float getHeight(int index);</text:p>
      <text:p text:style-name="P13"/>
      <text:p text:style-name="P13"><text:tab/>ElevationGridNode *next();</text:p>
      <text:p text:style-name="P13"><text:soft-page-break/><text:tab/>ElevationGridNode *nextTraversal();</text:p>
      <text:p text:style-name="P13">};</text:p>
      <text:p text:style-name="P13"/>
      <text:h text:style-name="Heading_20_2" text:outline-level="2"><text:bookmark text:name="__RefHeading__191_833189253"/>ExtrusionNode<text:bookmark-end text:name="__RefHeading__191_833189253"/></text:h>
      <text:p text:style-name="P13">class ExtrusionNode : public GeometryNode {</text:p>
      <text:p text:style-name="P13"><text:tab/>ExtrusionNode();</text:p>
      <text:p text:style-name="P13"><text:tab/>~ExtrusionNode();</text:p>
      <text:p text:style-name="P13"><text:tab/></text:p>
      <text:p text:style-name="P13"><text:tab/>SFBool *getBeginCapField();</text:p>
      <text:p text:style-name="P13"><text:tab/>void setBeginCap(bool value);</text:p>
      <text:p text:style-name="P13"><text:tab/>void setBeginCap(int value);</text:p>
      <text:p text:style-name="P13"><text:tab/>bool getBeginCap();</text:p>
      <text:p text:style-name="P13"/>
      <text:p text:style-name="P13"><text:tab/>SFBool *getEndCapField();</text:p>
      <text:p text:style-name="P13"><text:tab/>void setEndCap(bool value);</text:p>
      <text:p text:style-name="P13"><text:tab/>void setEndCap(int value);</text:p>
      <text:p text:style-name="P13"><text:tab/>bool getEndCap();</text:p>
      <text:p text:style-name="P13"/>
      <text:p text:style-name="P13"><text:tab/>SFBool *getCCWField();</text:p>
      <text:p text:style-name="P13"><text:tab/>void setCCW(bool value);</text:p>
      <text:p text:style-name="P13"><text:tab/>void setCCW(int value);</text:p>
      <text:p text:style-name="P13"><text:tab/>bool getCCW();</text:p>
      <text:p text:style-name="P13"/>
      <text:p text:style-name="P13"><text:tab/>SFBool *getConvexField();</text:p>
      <text:p text:style-name="P13"><text:tab/>void setConvex(bool value);</text:p>
      <text:p text:style-name="P13"><text:tab/>void setConvex(int value);</text:p>
      <text:p text:style-name="P13"><text:tab/>bool getConvex();</text:p>
      <text:p text:style-name="P13"/>
      <text:p text:style-name="P13"><text:tab/>SFFloat *getCreaseAngleField();</text:p>
      <text:p text:style-name="P13"><text:tab/>void setCreaseAngle(float value);</text:p>
      <text:p text:style-name="P13"><text:tab/>float getCreaseAngle();</text:p>
      <text:p text:style-name="P13"/>
      <text:p text:style-name="P13"><text:tab/>SFBool *getSolidField();</text:p>
      <text:p text:style-name="P13"><text:soft-page-break/><text:tab/>void setSolid(bool value);</text:p>
      <text:p text:style-name="P13"><text:tab/>void setSolid(int value);</text:p>
      <text:p text:style-name="P13"><text:tab/>bool getSolid();</text:p>
      <text:p text:style-name="P13"/>
      <text:p text:style-name="P13"><text:tab/>MFRotation *getOrientationField();</text:p>
      <text:p text:style-name="P13"><text:tab/>void addOrientation(float value[]);</text:p>
      <text:p text:style-name="P13"><text:tab/>void addOrientation(float x, float y, float z, float angle);</text:p>
      <text:p text:style-name="P13"><text:tab/>int getNOrientations();</text:p>
      <text:p text:style-name="P13"><text:tab/>void getOrientation(int index, float value[]);</text:p>
      <text:p text:style-name="P13"/>
      <text:p text:style-name="P13"><text:tab/>MFVec2f *getScaleField();</text:p>
      <text:p text:style-name="P14">void addScale(float value[]);</text:p>
      <text:p text:style-name="P13"><text:tab/>void addScale(float x, float z);</text:p>
      <text:p text:style-name="P13"><text:tab/>int getNScales();</text:p>
      <text:p text:style-name="P13"><text:tab/>void getScale(int index, float value[]);</text:p>
      <text:p text:style-name="P13"/>
      <text:p text:style-name="P13"><text:tab/>MFVec2f *getCrossSectionField();</text:p>
      <text:p text:style-name="P13"><text:tab/>void addCrossSection(float value[]);</text:p>
      <text:p text:style-name="P13"><text:tab/>void addCrossSection(float x, float z);</text:p>
      <text:p text:style-name="P13"><text:tab/>int getNCrossSections();</text:p>
      <text:p text:style-name="P13"><text:tab/>void getCrossSection(int index, float value[]);</text:p>
      <text:p text:style-name="P13"/>
      <text:p text:style-name="P13"><text:tab/>MFVec3f *getSpineField();</text:p>
      <text:p text:style-name="P13"><text:tab/>void addSpine(float value[]);</text:p>
      <text:p text:style-name="P13"><text:tab/>void addSpine(float x, float y, float z);</text:p>
      <text:p text:style-name="P13"><text:tab/>int getNSpines();</text:p>
      <text:p text:style-name="P13"><text:tab/>void getSpine(int index, float value[]);</text:p>
      <text:p text:style-name="P13"/>
      <text:p text:style-name="P13"><text:tab/>ExtrusionNode *next();</text:p>
      <text:p text:style-name="P13"><text:tab/>ExtrusionNode *nextTraversal();</text:p>
      <text:p text:style-name="P13">};</text:p>
      <text:p text:style-name="P13"/>
      <text:h text:style-name="Heading_20_2" text:outline-level="2"><text:bookmark text:name="__RefHeading__193_833189253"/><text:soft-page-break/>FogNode<text:bookmark-end text:name="__RefHeading__193_833189253"/></text:h>
      <text:p text:style-name="P13">class FogNode : public BindableNode {</text:p>
      <text:p text:style-name="P13"><text:tab/>FogNode();</text:p>
      <text:p text:style-name="P13"><text:tab/>~FogNode();</text:p>
      <text:p text:style-name="P13"/>
      <text:p text:style-name="P13"><text:tab/>SFColor *getColorField();</text:p>
      <text:p text:style-name="P13"><text:tab/>void setColor(float value[]);</text:p>
      <text:p text:style-name="P13"><text:tab/>void setColor(float r, float g, float b);</text:p>
      <text:p text:style-name="P13"><text:tab/>void getColor(float value[]);</text:p>
      <text:p text:style-name="P13"/>
      <text:p text:style-name="P13"><text:tab/>SFString *getFogTypeField();</text:p>
      <text:p text:style-name="P13"><text:tab/>void setFogType(char *value);</text:p>
      <text:p text:style-name="P13"><text:tab/>char *getFogType();</text:p>
      <text:p text:style-name="P13"/>
      <text:p text:style-name="P13"><text:tab/>SFFloat *getVisibilityRangeField();</text:p>
      <text:p text:style-name="P13"><text:tab/>void setVisibilityRange(float value);</text:p>
      <text:p text:style-name="P13"><text:tab/>float getVisibilityRange();</text:p>
      <text:p text:style-name="P13"/>
      <text:p text:style-name="P13"><text:tab/>FogNode *next();</text:p>
      <text:p text:style-name="P13"><text:tab/>FogNode *nextTraversal();</text:p>
      <text:p text:style-name="P13">};</text:p>
      <text:p text:style-name="P13"/>
      <text:h text:style-name="Heading_20_2" text:outline-level="2"><text:bookmark text:name="__RefHeading__195_833189253"/>FontStyleNode<text:bookmark-end text:name="__RefHeading__195_833189253"/></text:h>
      <text:p text:style-name="P13">class FontStyleNode : public Node {</text:p>
      <text:p text:style-name="P13"><text:tab/>FontStyleNode();</text:p>
      <text:p text:style-name="P13"><text:tab/>~FontStyleNode();</text:p>
      <text:p text:style-name="P13"/>
      <text:p text:style-name="P13"><text:tab/>SFFloat *getSizeField();</text:p>
      <text:p text:style-name="P13"><text:tab/>void setSize(float value);</text:p>
      <text:p text:style-name="P13"><text:tab/>float getSize();</text:p>
      <text:p text:style-name="P13"/>
      <text:p text:style-name="P13"><text:tab/>SFString *getFamilyField();</text:p>
      <text:p text:style-name="P13"><text:tab/>void setFamily(char *value);</text:p>
      <text:p text:style-name="P13"><text:soft-page-break/><text:tab/>char *getFamily();</text:p>
      <text:p text:style-name="P13"><text:tab/>int getFamilyNumber();</text:p>
      <text:p text:style-name="P13"><text:tab/></text:p>
      <text:p text:style-name="P13"><text:tab/>SFString *getStyleField();</text:p>
      <text:p text:style-name="P13"><text:tab/>void setStyle(char *value);</text:p>
      <text:p text:style-name="P13"><text:tab/>char *getStyle();</text:p>
      <text:p text:style-name="P13"><text:tab/>int getStyleNumber();</text:p>
      <text:p text:style-name="P13"><text:tab/></text:p>
      <text:p text:style-name="P13"><text:tab/>SFString *getLanguageField();</text:p>
      <text:p text:style-name="P13"><text:tab/>void setLanguage(char *value);</text:p>
      <text:p text:style-name="P13"><text:tab/>char *getLanguage();</text:p>
      <text:p text:style-name="P13"/>
      <text:p text:style-name="P13"><text:tab/>SFBool *getHorizontalField();</text:p>
      <text:p text:style-name="P13"><text:tab/>void setHorizontal(bool value);</text:p>
      <text:p text:style-name="P13"><text:tab/>void setHorizontal(int value);</text:p>
      <text:p text:style-name="P13"><text:tab/>bool getHorizontal();</text:p>
      <text:p text:style-name="P13"><text:tab/></text:p>
      <text:p text:style-name="P13"><text:tab/>SFBool *getLeftToRightField();</text:p>
      <text:p text:style-name="P13"><text:tab/>void setLeftToRight(bool value);</text:p>
      <text:p text:style-name="P13"><text:tab/>void setLeftToRight(int value);</text:p>
      <text:p text:style-name="P13"><text:tab/>bool getLeftToRight();</text:p>
      <text:p text:style-name="P13"/>
      <text:p text:style-name="P13"><text:tab/>SFBool *getTopToBottomField();</text:p>
      <text:p text:style-name="P13"><text:tab/>void setTopToBottom(bool value);</text:p>
      <text:p text:style-name="P13"><text:tab/>void setTopToBottom(int value);</text:p>
      <text:p text:style-name="P13"><text:tab/>bool getTopToBottom();</text:p>
      <text:p text:style-name="P13"/>
      <text:p text:style-name="P13"><text:tab/>MFString *getJustifyField();</text:p>
      <text:p text:style-name="P13"><text:tab/>void addJustify(char *value);</text:p>
      <text:p text:style-name="P13"><text:tab/>int getNJustifys();</text:p>
      <text:p text:style-name="P13"><text:tab/>char *getJustify(int index);</text:p>
      <text:p text:style-name="P13"/>
      <text:p text:style-name="P13"><text:tab/>SFFloat *getSpacingField();</text:p>
      <text:p text:style-name="P13"><text:soft-page-break/><text:tab/>void setSpacing(float value);</text:p>
      <text:p text:style-name="P13"><text:tab/>float getSpacing();</text:p>
      <text:p text:style-name="P13"/>
      <text:p text:style-name="P13"><text:tab/>FontStyleNode *next();</text:p>
      <text:p text:style-name="P13"><text:tab/>FontStyleNode *nextTraversal();</text:p>
      <text:p text:style-name="P13">};</text:p>
      <text:p text:style-name="P13"/>
      <text:h text:style-name="Heading_20_2" text:outline-level="2"><text:bookmark text:name="__RefHeading__197_833189253"/>GroupNode<text:bookmark-end text:name="__RefHeading__197_833189253"/></text:h>
      <text:p text:style-name="P13">class GroupNode : public GroupingNode {</text:p>
      <text:p text:style-name="P13"><text:tab/>GroupNode();</text:p>
      <text:p text:style-name="P13"><text:tab/>~GroupNode();</text:p>
      <text:p text:style-name="P13"/>
      <text:p text:style-name="P13"><text:tab/>GroupNode *next();</text:p>
      <text:p text:style-name="P13"><text:tab/>GroupNode *nextTraversal();</text:p>
      <text:p text:style-name="P13">};</text:p>
      <text:p text:style-name="P13"/>
      <text:h text:style-name="Heading_20_2" text:outline-level="2"><text:bookmark text:name="__RefHeading__199_833189253"/>ImageTextureNode<text:bookmark-end text:name="__RefHeading__199_833189253"/></text:h>
      <text:p text:style-name="P13">class ImageTextureNode : public TextureNode {</text:p>
      <text:p text:style-name="P13"><text:tab/>ImageTextureNode();</text:p>
      <text:p text:style-name="P13"><text:tab/>~ImageTextureNode();</text:p>
      <text:p text:style-name="P13"/>
      <text:p text:style-name="P13"><text:tab/>MFString *getUrlField();</text:p>
      <text:p text:style-name="P13"><text:tab/>void addUrl(char * value);</text:p>
      <text:p text:style-name="P13"><text:tab/>int getNUrls();</text:p>
      <text:p text:style-name="P13"><text:tab/>char *getUrl(int index);</text:p>
      <text:p text:style-name="P13"/>
      <text:p text:style-name="P13"><text:tab/>ImageTextureNode *next();</text:p>
      <text:p text:style-name="P13"><text:tab/>ImageTextureNode *nextTraversal();</text:p>
      <text:p text:style-name="P13">};</text:p>
      <text:p text:style-name="P13"/>
      <text:h text:style-name="Heading_20_2" text:outline-level="2"><text:bookmark text:name="__RefHeading__201_833189253"/>IndexedFaceSetNode<text:bookmark-end text:name="__RefHeading__201_833189253"/></text:h>
      <text:p text:style-name="P13">class IndexedFaceSetNode : public GeometryNode {</text:p>
      <text:p text:style-name="P13"><text:tab/>IndexedFaceSetNode();</text:p>
      <text:p text:style-name="P13"><text:soft-page-break/><text:tab/>~IndexedFaceSetNode();</text:p>
      <text:p text:style-name="P13"><text:tab/></text:p>
      <text:p text:style-name="P13"><text:tab/>SFBool *getCCWField();</text:p>
      <text:p text:style-name="P13"><text:tab/>void setCCW(bool value);</text:p>
      <text:p text:style-name="P13"><text:tab/>void setCCW(int value);</text:p>
      <text:p text:style-name="P13"><text:tab/>bool getCCW();</text:p>
      <text:p text:style-name="P13"/>
      <text:p text:style-name="P13"><text:tab/>SFBool *getColorPerVertexField();</text:p>
      <text:p text:style-name="P13"><text:tab/>void setColorPerVertex(bool value);</text:p>
      <text:p text:style-name="P13"><text:tab/>void setColorPerVertex(int value);</text:p>
      <text:p text:style-name="P13"><text:tab/>bool getColorPerVertex();</text:p>
      <text:p text:style-name="P13"/>
      <text:p text:style-name="P13"><text:tab/>SFBool *getNormalPerVertexField();</text:p>
      <text:p text:style-name="P13"><text:tab/>void setNormalPerVertex(bool value);</text:p>
      <text:p text:style-name="P13"><text:tab/>void setNormalPerVertex(int value);</text:p>
      <text:p text:style-name="P13"><text:tab/>bool getNormalPerVertex();</text:p>
      <text:p text:style-name="P13"/>
      <text:p text:style-name="P13"><text:tab/>SFBool *getSolidField();</text:p>
      <text:p text:style-name="P13"><text:tab/>void setSolid(bool value);</text:p>
      <text:p text:style-name="P13"><text:tab/>void setSolid(int value);</text:p>
      <text:p text:style-name="P13"><text:tab/>bool getSolid();</text:p>
      <text:p text:style-name="P13"/>
      <text:p text:style-name="P13"><text:tab/>SFBool *getConvexField();</text:p>
      <text:p text:style-name="P13"><text:tab/>void setConvex(bool value);</text:p>
      <text:p text:style-name="P13"><text:tab/>void setConvex(int value);</text:p>
      <text:p text:style-name="P13"><text:tab/>bool getConvex();</text:p>
      <text:p text:style-name="P13"/>
      <text:p text:style-name="P13"><text:tab/>SFFloat *getCreaseAngleField();</text:p>
      <text:p text:style-name="P13"><text:tab/>void setCreaseAngle(float value);</text:p>
      <text:p text:style-name="P13"><text:tab/>float getCreaseAngle();</text:p>
      <text:p text:style-name="P13"/>
      <text:p text:style-name="P13"><text:tab/>MFInt32 *getCoordIndexField();</text:p>
      <text:p text:style-name="P13"><text:tab/>void addCoordIndex(int value);</text:p>
      <text:p text:style-name="P13"><text:soft-page-break/><text:tab/>int getNCoordIndexes();</text:p>
      <text:p text:style-name="P13"><text:tab/>int getCoordIndex(int index);</text:p>
      <text:p text:style-name="P13"><text:tab/></text:p>
      <text:p text:style-name="P14">MFInt32 *getTexCoordIndexField();</text:p>
      <text:p text:style-name="P13"><text:tab/>void addTexCoordIndex(int value);</text:p>
      <text:p text:style-name="P13"><text:tab/>int getNTexCoordIndexes();</text:p>
      <text:p text:style-name="P13"><text:tab/>int getTexCoordIndex(int index);</text:p>
      <text:p text:style-name="P13"><text:tab/></text:p>
      <text:p text:style-name="P13"><text:tab/>MFInt32 *getColorIndexField();</text:p>
      <text:p text:style-name="P14">void addColorIndex(int value);</text:p>
      <text:p text:style-name="P13"><text:tab/>int getNColorIndexes();</text:p>
      <text:p text:style-name="P13"><text:tab/>int getColorIndex(int index);</text:p>
      <text:p text:style-name="P13"/>
      <text:p text:style-name="P13"><text:tab/>MFInt32 *getNormalIndexField();</text:p>
      <text:p text:style-name="P13"><text:tab/>void addNormalIndex(int value);</text:p>
      <text:p text:style-name="P13"><text:tab/>int getNNormalIndexes();</text:p>
      <text:p text:style-name="P13"><text:tab/>int getNormalIndex(int index);</text:p>
      <text:p text:style-name="P13"/>
      <text:p text:style-name="P13"><text:tab/>IndexedFaceSetNode *next();</text:p>
      <text:p text:style-name="P13"><text:tab/>IndexedFaceSetNode *nextTraversal();</text:p>
      <text:p text:style-name="P13">};</text:p>
      <text:p text:style-name="P13"/>
      <text:h text:style-name="Heading_20_2" text:outline-level="2"><text:bookmark text:name="__RefHeading__203_833189253"/>IndexedLineSetNode<text:bookmark-end text:name="__RefHeading__203_833189253"/></text:h>
      <text:p text:style-name="P13">class IndexedLineSetNode : public GeometryNode {</text:p>
      <text:p text:style-name="P13"><text:tab/>IndexedLineSetNode();</text:p>
      <text:p text:style-name="P13"><text:tab/>~IndexedLineSetNode();</text:p>
      <text:p text:style-name="P13"/>
      <text:p text:style-name="P13"><text:tab/>SFBool *getColorPerVertexField();</text:p>
      <text:p text:style-name="P13"><text:tab/>void setColorPerVertex(bool value);</text:p>
      <text:p text:style-name="P13"><text:tab/>void setColorPerVertex(int value);</text:p>
      <text:p text:style-name="P13"><text:tab/>bool getColorPerVertex();</text:p>
      <text:p text:style-name="P13"/>
      <text:p text:style-name="P13"><text:tab/>MFInt32 *getCoordIndexField();</text:p>
      <text:p text:style-name="P13"><text:soft-page-break/><text:tab/>void addCoordIndex(int value);</text:p>
      <text:p text:style-name="P13"><text:tab/>int getNCoordIndexes();</text:p>
      <text:p text:style-name="P13"><text:tab/>int getCoordIndex(int index);</text:p>
      <text:p text:style-name="P13"><text:tab/></text:p>
      <text:p text:style-name="P13"><text:tab/>MFInt32 *getColorIndexField();</text:p>
      <text:p text:style-name="P13"><text:tab/>void addColorIndex(int value);</text:p>
      <text:p text:style-name="P13"><text:tab/>int getNColorIndexes();</text:p>
      <text:p text:style-name="P13"><text:tab/>int getColorIndex(int index);</text:p>
      <text:p text:style-name="P13"/>
      <text:p text:style-name="P13"><text:tab/>IndexedLineSetNode *next();</text:p>
      <text:p text:style-name="P13"><text:tab/>IndexedLineSetNode *nextTraversal();</text:p>
      <text:p text:style-name="P13">};</text:p>
      <text:p text:style-name="P13"/>
      <text:h text:style-name="Heading_20_2" text:outline-level="2"><text:bookmark text:name="__RefHeading__205_833189253"/>InlineNode<text:bookmark-end text:name="__RefHeading__205_833189253"/></text:h>
      <text:p text:style-name="P13">class InlineNode : public GroupingNode {</text:p>
      <text:p text:style-name="P13"><text:tab/>InlineNode();</text:p>
      <text:p text:style-name="P13"><text:tab/>~InlineNode();</text:p>
      <text:p text:style-name="P13"/>
      <text:p text:style-name="P13"><text:tab/>MFString *getUrlField();</text:p>
      <text:p text:style-name="P13"><text:tab/>void addUrl(char *value);</text:p>
      <text:p text:style-name="P13"><text:tab/>int getNUrls();</text:p>
      <text:p text:style-name="P13"><text:tab/>char *getUrl(int index);</text:p>
      <text:p text:style-name="P13"><text:tab/>void setUrl(int index, char *urlString);</text:p>
      <text:p text:style-name="P13"/>
      <text:p text:style-name="P13"><text:tab/>InlineNode *next();</text:p>
      <text:p text:style-name="P13"><text:tab/>InlineNode *nextTraversal();</text:p>
      <text:p text:style-name="P13">};</text:p>
      <text:p text:style-name="P13"/>
      <text:h text:style-name="Heading_20_2" text:outline-level="2"><text:bookmark text:name="__RefHeading__207_833189253"/>LodNode<text:bookmark-end text:name="__RefHeading__207_833189253"/></text:h>
      <text:p text:style-name="P13">class LodNode : public Node {</text:p>
      <text:p text:style-name="P13"><text:tab/>LodNode();</text:p>
      <text:p text:style-name="P13"><text:tab/>~LodNode();</text:p>
      <text:p text:style-name="P13"/>
      <text:p text:style-name="P13"><text:soft-page-break/><text:tab/>SFVec3f *getCenterField();</text:p>
      <text:p text:style-name="P13"><text:tab/>void setCenter(float value[]);</text:p>
      <text:p text:style-name="P13"><text:tab/>void setCenter(float x, float y, float z);</text:p>
      <text:p text:style-name="P13"><text:tab/>void getCenter(float value[]);</text:p>
      <text:p text:style-name="P13"/>
      <text:p text:style-name="P13"><text:tab/>MFFloat *getRangeField();</text:p>
      <text:p text:style-name="P13"><text:tab/>void addRange(float value);</text:p>
      <text:p text:style-name="P13"><text:tab/>int getNRanges();</text:p>
      <text:p text:style-name="P13"><text:tab/>float getRange(int index);</text:p>
      <text:p text:style-name="P13"/>
      <text:p text:style-name="P13"><text:tab/>LodNode *next();</text:p>
      <text:p text:style-name="P13"><text:tab/>LodNode *nextTraversal();</text:p>
      <text:p text:style-name="P13">};</text:p>
      <text:p text:style-name="P13"/>
      <text:h text:style-name="Heading_20_2" text:outline-level="2"><text:bookmark text:name="__RefHeading__209_833189253"/>MaterialNode<text:bookmark-end text:name="__RefHeading__209_833189253"/></text:h>
      <text:p text:style-name="P13">class MaterialNode : public Node {</text:p>
      <text:p text:style-name="P13"><text:tab/>MaterialNode();</text:p>
      <text:p text:style-name="P13"><text:tab/>~MaterialNode();</text:p>
      <text:p text:style-name="P13"/>
      <text:p text:style-name="P13"><text:tab/>SFFloat *getTransparencyField();</text:p>
      <text:p text:style-name="P13"><text:tab/>void setTransparency(float value);</text:p>
      <text:p text:style-name="P13"><text:tab/>float getTransparency();</text:p>
      <text:p text:style-name="P13"/>
      <text:p text:style-name="P13"><text:tab/>SFFloat *getAmbientIntensityField();</text:p>
      <text:p text:style-name="P13"><text:tab/>void setAmbientIntensity(float intensity);</text:p>
      <text:p text:style-name="P13"><text:tab/>float getAmbientIntensity();</text:p>
      <text:p text:style-name="P13"/>
      <text:p text:style-name="P13"><text:tab/>SFFloat *getShininessField();</text:p>
      <text:p text:style-name="P13"><text:tab/>void setShininess(float value);</text:p>
      <text:p text:style-name="P13"><text:tab/>float getShininess();</text:p>
      <text:p text:style-name="P13"/>
      <text:p text:style-name="P13"><text:tab/>SFColor *getDiffuseColorField();</text:p>
      <text:p text:style-name="P13"><text:tab/>void setDiffuseColor(float value[]);</text:p>
      <text:p text:style-name="P13"><text:soft-page-break/><text:tab/>void setDiffuseColor(float r, float g, float b);</text:p>
      <text:p text:style-name="P13"><text:tab/>void getDiffuseColor(float value[]);</text:p>
      <text:p text:style-name="P13"/>
      <text:p text:style-name="P13"><text:tab/>SFColor *getSpecularColorField();</text:p>
      <text:p text:style-name="P13"><text:tab/>void setSpecularColor(float value[]);</text:p>
      <text:p text:style-name="P13"><text:tab/>void setSpecularColor(float r, float g, float b);</text:p>
      <text:p text:style-name="P13"><text:tab/>void getSpecularColor(float value[]);</text:p>
      <text:p text:style-name="P13"/>
      <text:p text:style-name="P13"><text:tab/>SFColor *getEmissiveColorField();</text:p>
      <text:p text:style-name="P13"><text:tab/>void setEmissiveColor(float value[]);</text:p>
      <text:p text:style-name="P13"><text:tab/>void setEmissiveColor(float r, float g, float b);</text:p>
      <text:p text:style-name="P13"><text:tab/>void getEmissiveColor(float value[]);</text:p>
      <text:p text:style-name="P13"/>
      <text:p text:style-name="P13"><text:tab/>MaterialNode *next();</text:p>
      <text:p text:style-name="P13"><text:tab/>MaterialNode *nextTraversal();</text:p>
      <text:p text:style-name="P13">};</text:p>
      <text:p text:style-name="P13"/>
      <text:h text:style-name="Heading_20_2" text:outline-level="2"><text:bookmark text:name="__RefHeading__211_833189253"/>MovieTextureNode<text:bookmark-end text:name="__RefHeading__211_833189253"/></text:h>
      <text:p text:style-name="P13">class MovieTextureNode : public TextureNode {</text:p>
      <text:p text:style-name="P13"><text:tab/>MovieTextureNode();</text:p>
      <text:p text:style-name="P13"><text:tab/>~MovieTextureNode();</text:p>
      <text:p text:style-name="P13"/>
      <text:p text:style-name="P13"><text:tab/>MFString *getUrlField();</text:p>
      <text:p text:style-name="P13"><text:tab/>void addUrl(char *value);</text:p>
      <text:p text:style-name="P13"><text:tab/>int getNUrls();</text:p>
      <text:p text:style-name="P13"><text:tab/>char *getUrl(int index);</text:p>
      <text:p text:style-name="P13"><text:tab/></text:p>
      <text:p text:style-name="P13"><text:tab/>SFBool *getLoopField();</text:p>
      <text:p text:style-name="P13"><text:tab/>void setLoop(bool value);</text:p>
      <text:p text:style-name="P13"><text:tab/>void setLoop(int value);</text:p>
      <text:p text:style-name="P13"><text:tab/>bool getLoop();</text:p>
      <text:p text:style-name="P13"><text:tab/>bool isLoop();</text:p>
      <text:p text:style-name="P13"/>
      <text:p text:style-name="P13"><text:soft-page-break/><text:tab/>SFFloat *getSpeedField();</text:p>
      <text:p text:style-name="P13"><text:tab/>void setSpeed(float value);</text:p>
      <text:p text:style-name="P13"><text:tab/>float getSpeed();</text:p>
      <text:p text:style-name="P13"><text:tab/></text:p>
      <text:p text:style-name="P13"><text:tab/>SFTime *getStartTimeField();</text:p>
      <text:p text:style-name="P13"><text:tab/>void setStartTime(double value);</text:p>
      <text:p text:style-name="P13"><text:tab/>double getStartTime();</text:p>
      <text:p text:style-name="P13"><text:tab/></text:p>
      <text:p text:style-name="P13"><text:tab/>SFTime *getStopTimeField();</text:p>
      <text:p text:style-name="P13"><text:tab/>void setStopTime(double value);</text:p>
      <text:p text:style-name="P13"><text:tab/>double getStopTime();</text:p>
      <text:p text:style-name="P13"><text:tab/></text:p>
      <text:p text:style-name="P13"><text:tab/>SFBool *getIsActiveField();</text:p>
      <text:p text:style-name="P13"><text:tab/>void setIsActive(bool value);</text:p>
      <text:p text:style-name="P13"><text:tab/>bool getIsActive();</text:p>
      <text:p text:style-name="P13"><text:tab/>bool isActive();</text:p>
      <text:p text:style-name="P13"/>
      <text:p text:style-name="P13"><text:tab/>SFTime *getDurationChangedField();</text:p>
      <text:p text:style-name="P13"><text:tab/>void setDurationChanged(double value);</text:p>
      <text:p text:style-name="P13"><text:tab/>double getDurationChanged();</text:p>
      <text:p text:style-name="P13"/>
      <text:p text:style-name="P13"><text:tab/>MovieTextureNode *next();</text:p>
      <text:p text:style-name="P13"><text:tab/>MovieTextureNode *nextTraversal();</text:p>
      <text:p text:style-name="P13">};</text:p>
      <text:p text:style-name="P13"/>
      <text:h text:style-name="Heading_20_2" text:outline-level="2"><text:bookmark text:name="__RefHeading__213_833189253"/>NavigationInfoNode<text:bookmark-end text:name="__RefHeading__213_833189253"/></text:h>
      <text:p text:style-name="P13">class NavigationInfoNode : public BindableNode {</text:p>
      <text:p text:style-name="P13"><text:tab/>NavigationInfoNode();</text:p>
      <text:p text:style-name="P13"><text:tab/>~NavigationInfoNode();</text:p>
      <text:p text:style-name="P13"/>
      <text:p text:style-name="P13"><text:tab/>MFString *getTypeField();</text:p>
      <text:p text:style-name="P13"><text:tab/>void addType(char *value);</text:p>
      <text:p text:style-name="P13"><text:tab/>int getNTypes();</text:p>
      <text:p text:style-name="P13"><text:soft-page-break/><text:tab/>char *getType(int index);</text:p>
      <text:p text:style-name="P13"/>
      <text:p text:style-name="P13"><text:tab/>MFFloat *getAvatarSizeField();</text:p>
      <text:p text:style-name="P13"><text:tab/>void addAvatarSize(float value);</text:p>
      <text:p text:style-name="P13"><text:tab/>int getNAvatarSizes();</text:p>
      <text:p text:style-name="P13"><text:tab/>float getAvatarSize(int index);</text:p>
      <text:p text:style-name="P13"/>
      <text:p text:style-name="P13"><text:tab/>SFBool *getHeadlightField();</text:p>
      <text:p text:style-name="P13"><text:tab/>void setHeadlight(bool value);</text:p>
      <text:p text:style-name="P13"><text:tab/>void setHeadlight(int value);</text:p>
      <text:p text:style-name="P13"><text:tab/>bool getHeadlight();</text:p>
      <text:p text:style-name="P13"/>
      <text:p text:style-name="P13"><text:tab/>SFFloat *getVisibilityLimitField();</text:p>
      <text:p text:style-name="P13"><text:tab/>void setVisibilityLimit(float value);</text:p>
      <text:p text:style-name="P13"><text:tab/>float getVisibilityLimit();</text:p>
      <text:p text:style-name="P13"/>
      <text:p text:style-name="P13"><text:tab/>SFFloat *getSpeedField();</text:p>
      <text:p text:style-name="P13"><text:tab/>void setSpeed(float value);</text:p>
      <text:p text:style-name="P13"><text:tab/>float getSpeed();</text:p>
      <text:p text:style-name="P13"/>
      <text:p text:style-name="P13"><text:tab/>NavigationInfoNode *next();</text:p>
      <text:p text:style-name="P13"><text:tab/>NavigationInfoNode *nextTraversal();</text:p>
      <text:p text:style-name="P13">};</text:p>
      <text:p text:style-name="P13"/>
      <text:h text:style-name="Heading_20_2" text:outline-level="2"><text:bookmark text:name="__RefHeading__215_833189253"/>NormalInterpolatorNode<text:bookmark-end text:name="__RefHeading__215_833189253"/></text:h>
      <text:p text:style-name="P13">class NormalInterpolatorNode : public InterpolatorNode {</text:p>
      <text:p text:style-name="P13"><text:tab/>NormalInterpolatorNode();</text:p>
      <text:p text:style-name="P13"><text:tab/>~NormalInterpolatorNode();</text:p>
      <text:p text:style-name="P13"><text:tab/></text:p>
      <text:p text:style-name="P13"><text:tab/>MFVec3f *getKeyValueField();</text:p>
      <text:p text:style-name="P14">void addKeyValue(float vector[]);</text:p>
      <text:p text:style-name="P13"><text:tab/>int getNKeyValues();</text:p>
      <text:p text:style-name="P13"><text:tab/>void getKeyValue(int index, float vector[]);</text:p>
      <text:p text:style-name="P13"><text:soft-page-break/><text:tab/></text:p>
      <text:p text:style-name="P13"><text:tab/>SFVec3f *getValueField();</text:p>
      <text:p text:style-name="P14">void setValue(float vector[]);</text:p>
      <text:p text:style-name="P13"><text:tab/>void getValue(float vector[]);</text:p>
      <text:p text:style-name="P13"/>
      <text:p text:style-name="P13"><text:tab/>NormalInterpolatorNode *next();</text:p>
      <text:p text:style-name="P13"><text:tab/>NormalInterpolatorNode *nextTraversal();</text:p>
      <text:p text:style-name="P13">};</text:p>
      <text:p text:style-name="P13"/>
      <text:h text:style-name="Heading_20_2" text:outline-level="2"><text:bookmark text:name="__RefHeading__217_833189253"/>NormalNode<text:bookmark-end text:name="__RefHeading__217_833189253"/></text:h>
      <text:p text:style-name="P13">class NormalNode : public Node {</text:p>
      <text:p text:style-name="P13"><text:tab/>NormalNode();</text:p>
      <text:p text:style-name="P13"><text:tab/>~NormalNode();</text:p>
      <text:p text:style-name="P13"><text:tab/></text:p>
      <text:p text:style-name="P13"><text:tab/>MFVec3f *getVectorField();</text:p>
      <text:p text:style-name="P13"><text:tab/>void addVector(float value[]);</text:p>
      <text:p text:style-name="P13"><text:tab/>int getNVectors();</text:p>
      <text:p text:style-name="P13"><text:tab/>void getVector(int index, float value[]);</text:p>
      <text:p text:style-name="P13"/>
      <text:p text:style-name="P13"><text:tab/>NormalNode *next();</text:p>
      <text:p text:style-name="P13"><text:tab/>NormalNode *nextTraversal();</text:p>
      <text:p text:style-name="P13">};</text:p>
      <text:p text:style-name="P13"/>
      <text:h text:style-name="Heading_20_2" text:outline-level="2"><text:bookmark text:name="__RefHeading__219_833189253"/>OrientationInterpolatorNode<text:bookmark-end text:name="__RefHeading__219_833189253"/></text:h>
      <text:p text:style-name="P13">class OrientationInterpolatorNode : public InterpolatorNode {</text:p>
      <text:p text:style-name="P13"><text:tab/>OrientationInterpolatorNode();</text:p>
      <text:p text:style-name="P13"><text:tab/>~OrientationInterpolatorNode();</text:p>
      <text:p text:style-name="P13"><text:tab/></text:p>
      <text:p text:style-name="P13"><text:tab/>MFRotation *getKeyValueField();</text:p>
      <text:p text:style-name="P13"><text:tab/>void addKeyValue(float rotation[]);</text:p>
      <text:p text:style-name="P13"><text:tab/>int getNKeyValues();</text:p>
      <text:p text:style-name="P13"><text:tab/>void getKeyValue(int index, float rotation[]);</text:p>
      <text:p text:style-name="P13"/>
      <text:p text:style-name="P13"><text:soft-page-break/><text:tab/></text:p>
      <text:p text:style-name="P13"><text:tab/>SFRotation *getValueField();</text:p>
      <text:p text:style-name="P13"><text:tab/>void setValue(float rotation[]);</text:p>
      <text:p text:style-name="P13"><text:tab/>void getValue(float rotation[]);</text:p>
      <text:p text:style-name="P13"/>
      <text:p text:style-name="P13"><text:tab/>OrientationInterpolatorNode *next();</text:p>
      <text:p text:style-name="P13"><text:tab/>OrientationInterpolatorNode *nextTraversal();</text:p>
      <text:p text:style-name="P13">};</text:p>
      <text:p text:style-name="P13"/>
      <text:h text:style-name="Heading_20_2" text:outline-level="2"><text:bookmark text:name="__RefHeading__221_833189253"/>PixelTextureNode<text:bookmark-end text:name="__RefHeading__221_833189253"/></text:h>
      <text:p text:style-name="P13">class PixelTextureNode : public TextureNode {</text:p>
      <text:p text:style-name="P13"><text:tab/>PixelTextureNode();</text:p>
      <text:p text:style-name="P13"><text:tab/>~PixelTextureNode();</text:p>
      <text:p text:style-name="P13"/>
      <text:p text:style-name="P13"/>
      <text:p text:style-name="P13"><text:tab/>SFImage *getImageField();</text:p>
      <text:p text:style-name="P13"><text:tab/>void addImage(int value);</text:p>
      <text:p text:style-name="P13"><text:tab/>int getNImages();</text:p>
      <text:p text:style-name="P13"><text:tab/>int getImage(int index);</text:p>
      <text:p text:style-name="P13"/>
      <text:p text:style-name="P13"><text:tab/>PixelTextureNode *next();</text:p>
      <text:p text:style-name="P13"><text:tab/>PixelTextureNode *nextTraversal();</text:p>
      <text:p text:style-name="P13">};</text:p>
      <text:p text:style-name="P13"/>
      <text:h text:style-name="Heading_20_2" text:outline-level="2"><text:bookmark text:name="__RefHeading__223_833189253"/>PlaneSensorNode<text:bookmark-end text:name="__RefHeading__223_833189253"/></text:h>
      <text:p text:style-name="P13">class PlaneSensorNode : public SensorNode {</text:p>
      <text:p text:style-name="P13"><text:tab/>PlaneSensorNode();</text:p>
      <text:p text:style-name="P13"><text:tab/>~PlaneSensorNode();</text:p>
      <text:p text:style-name="P13"><text:tab/></text:p>
      <text:p text:style-name="P13"><text:tab/>SFBool *getAutoOffsetField();</text:p>
      <text:p text:style-name="P13"><text:tab/>void setAutoOffset(bool value);</text:p>
      <text:p text:style-name="P13"><text:tab/>void setAutoOffset(int value);</text:p>
      <text:p text:style-name="P13"><text:tab/>bool getAutoOffset();</text:p>
      <text:p text:style-name="P13"><text:soft-page-break/><text:tab/>bool <text:s/>isAutoOffset();</text:p>
      <text:p text:style-name="P13"><text:tab/></text:p>
      <text:p text:style-name="P13"><text:tab/>SFVec2f *getMinPositionField();</text:p>
      <text:p text:style-name="P13"><text:tab/>void setMinPosition(float value[]);</text:p>
      <text:p text:style-name="P13"><text:tab/>void setMinPosition(float x, float y);</text:p>
      <text:p text:style-name="P13"><text:tab/>void getMinPosition(float value[]);</text:p>
      <text:p text:style-name="P13"><text:tab/>void getMinPosition(float *x, float *y);</text:p>
      <text:p text:style-name="P13"><text:tab/></text:p>
      <text:p text:style-name="P13"><text:tab/>SFVec2f *getMaxPositionField();</text:p>
      <text:p text:style-name="P13"><text:tab/>void setMaxPosition(float value[]);</text:p>
      <text:p text:style-name="P13"><text:tab/>void setMaxPosition(float x, float y);</text:p>
      <text:p text:style-name="P13"><text:tab/>void getMaxPosition(float value[]);</text:p>
      <text:p text:style-name="P13"><text:tab/>void getMaxPosition(float *x, float *y);</text:p>
      <text:p text:style-name="P13"/>
      <text:p text:style-name="P13"><text:tab/>SFVec3f *getOffsetField();</text:p>
      <text:p text:style-name="P13"><text:tab/>void setOffset(float value[]);</text:p>
      <text:p text:style-name="P13"><text:tab/>void getOffset(float value[]);</text:p>
      <text:p text:style-name="P13"/>
      <text:p text:style-name="P13"><text:tab/>SFVec3f *getTranslationChangedField();</text:p>
      <text:p text:style-name="P13"><text:tab/>void setTranslationChanged(float value[]);</text:p>
      <text:p text:style-name="P13"><text:tab/>void setTranslationChanged(float x, float y, float z);</text:p>
      <text:p text:style-name="P13"><text:tab/>void getTranslationChanged(float value[]);</text:p>
      <text:p text:style-name="P13"><text:tab/></text:p>
      <text:p text:style-name="P13"><text:tab/>SFVec3f *getTrackPointChangedField();</text:p>
      <text:p text:style-name="P13"><text:tab/>void setTrackPointChanged(float value[]);</text:p>
      <text:p text:style-name="P13"><text:tab/>void setTrackPointChanged(float x, float y, float z);</text:p>
      <text:p text:style-name="P13"><text:tab/>void getTrackPointChanged(float value[]);</text:p>
      <text:p text:style-name="P13"/>
      <text:p text:style-name="P13"><text:tab/>PlaneSensorNode *next();</text:p>
      <text:p text:style-name="P13"><text:tab/>PlaneSensorNode *nextTraversal();</text:p>
      <text:p text:style-name="P13">};</text:p>
      <text:p text:style-name="P13"/>
      <text:h text:style-name="Heading_20_2" text:outline-level="2"><text:bookmark text:name="__RefHeading__225_833189253"/><text:soft-page-break/>PointLightNode<text:bookmark-end text:name="__RefHeading__225_833189253"/></text:h>
      <text:p text:style-name="P13">class PointLightNode : public LightNode {</text:p>
      <text:p text:style-name="P13"><text:tab/>PointLightNode();</text:p>
      <text:p text:style-name="P13"><text:tab/>~PointLightNode();</text:p>
      <text:p text:style-name="P13"/>
      <text:p text:style-name="P13"><text:tab/>SFFloat *getAmbientIntensityField();</text:p>
      <text:p text:style-name="P13"><text:tab/>void setAmbientIntensity(float value);</text:p>
      <text:p text:style-name="P13"><text:tab/>float getAmbientIntensity();</text:p>
      <text:p text:style-name="P13"/>
      <text:p text:style-name="P13"><text:tab/>SFVec3f *getLocationField();</text:p>
      <text:p text:style-name="P13"><text:tab/>void setLocation(float value[]);</text:p>
      <text:p text:style-name="P13"><text:tab/>void setLocation(float x, float y, float z);</text:p>
      <text:p text:style-name="P13"><text:tab/>void getLocation(float value[]);</text:p>
      <text:p text:style-name="P13"/>
      <text:p text:style-name="P13"><text:tab/>SFFloat *getRadiusField();</text:p>
      <text:p text:style-name="P13"><text:tab/>void setRadius(float value);</text:p>
      <text:p text:style-name="P13"><text:tab/>float getRadius();</text:p>
      <text:p text:style-name="P13"/>
      <text:p text:style-name="P13"><text:tab/>SFVec3f *getAttenuationField();</text:p>
      <text:p text:style-name="P13"><text:tab/>void setAttenuation(float value[]);</text:p>
      <text:p text:style-name="P13"><text:tab/>void setAttenuation(float x, float y, float z);</text:p>
      <text:p text:style-name="P13"><text:tab/>void getAttenuation(float value[]);</text:p>
      <text:p text:style-name="P13"/>
      <text:p text:style-name="P13"><text:tab/>PointLightNode *next();</text:p>
      <text:p text:style-name="P13"><text:tab/>PointLightNode *nextTraversal();</text:p>
      <text:p text:style-name="P13">};</text:p>
      <text:p text:style-name="P13"/>
      <text:h text:style-name="Heading_20_2" text:outline-level="2"><text:bookmark text:name="__RefHeading__227_833189253"/>PointSetNode<text:bookmark-end text:name="__RefHeading__227_833189253"/></text:h>
      <text:p text:style-name="P13">class PointSetNode : public GeometryNode {</text:p>
      <text:p text:style-name="P13"><text:tab/>PointSetNode();</text:p>
      <text:p text:style-name="P13"><text:tab/>~PointSetNode();</text:p>
      <text:p text:style-name="P13"/>
      <text:p text:style-name="P13"><text:tab/>PointSetNode *next();</text:p>
      <text:p text:style-name="P13"><text:soft-page-break/><text:tab/>PointSetNode *nextTraversal();</text:p>
      <text:p text:style-name="P13">};</text:p>
      <text:p text:style-name="P13"/>
      <text:h text:style-name="Heading_20_2" text:outline-level="2"><text:bookmark text:name="__RefHeading__229_833189253"/>PositionInterpolatorNode<text:bookmark-end text:name="__RefHeading__229_833189253"/></text:h>
      <text:p text:style-name="P13">class PositionInterpolatorNode : public InterpolatorNode {</text:p>
      <text:p text:style-name="P13"><text:tab/>PositionInterpolatorNode();</text:p>
      <text:p text:style-name="P13"><text:tab/>~PositionInterpolatorNode();</text:p>
      <text:p text:style-name="P13"><text:tab/></text:p>
      <text:p text:style-name="P13"><text:tab/>MFVec3f *getKeyValueField();</text:p>
      <text:p text:style-name="P13"><text:tab/>void addKeyValue(float vector[]);</text:p>
      <text:p text:style-name="P13"><text:tab/>int getNKeyValues();</text:p>
      <text:p text:style-name="P13"><text:tab/>void getKeyValue(int index, float vector[]);</text:p>
      <text:p text:style-name="P13"><text:tab/></text:p>
      <text:p text:style-name="P13"><text:tab/>SFVec3f *getValueField();</text:p>
      <text:p text:style-name="P13"><text:tab/>void setValue(float vector[]);</text:p>
      <text:p text:style-name="P13"><text:tab/>void getValue(float vector[]);</text:p>
      <text:p text:style-name="P13"><text:tab/>PositionInterpolatorNode *next();</text:p>
      <text:p text:style-name="P13"><text:tab/>PositionInterpolatorNode *nextTraversal();</text:p>
      <text:p text:style-name="P13">};</text:p>
      <text:p text:style-name="P13"/>
      <text:h text:style-name="Heading_20_2" text:outline-level="2"><text:bookmark text:name="__RefHeading__231_833189253"/>ProximitySensorNode<text:bookmark-end text:name="__RefHeading__231_833189253"/></text:h>
      <text:p text:style-name="P13">class ProximitySensorNode : public SensorNode {</text:p>
      <text:p text:style-name="P13"><text:tab/>ProximitySensorNode();</text:p>
      <text:p text:style-name="P13"><text:tab/>~ProximitySensorNode();</text:p>
      <text:p text:style-name="P13"/>
      <text:p text:style-name="P13"><text:tab/>SFVec3f *getCenterField();</text:p>
      <text:p text:style-name="P13"><text:tab/>void setCenter(float value[]);</text:p>
      <text:p text:style-name="P13"><text:tab/>void setCenter(float x, float y, float z);</text:p>
      <text:p text:style-name="P13"><text:tab/>void getCenter(float value[]);</text:p>
      <text:p text:style-name="P13"/>
      <text:p text:style-name="P13"><text:tab/>SFVec3f *getSizeField();</text:p>
      <text:p text:style-name="P13"><text:tab/>void setSize(float value[]);</text:p>
      <text:p text:style-name="P13"><text:tab/>void setSize(float x, float y, float z);</text:p>
      <text:p text:style-name="P13"><text:soft-page-break/><text:tab/>void getSize(float value[]);</text:p>
      <text:p text:style-name="P13"/>
      <text:p text:style-name="P13"><text:tab/>SFVec3f *getPositionChangedField();</text:p>
      <text:p text:style-name="P13"><text:tab/>void setPositionChanged(float value[]);</text:p>
      <text:p text:style-name="P13"><text:tab/>void setPositionChanged(float x, float y, float z);</text:p>
      <text:p text:style-name="P13"><text:tab/>void getPositionChanged(float value[]);</text:p>
      <text:p text:style-name="P13"/>
      <text:p text:style-name="P13"><text:tab/>SFRotation *getOrientationChangedField();</text:p>
      <text:p text:style-name="P13"><text:tab/>void setOrientationChanged(float value[]);</text:p>
      <text:p text:style-name="P13"><text:tab/>void setOrientationChanged(float x, float y, float z, float rot);</text:p>
      <text:p text:style-name="P13"><text:tab/>void getOrientationChanged(float value[]);</text:p>
      <text:p text:style-name="P13"><text:tab/></text:p>
      <text:p text:style-name="P13"><text:tab/>SFTime *getEnterTimeField();</text:p>
      <text:p text:style-name="P13"><text:tab/>void setEnterTime(double value);</text:p>
      <text:p text:style-name="P13"><text:tab/>double getEnterTime();</text:p>
      <text:p text:style-name="P13"/>
      <text:p text:style-name="P13"><text:tab/>SFTime *getExitTimeField();</text:p>
      <text:p text:style-name="P13"><text:tab/>void setExitTime(double value);</text:p>
      <text:p text:style-name="P13"><text:tab/>double getExitTime();</text:p>
      <text:p text:style-name="P13"/>
      <text:p text:style-name="P13"><text:tab/>SFBool *getInRegionField();</text:p>
      <text:p text:style-name="P13"><text:tab/>void setInRegion(bool value);</text:p>
      <text:p text:style-name="P13"><text:tab/>bool inRegion();</text:p>
      <text:p text:style-name="P13"/>
      <text:p text:style-name="P13"><text:tab/>ProximitySensorNode *next();</text:p>
      <text:p text:style-name="P13"><text:tab/>ProximitySensorNode *nextTraversal();</text:p>
      <text:p text:style-name="P13">};</text:p>
      <text:p text:style-name="P13"/>
      <text:h text:style-name="Heading_20_2" text:outline-level="2"><text:bookmark text:name="__RefHeading__233_833189253"/>ScalarInterpolatorNode<text:bookmark-end text:name="__RefHeading__233_833189253"/></text:h>
      <text:p text:style-name="P13">class ScalarInterpolatorNode : public InterpolatorNode {</text:p>
      <text:p text:style-name="P13"><text:tab/>ScalarInterpolatorNode();</text:p>
      <text:p text:style-name="P13"><text:tab/>~ScalarInterpolatorNode();</text:p>
      <text:p text:style-name="P13"><text:tab/></text:p>
      <text:p text:style-name="P13"><text:soft-page-break/><text:tab/>MFFloat *getKeyValueField();</text:p>
      <text:p text:style-name="P13"><text:tab/>void addKeyValue(float value);</text:p>
      <text:p text:style-name="P13"><text:tab/>int getNKeyValues();</text:p>
      <text:p text:style-name="P13"><text:tab/>float getKeyValue(int index);</text:p>
      <text:p text:style-name="P13"><text:tab/></text:p>
      <text:p text:style-name="P13"><text:tab/>SFFloat *getValueField();</text:p>
      <text:p text:style-name="P13"><text:tab/>void setValue(float vector);</text:p>
      <text:p text:style-name="P13"><text:tab/>float getValue();</text:p>
      <text:p text:style-name="P13"/>
      <text:p text:style-name="P13"><text:tab/>ScalarInterpolatorNode *next();</text:p>
      <text:p text:style-name="P13"><text:tab/>ScalarInterpolatorNode *nextTraversal();</text:p>
      <text:p text:style-name="P13">};</text:p>
      <text:p text:style-name="P13"/>
      <text:h text:style-name="Heading_20_2" text:outline-level="2"><text:bookmark text:name="__RefHeading__235_833189253"/>ScriptNode<text:bookmark-end text:name="__RefHeading__235_833189253"/></text:h>
      <text:p text:style-name="P13">class ScriptNode : public Node { </text:p>
      <text:p text:style-name="P13"><text:tab/>ScriptNode();</text:p>
      <text:p text:style-name="P13"><text:tab/>~ScriptNode();</text:p>
      <text:p text:style-name="P13"/>
      <text:p text:style-name="P13"><text:tab/>SFBool *getDirectOutputField();</text:p>
      <text:p text:style-name="P13"><text:tab/>void setDirectOutput(bool <text:s/>value);</text:p>
      <text:p text:style-name="P13"><text:tab/>void setDirectOutput(int value);</text:p>
      <text:p text:style-name="P13"><text:tab/>bool <text:s/>getDirectOutput();</text:p>
      <text:p text:style-name="P13"/>
      <text:p text:style-name="P13"><text:tab/>SFBool *getMustEvaluateField();</text:p>
      <text:p text:style-name="P13"><text:tab/>void setMustEvaluate(bool <text:s/>value);</text:p>
      <text:p text:style-name="P13"><text:tab/>void setMustEvaluate(int value);</text:p>
      <text:p text:style-name="P13"><text:tab/>bool <text:s/>getMustEvaluate();</text:p>
      <text:p text:style-name="P13"/>
      <text:p text:style-name="P13"><text:tab/>MFString *getUrlField();</text:p>
      <text:p text:style-name="P13"><text:tab/>void addUrl(char * value);</text:p>
      <text:p text:style-name="P13"><text:tab/>int getNUrls();</text:p>
      <text:p text:style-name="P13"><text:tab/>char *getUrl(int index);</text:p>
      <text:p text:style-name="P13"/>
      <text:p text:style-name="P13"><text:soft-page-break/><text:tab/>ScriptNode *next();</text:p>
      <text:p text:style-name="P13"><text:tab/>ScriptNode *nextTraversal();</text:p>
      <text:p text:style-name="P13">};</text:p>
      <text:p text:style-name="P13"/>
      <text:h text:style-name="Heading_20_2" text:outline-level="2"><text:bookmark text:name="__RefHeading__237_833189253"/>ShapeNode<text:bookmark-end text:name="__RefHeading__237_833189253"/></text:h>
      <text:p text:style-name="P13">class ShapeNode : public Node {</text:p>
      <text:p text:style-name="P13"><text:tab/>ShapeNode();</text:p>
      <text:p text:style-name="P13"><text:tab/>~ShapeNode();</text:p>
      <text:p text:style-name="P13"/>
      <text:p text:style-name="P13"><text:tab/>ShapeNode *next();</text:p>
      <text:p text:style-name="P13"><text:tab/>ShapeNode *nextTraversal();</text:p>
      <text:p text:style-name="P13">};</text:p>
      <text:p text:style-name="P13"/>
      <text:h text:style-name="Heading_20_2" text:outline-level="2"><text:bookmark text:name="__RefHeading__239_833189253"/>SoundNode<text:bookmark-end text:name="__RefHeading__239_833189253"/></text:h>
      <text:p text:style-name="P13">class SoundNode : public Node {</text:p>
      <text:p text:style-name="P13"><text:tab/>SoundNode();</text:p>
      <text:p text:style-name="P13"><text:tab/>~SoundNode();</text:p>
      <text:p text:style-name="P13"/>
      <text:p text:style-name="P13"><text:tab/>SFVec3f *getDirectionField();</text:p>
      <text:p text:style-name="P13"><text:tab/>void setDirection(float value[]);</text:p>
      <text:p text:style-name="P13"><text:tab/>void setDirection(float x, float y, float z);</text:p>
      <text:p text:style-name="P13"><text:tab/>void getDirection(float value[]);</text:p>
      <text:p text:style-name="P13"/>
      <text:p text:style-name="P13"><text:tab/>SFVec3f *getLocationField();</text:p>
      <text:p text:style-name="P13"><text:tab/>void setLocation(float value[]);</text:p>
      <text:p text:style-name="P13"><text:tab/>void setLocation(float x, float y, float z);</text:p>
      <text:p text:style-name="P13"><text:tab/>void getLocation(float value[]);</text:p>
      <text:p text:style-name="P13"/>
      <text:p text:style-name="P13"><text:tab/>SFFloat *getMinFrontField();</text:p>
      <text:p text:style-name="P13"><text:tab/>void setMinFront(float value);</text:p>
      <text:p text:style-name="P13"><text:tab/>float getMinFront();</text:p>
      <text:p text:style-name="P13"/>
      <text:p text:style-name="P13"><text:tab/>SFFloat *getMaxFrontField();</text:p>
      <text:p text:style-name="P13"><text:soft-page-break/><text:tab/>void setMaxFront(float value);</text:p>
      <text:p text:style-name="P13"><text:tab/>float getMaxFront();</text:p>
      <text:p text:style-name="P13"/>
      <text:p text:style-name="P13"><text:tab/>SFFloat *getMinBackField();</text:p>
      <text:p text:style-name="P13"><text:tab/>void setMinBack(float value);</text:p>
      <text:p text:style-name="P13"><text:tab/>float getMinBack();</text:p>
      <text:p text:style-name="P13"/>
      <text:p text:style-name="P13"><text:tab/>SFFloat *getMaxBackField();</text:p>
      <text:p text:style-name="P13"><text:tab/>void setMaxBack(float value);</text:p>
      <text:p text:style-name="P13"><text:tab/>float getMaxBack();</text:p>
      <text:p text:style-name="P13"/>
      <text:p text:style-name="P13"><text:tab/>SFFloat *getIntensityField();</text:p>
      <text:p text:style-name="P13"><text:tab/>void setIntensity(float value);</text:p>
      <text:p text:style-name="P13"><text:tab/>float getIntensity();</text:p>
      <text:p text:style-name="P13"/>
      <text:p text:style-name="P13"><text:tab/>SFFloat *getPriorityField();</text:p>
      <text:p text:style-name="P13"><text:tab/>void setPriority(float value);</text:p>
      <text:p text:style-name="P13"><text:tab/>float getPriority();</text:p>
      <text:p text:style-name="P13"/>
      <text:p text:style-name="P13"><text:tab/>SFBool *getSpatializeField();</text:p>
      <text:p text:style-name="P13"><text:tab/>void setSpatialize(bool value);</text:p>
      <text:p text:style-name="P13"><text:tab/>void setSpatialize(int value);</text:p>
      <text:p text:style-name="P13"><text:tab/>bool getSpatialize();</text:p>
      <text:p text:style-name="P13"/>
      <text:p text:style-name="P13"><text:tab/>SoundNode *next();</text:p>
      <text:p text:style-name="P13"><text:tab/>SoundNode *nextTraversal();</text:p>
      <text:p text:style-name="P13">};</text:p>
      <text:p text:style-name="P13"/>
      <text:h text:style-name="Heading_20_2" text:outline-level="2"><text:bookmark text:name="__RefHeading__241_833189253"/>SphereNode<text:bookmark-end text:name="__RefHeading__241_833189253"/></text:h>
      <text:p text:style-name="P13">class SphereNode : public GeometryNode {</text:p>
      <text:p text:style-name="P13"><text:tab/>SphereNode();</text:p>
      <text:p text:style-name="P13"><text:tab/>~SphereNode();</text:p>
      <text:p text:style-name="P13"/>
      <text:p text:style-name="P13"><text:soft-page-break/><text:tab/>SFFloat *getRadiusField();</text:p>
      <text:p text:style-name="P13"><text:tab/>void setRadius(float value);</text:p>
      <text:p text:style-name="P13"><text:tab/>float getRadius();</text:p>
      <text:p text:style-name="P13"/>
      <text:p text:style-name="P13"><text:tab/>SphereNode *next();</text:p>
      <text:p text:style-name="P13"><text:tab/>SphereNode *nextTraversal();</text:p>
      <text:p text:style-name="P13">};</text:p>
      <text:p text:style-name="P13"/>
      <text:h text:style-name="Heading_20_2" text:outline-level="2"><text:bookmark text:name="__RefHeading__243_833189253"/>SphereSensorNode<text:bookmark-end text:name="__RefHeading__243_833189253"/></text:h>
      <text:p text:style-name="P13">class SphereSensorNode : public SensorNode {</text:p>
      <text:p text:style-name="P13"><text:tab/>SphereSensorNode();</text:p>
      <text:p text:style-name="P13"><text:tab/>~SphereSensorNode();</text:p>
      <text:p text:style-name="P13"/>
      <text:p text:style-name="P13"><text:tab/>SFBool *getAutoOffsetField();</text:p>
      <text:p text:style-name="P13"><text:tab/>void setAutoOffset(bool value);</text:p>
      <text:p text:style-name="P13"><text:tab/>void setAutoOffset(int value);</text:p>
      <text:p text:style-name="P13"><text:tab/>bool getAutoOffset();</text:p>
      <text:p text:style-name="P13"><text:tab/>bool <text:s/>isAutoOffset();</text:p>
      <text:p text:style-name="P13"/>
      <text:p text:style-name="P13"><text:tab/>SFRotation *getOffsetField();</text:p>
      <text:p text:style-name="P13"><text:tab/>void setOffset(float value[]);</text:p>
      <text:p text:style-name="P13"><text:tab/>void getOffset(float value[]);</text:p>
      <text:p text:style-name="P13"/>
      <text:p text:style-name="P13"><text:tab/>SFRotation *getRotationChangedField();</text:p>
      <text:p text:style-name="P13"><text:tab/>void setRotationChanged(float value[]);</text:p>
      <text:p text:style-name="P13"><text:tab/>void setRotationChanged(float x, float y, float z, float rot);</text:p>
      <text:p text:style-name="P13"><text:tab/>void getRotationChanged(float value[]);</text:p>
      <text:p text:style-name="P13"/>
      <text:p text:style-name="P13"><text:tab/>SFVec3f *getTrackPointChangedField();</text:p>
      <text:p text:style-name="P13"><text:tab/>void setTrackPointChanged(float value[]);</text:p>
      <text:p text:style-name="P13"><text:tab/>void setTrackPointChanged(float x, float y, float z);</text:p>
      <text:p text:style-name="P13"><text:tab/>void getTrackPointChanged(float value[]);</text:p>
      <text:p text:style-name="P13"/>
      <text:p text:style-name="P13"><text:soft-page-break/><text:tab/>SphereSensorNode *next();</text:p>
      <text:p text:style-name="P13"><text:tab/>SphereSensorNode *nextTraversal();</text:p>
      <text:p text:style-name="P13">};</text:p>
      <text:p text:style-name="P13"/>
      <text:h text:style-name="Heading_20_2" text:outline-level="2"><text:bookmark text:name="__RefHeading__245_833189253"/>SpotLightNode<text:bookmark-end text:name="__RefHeading__245_833189253"/></text:h>
      <text:p text:style-name="P13">class SpotLightNode : public LightNode {</text:p>
      <text:p text:style-name="P13"><text:tab/>SpotLightNode();</text:p>
      <text:p text:style-name="P13"><text:tab/>~SpotLightNode();</text:p>
      <text:p text:style-name="P13"/>
      <text:p text:style-name="P13"><text:tab/>SFFloat *getAmbientIntensityField();</text:p>
      <text:p text:style-name="P13"><text:tab/>void setAmbientIntensity(float value);</text:p>
      <text:p text:style-name="P13"><text:tab/>float getAmbientIntensity();</text:p>
      <text:p text:style-name="P13"/>
      <text:p text:style-name="P13"><text:tab/>SFVec3f *getLocationField();</text:p>
      <text:p text:style-name="P13"><text:tab/>void setLocation(float value[]);</text:p>
      <text:p text:style-name="P13"><text:tab/>void setLocation(float x, float y, float z);</text:p>
      <text:p text:style-name="P13"><text:tab/>void getLocation(float value[]);</text:p>
      <text:p text:style-name="P13"/>
      <text:p text:style-name="P13"><text:tab/>SFVec3f *getDirectionField();</text:p>
      <text:p text:style-name="P13"><text:tab/>void setDirection(float value[]);</text:p>
      <text:p text:style-name="P13"><text:tab/>void setDirection(float x, float y, float z);</text:p>
      <text:p text:style-name="P13"><text:tab/>void getDirection(float value[]);</text:p>
      <text:p text:style-name="P13"/>
      <text:p text:style-name="P14">SFFloat *getRadiusField();</text:p>
      <text:p text:style-name="P13"><text:tab/>void setRadius(float value);</text:p>
      <text:p text:style-name="P13"><text:tab/>float getRadius();</text:p>
      <text:p text:style-name="P13"/>
      <text:p text:style-name="P13"><text:tab/>SFVec3f *getAttenuationField();</text:p>
      <text:p text:style-name="P13"><text:tab/>void setAttenuation(float value[]);</text:p>
      <text:p text:style-name="P13"><text:tab/>void setAttenuation(float x, float y, float z);</text:p>
      <text:p text:style-name="P13"><text:tab/>void getAttenuation(float value[]);</text:p>
      <text:p text:style-name="P13"/>
      <text:p text:style-name="P13"><text:tab/>SFFloat *getBeamWidthField();</text:p>
      <text:p text:style-name="P13"><text:soft-page-break/><text:tab/>void setBeamWidth(float value);</text:p>
      <text:p text:style-name="P13"><text:tab/>float getBeamWidth();</text:p>
      <text:p text:style-name="P13"/>
      <text:p text:style-name="P13"><text:tab/>SFFloat *getCutOffAngleField();</text:p>
      <text:p text:style-name="P13"><text:tab/>void setCutOffAngle(float value);</text:p>
      <text:p text:style-name="P13"><text:tab/>float getCutOffAngle();</text:p>
      <text:p text:style-name="P13"/>
      <text:p text:style-name="P13"><text:tab/>SpotLightNode *next();</text:p>
      <text:p text:style-name="P13"><text:tab/>SpotLightNode *nextTraversal();</text:p>
      <text:p text:style-name="P13">};</text:p>
      <text:p text:style-name="P13"/>
      <text:h text:style-name="Heading_20_2" text:outline-level="2"><text:bookmark text:name="__RefHeading__247_833189253"/>SwitchNode<text:bookmark-end text:name="__RefHeading__247_833189253"/></text:h>
      <text:p text:style-name="P13">class SwitchNode : public Node {</text:p>
      <text:p text:style-name="P13"><text:tab/>SwitchNode();</text:p>
      <text:p text:style-name="P13"><text:tab/>~SwitchNode();</text:p>
      <text:p text:style-name="P13"/>
      <text:p text:style-name="P13"><text:tab/>SFInt32 *getWhichChoiceField();</text:p>
      <text:p text:style-name="P13"><text:tab/>void setWhichChoice(int value);</text:p>
      <text:p text:style-name="P13"><text:tab/>int getWhichChoice();</text:p>
      <text:p text:style-name="P13"/>
      <text:p text:style-name="P13"><text:tab/>SwitchNode *next();</text:p>
      <text:p text:style-name="P13"><text:tab/>SwitchNode *nextTraversal();</text:p>
      <text:p text:style-name="P13">};</text:p>
      <text:p text:style-name="P13"/>
      <text:h text:style-name="Heading_20_2" text:outline-level="2"><text:bookmark text:name="__RefHeading__249_833189253"/>TextNode<text:bookmark-end text:name="__RefHeading__249_833189253"/></text:h>
      <text:p text:style-name="P13">class TextNode : public GeometryNode {</text:p>
      <text:p text:style-name="P13"><text:tab/>TextNode();</text:p>
      <text:p text:style-name="P13"><text:tab/>~TextNode();</text:p>
      <text:p text:style-name="P13"/>
      <text:p text:style-name="P13"><text:tab/>SFFloat *getMaxExtentField();</text:p>
      <text:p text:style-name="P13"><text:tab/>void setMaxExtent(float value);</text:p>
      <text:p text:style-name="P13"><text:tab/>float getMaxExtent();</text:p>
      <text:p text:style-name="P13"/>
      <text:p text:style-name="P13"><text:soft-page-break/><text:tab/>MFString *getStringField();</text:p>
      <text:p text:style-name="P13"><text:tab/>void addString(char *value);</text:p>
      <text:p text:style-name="P13"><text:tab/>int getNStrings();</text:p>
      <text:p text:style-name="P13"><text:tab/>char *getString(int index);</text:p>
      <text:p text:style-name="P13"/>
      <text:p text:style-name="P13"><text:tab/>MFFloat *getLengthField();</text:p>
      <text:p text:style-name="P13"><text:tab/>void addLength(float value);</text:p>
      <text:p text:style-name="P13"><text:tab/>int getNLengths();</text:p>
      <text:p text:style-name="P13"><text:tab/>float getLength(int index);</text:p>
      <text:p text:style-name="P13"/>
      <text:p text:style-name="P13"><text:tab/>TextNode *next();</text:p>
      <text:p text:style-name="P13"><text:tab/>TextNode *nextTraversal();</text:p>
      <text:p text:style-name="P13">};</text:p>
      <text:p text:style-name="P13"/>
      <text:h text:style-name="Heading_20_2" text:outline-level="2"><text:bookmark text:name="__RefHeading__251_833189253"/>TextureCoordinateNode<text:bookmark-end text:name="__RefHeading__251_833189253"/></text:h>
      <text:p text:style-name="P13">class TextureCoordinateNode : public Node {</text:p>
      <text:p text:style-name="P13"><text:tab/>TextureCoordinateNode();</text:p>
      <text:p text:style-name="P13"><text:tab/>~TextureCoordinateNode();</text:p>
      <text:p text:style-name="P13"/>
      <text:p text:style-name="P13"><text:tab/>MFVec2f *getPointField();</text:p>
      <text:p text:style-name="P13"><text:tab/>void addPoint(float point[]);</text:p>
      <text:p text:style-name="P13"><text:tab/>int getNPoints();</text:p>
      <text:p text:style-name="P13"><text:tab/>void getPoint(int index, float point[]);</text:p>
      <text:p text:style-name="P13"><text:tab/></text:p>
      <text:p text:style-name="P13"><text:tab/>TextureCoordinateNode *next();</text:p>
      <text:p text:style-name="P13"><text:tab/>TextureCoordinateNode *nextTraversal();</text:p>
      <text:p text:style-name="P13">};</text:p>
      <text:p text:style-name="P13"/>
      <text:h text:style-name="Heading_20_2" text:outline-level="2"><text:bookmark text:name="__RefHeading__253_833189253"/>TextureTransformNode<text:bookmark-end text:name="__RefHeading__253_833189253"/></text:h>
      <text:p text:style-name="P13">class TextureTransformNode : public Node {</text:p>
      <text:p text:style-name="P13"><text:tab/>TextureTransformNode();</text:p>
      <text:p text:style-name="P13"><text:tab/>~TextureTransformNode();</text:p>
      <text:p text:style-name="P13"/>
      <text:p text:style-name="P13"><text:soft-page-break/><text:tab/>SFVec2f *getTranslationField();</text:p>
      <text:p text:style-name="P13"><text:tab/>void setTranslation(float value[]);</text:p>
      <text:p text:style-name="P13"><text:tab/>void setTranslation(float x, float y);</text:p>
      <text:p text:style-name="P13"><text:tab/>void getTranslation(float value[]);</text:p>
      <text:p text:style-name="P13"/>
      <text:p text:style-name="P13"><text:tab/>SFVec2f *getScaleField();</text:p>
      <text:p text:style-name="P13"><text:tab/>void setScale(float value[]);</text:p>
      <text:p text:style-name="P13"><text:tab/>void setScale(float x, float y);</text:p>
      <text:p text:style-name="P13"><text:tab/>void getScale(float value[]);</text:p>
      <text:p text:style-name="P13"/>
      <text:p text:style-name="P13"><text:tab/>SFVec2f *getCenterField();</text:p>
      <text:p text:style-name="P13"><text:tab/>void setCenter(float value[]);</text:p>
      <text:p text:style-name="P13"><text:tab/>void setCenter(float x, float y);</text:p>
      <text:p text:style-name="P13"><text:tab/>void getCenter(float value[]);</text:p>
      <text:p text:style-name="P13"/>
      <text:p text:style-name="P13"><text:tab/>SFFloat *getRotationField();</text:p>
      <text:p text:style-name="P13"><text:tab/>void setRotation(float value);</text:p>
      <text:p text:style-name="P13"><text:tab/>float getRotation();</text:p>
      <text:p text:style-name="P13"/>
      <text:p text:style-name="P13"><text:tab/>TextureTransformNode *next();</text:p>
      <text:p text:style-name="P13"><text:tab/>TextureTransformNode *nextTraversal();</text:p>
      <text:p text:style-name="P13">};</text:p>
      <text:p text:style-name="P13"/>
      <text:h text:style-name="Heading_20_2" text:outline-level="2"><text:bookmark text:name="__RefHeading__255_833189253"/>TimeSensorNode<text:bookmark-end text:name="__RefHeading__255_833189253"/></text:h>
      <text:p text:style-name="P13">class TimeSensorNode : public SensorNode {</text:p>
      <text:p text:style-name="P13"><text:tab/>TimeSensorNode();</text:p>
      <text:p text:style-name="P13"><text:tab/>~TimeSensorNode();</text:p>
      <text:p text:style-name="P13"><text:tab/></text:p>
      <text:p text:style-name="P13"><text:tab/>SFBool *getLoopField();</text:p>
      <text:p text:style-name="P13"><text:tab/>void setLoop(bool value);</text:p>
      <text:p text:style-name="P13"><text:tab/>void setLoop(int value);</text:p>
      <text:p text:style-name="P13"><text:tab/>bool getLoop();</text:p>
      <text:p text:style-name="P13"><text:tab/>bool isLoop();</text:p>
      <text:p text:style-name="P13"><text:soft-page-break/></text:p>
      <text:p text:style-name="P13"><text:tab/>SFTime *getCycleIntervalField();</text:p>
      <text:p text:style-name="P13"><text:tab/>void setCycleInterval(double value);</text:p>
      <text:p text:style-name="P13"><text:tab/>double getCycleInterval();</text:p>
      <text:p text:style-name="P13"><text:tab/></text:p>
      <text:p text:style-name="P13"><text:tab/>SFTime *getStartTimeField();</text:p>
      <text:p text:style-name="P13"><text:tab/>void setStartTime(double value);</text:p>
      <text:p text:style-name="P13"><text:tab/>double getStartTime();</text:p>
      <text:p text:style-name="P13"/>
      <text:p text:style-name="P13"><text:tab/>SFTime *getStopTimeField();</text:p>
      <text:p text:style-name="P13"><text:tab/>void setStopTime(double value);</text:p>
      <text:p text:style-name="P13"><text:tab/>double getStopTime();</text:p>
      <text:p text:style-name="P13"><text:tab/></text:p>
      <text:p text:style-name="P13"><text:tab/>SFFloat *getFractionChangedField();</text:p>
      <text:p text:style-name="P13"><text:tab/>void setFractionChanged(float value);</text:p>
      <text:p text:style-name="P13"><text:tab/>float getFractionChanged();</text:p>
      <text:p text:style-name="P13"><text:tab/></text:p>
      <text:p text:style-name="P13"><text:tab/>SFTime *getCycleTimeField();</text:p>
      <text:p text:style-name="P13"><text:tab/>void setCycleTime(double value);</text:p>
      <text:p text:style-name="P13"><text:tab/>double getCycleTime();</text:p>
      <text:p text:style-name="P13"/>
      <text:p text:style-name="P13"><text:tab/>SFTime *getTimeField();</text:p>
      <text:p text:style-name="P13"><text:tab/>void setTime(double value);</text:p>
      <text:p text:style-name="P13"><text:tab/>double getTime();</text:p>
      <text:p text:style-name="P13"/>
      <text:p text:style-name="P13"><text:tab/>TimeSensorNode *next();</text:p>
      <text:p text:style-name="P13"><text:tab/>TimeSensorNode *nextTraversal();</text:p>
      <text:p text:style-name="P13">};</text:p>
      <text:p text:style-name="P13"/>
      <text:h text:style-name="Heading_20_2" text:outline-level="2"><text:bookmark text:name="__RefHeading__257_833189253"/>TouchSensorNode<text:bookmark-end text:name="__RefHeading__257_833189253"/></text:h>
      <text:p text:style-name="P13">class TouchSensorNode : public SensorNode {</text:p>
      <text:p text:style-name="P13"><text:tab/>TouchSensorNode();</text:p>
      <text:p text:style-name="P13"><text:tab/>~TouchSensorNode();</text:p>
      <text:p text:style-name="P13"><text:soft-page-break/><text:tab/></text:p>
      <text:p text:style-name="P13"><text:tab/>SFBool *getIsOverField();</text:p>
      <text:p text:style-name="P13"><text:tab/>void setIsOver(bool <text:s/>value);</text:p>
      <text:p text:style-name="P13"><text:tab/>void setIsOver(int value);</text:p>
      <text:p text:style-name="P13"><text:tab/>bool <text:s/>getIsOver();</text:p>
      <text:p text:style-name="P13"><text:tab/>bool <text:s/>isOver();</text:p>
      <text:p text:style-name="P13"/>
      <text:p text:style-name="P13"><text:tab/>SFVec3f *getHitNormalChangedField();</text:p>
      <text:p text:style-name="P13"><text:tab/>void setHitNormalChanged(float value[]);</text:p>
      <text:p text:style-name="P13"><text:tab/>void setHitNormalChanged(float x, float y, float z);</text:p>
      <text:p text:style-name="P13"><text:tab/>void getHitNormalChanged(float value[]);</text:p>
      <text:p text:style-name="P13"><text:tab/></text:p>
      <text:p text:style-name="P13"><text:tab/>SFVec3f *getHitPointChangedField();</text:p>
      <text:p text:style-name="P13"><text:tab/>void setHitPointChanged(float value[]);</text:p>
      <text:p text:style-name="P13"><text:tab/>void setHitPointChanged(float x, float y, float z);</text:p>
      <text:p text:style-name="P13"><text:tab/>void getHitPointChanged(float value[]);</text:p>
      <text:p text:style-name="P13"><text:tab/></text:p>
      <text:p text:style-name="P13"><text:tab/>SFVec2f *getHitTexCoordField();</text:p>
      <text:p text:style-name="P13"><text:tab/>void setHitTexCoord(float value[]);</text:p>
      <text:p text:style-name="P13"><text:tab/>void setHitTexCoord(float x, float y);</text:p>
      <text:p text:style-name="P13"><text:tab/>void getHitTexCoord(float value[]);</text:p>
      <text:p text:style-name="P13"><text:tab/></text:p>
      <text:p text:style-name="P13"><text:tab/>SFTime *getTouchTimeField();</text:p>
      <text:p text:style-name="P13"><text:tab/>void setTouchTime(double value);</text:p>
      <text:p text:style-name="P13"><text:tab/>double getTouchTime();</text:p>
      <text:p text:style-name="P13"/>
      <text:p text:style-name="P13"><text:tab/>TouchSensorNode *next();</text:p>
      <text:p text:style-name="P13"><text:tab/>TouchSensorNode *nextTraversal();</text:p>
      <text:p text:style-name="P13">};</text:p>
      <text:p text:style-name="P13"/>
      <text:h text:style-name="Heading_20_2" text:outline-level="2"><text:bookmark text:name="__RefHeading__259_833189253"/>TransformNode<text:bookmark-end text:name="__RefHeading__259_833189253"/></text:h>
      <text:p text:style-name="P13">class TransformNode : public GroupingNode {</text:p>
      <text:p text:style-name="P13"><text:tab/>TransformNode();</text:p>
      <text:p text:style-name="P13"><text:soft-page-break/><text:tab/>~TransformNode();</text:p>
      <text:p text:style-name="P13"/>
      <text:p text:style-name="P13"><text:tab/>SFVec3f *getTranslationField();</text:p>
      <text:p text:style-name="P13"><text:tab/>void setTranslation(float value[]);</text:p>
      <text:p text:style-name="P13"><text:tab/>void setTranslation(float x, float y, float z);</text:p>
      <text:p text:style-name="P13"><text:tab/>void getTranslation(float value[]);</text:p>
      <text:p text:style-name="P13"/>
      <text:p text:style-name="P13"><text:tab/>SFVec3f *getScaleField();</text:p>
      <text:p text:style-name="P13"><text:tab/>void setScale(float value[]);</text:p>
      <text:p text:style-name="P13"><text:tab/>void setScale(float x, float y, float z);</text:p>
      <text:p text:style-name="P13"><text:tab/>void getScale(float value[]);</text:p>
      <text:p text:style-name="P13"/>
      <text:p text:style-name="P13"><text:tab/>SFVec3f *getCenterField();</text:p>
      <text:p text:style-name="P13"><text:tab/>void setCenter(float value[]);</text:p>
      <text:p text:style-name="P13"><text:tab/>void setCenter(float x, float y, float z);</text:p>
      <text:p text:style-name="P13"><text:tab/>void getCenter(float value[]);</text:p>
      <text:p text:style-name="P13"/>
      <text:p text:style-name="P13"><text:tab/>SFRotation *getRotationField();</text:p>
      <text:p text:style-name="P13"><text:tab/>void setRotation(float value[]);</text:p>
      <text:p text:style-name="P13"><text:tab/>void setRotation(float x, float y, float z, float w);</text:p>
      <text:p text:style-name="P13"><text:tab/>void getRotation(float value[]);</text:p>
      <text:p text:style-name="P13"/>
      <text:p text:style-name="P13"><text:tab/>SFRotation *getScaleOrientationField();</text:p>
      <text:p text:style-name="P13"><text:tab/>void setScaleOrientation(float value[]);</text:p>
      <text:p text:style-name="P13"><text:tab/>void setScaleOrientation(float x, float y, float z, float w);</text:p>
      <text:p text:style-name="P13"><text:tab/>void getScaleOrientation(float value[]);</text:p>
      <text:p text:style-name="P13"/>
      <text:p text:style-name="P13"><text:tab/>void getSFMatrix(SFMatrix *mOut);</text:p>
      <text:p text:style-name="P13"/>
      <text:p text:style-name="P13"><text:tab/>TransformNode *next();</text:p>
      <text:p text:style-name="P13"><text:tab/>TransformNode *nextTraversal();</text:p>
      <text:p text:style-name="P13">};</text:p>
      <text:p text:style-name="P13"/>
      <text:h text:style-name="Heading_20_2" text:outline-level="2"><text:bookmark text:name="__RefHeading__261_833189253"/><text:soft-page-break/>ViewpointNode<text:bookmark-end text:name="__RefHeading__261_833189253"/></text:h>
      <text:p text:style-name="P13">class ViewpointNode : public BindableNode {</text:p>
      <text:p text:style-name="P13"><text:tab/>ViewpointNode();</text:p>
      <text:p text:style-name="P13"><text:tab/>~ViewpointNode();</text:p>
      <text:p text:style-name="P13"/>
      <text:p text:style-name="P13"><text:tab/>SFBool *getJumpField();</text:p>
      <text:p text:style-name="P13"><text:tab/>void setJump(bool value);</text:p>
      <text:p text:style-name="P13"><text:tab/>void setJump(int value);</text:p>
      <text:p text:style-name="P13"><text:tab/>bool getJump();</text:p>
      <text:p text:style-name="P13"/>
      <text:p text:style-name="P13"><text:tab/>SFFloat *getFieldOfViewField();</text:p>
      <text:p text:style-name="P13"><text:tab/>void setFieldOfView(float value);</text:p>
      <text:p text:style-name="P13"><text:tab/>float getFieldOfView();</text:p>
      <text:p text:style-name="P13"/>
      <text:p text:style-name="P13"><text:tab/>SFString *getDescriptionField();</text:p>
      <text:p text:style-name="P13"><text:tab/>void setDescription(char *value);</text:p>
      <text:p text:style-name="P13"><text:tab/>char *getDescription();</text:p>
      <text:p text:style-name="P13"/>
      <text:p text:style-name="P13"><text:tab/>SFVec3f *getPositionField();</text:p>
      <text:p text:style-name="P13"><text:tab/>void setPosition(float value[]);</text:p>
      <text:p text:style-name="P13"><text:tab/>void setPosition(float x, float y, float z);</text:p>
      <text:p text:style-name="P13"><text:tab/>void getPosition(float value[]);</text:p>
      <text:p text:style-name="P13"/>
      <text:p text:style-name="P13"><text:tab/>SFRotation *getOrientationField();</text:p>
      <text:p text:style-name="P13"><text:tab/>void setOrientation(float value[]);</text:p>
      <text:p text:style-name="P13"><text:tab/>void setOrientation(float x, float y, float z, float w);</text:p>
      <text:p text:style-name="P13"><text:tab/>void getOrientation(float value[]);</text:p>
      <text:p text:style-name="P13"/>
      <text:p text:style-name="P13"><text:tab/>void addPosition(float worldTranslation[3]); </text:p>
      <text:p text:style-name="P13"><text:tab/>void addPosition(float worldx, float worldy, float worldz); </text:p>
      <text:p text:style-name="P13"><text:tab/>void addPosition(float localTranslation[3], float frame[3][3]); </text:p>
      <text:p text:style-name="P13"><text:tab/>void addPosition(float x, float y, float z, float frame[3][3]); </text:p>
      <text:p text:style-name="P13"/>
      <text:p text:style-name="P13"><text:soft-page-break/><text:tab/>void addOrientation(SFRotation *rot);</text:p>
      <text:p text:style-name="P13"><text:tab/>void addOrientation(float rotationValue[4]);</text:p>
      <text:p text:style-name="P13"><text:tab/>void addOrientation(float x, float y, float z, float rot);</text:p>
      <text:p text:style-name="P13"/>
      <text:p text:style-name="P13"><text:tab/>ViewpointNode *next();</text:p>
      <text:p text:style-name="P13"><text:tab/>ViewpointNode *nextTraversal();</text:p>
      <text:p text:style-name="P13"/>
      <text:p text:style-name="P13"><text:tab/>void getFrame(float frame[3][3]);</text:p>
      <text:p text:style-name="P13"><text:tab/>void translate(float vector[3]);</text:p>
      <text:p text:style-name="P13"><text:tab/>void translate(SFVec3f vec);</text:p>
      <text:p text:style-name="P13"><text:tab/>void rotate(float rotation[4]);</text:p>
      <text:p text:style-name="P13"><text:tab/>void rotate(SFRotation rot);</text:p>
      <text:p text:style-name="P13"/>
      <text:p text:style-name="P13"><text:tab/>void getMatrix(SFMatrix *matrix);</text:p>
      <text:p text:style-name="P13"><text:tab/>void getMatrix(float value[4][4]);</text:p>
      <text:p text:style-name="P13"><text:tab/>void getTranslationMatrix(SFMatrix *matrix);</text:p>
      <text:p text:style-name="P13"><text:tab/>void getTranslationMatrix(float value[4][4]);</text:p>
      <text:p text:style-name="P13">};</text:p>
      <text:p text:style-name="P13"/>
      <text:h text:style-name="Heading_20_2" text:outline-level="2"><text:bookmark text:name="__RefHeading__263_833189253"/>VisibilitySensorNode<text:bookmark-end text:name="__RefHeading__263_833189253"/></text:h>
      <text:p text:style-name="P13">class VisibilitySensorNode : public SensorNode {</text:p>
      <text:p text:style-name="P13"><text:tab/>VisibilitySensorNode();</text:p>
      <text:p text:style-name="P13"><text:tab/>~VisibilitySensorNode();</text:p>
      <text:p text:style-name="P13"/>
      <text:p text:style-name="P13"><text:tab/>SFVec3f *getCenterField();</text:p>
      <text:p text:style-name="P13"><text:tab/>void<text:tab/>setCenter(float value[]);</text:p>
      <text:p text:style-name="P13"><text:tab/>void<text:tab/>setCenter(float x, float y, float z);</text:p>
      <text:p text:style-name="P13"><text:tab/>void<text:tab/>getCenter(float value[]);</text:p>
      <text:p text:style-name="P13"/>
      <text:p text:style-name="P13"><text:tab/>SFVec3f *getSizeField();</text:p>
      <text:p text:style-name="P13"><text:tab/>void<text:tab/>setSize(float value[]);</text:p>
      <text:p text:style-name="P13"><text:tab/>void<text:tab/>setSize(float x, float y, float z);</text:p>
      <text:p text:style-name="P13"><text:tab/>void<text:tab/>getSize(float value[]);</text:p>
      <text:p text:style-name="P13"><text:soft-page-break/></text:p>
      <text:p text:style-name="P13"><text:tab/>SFTime *getEnterTimeField();</text:p>
      <text:p text:style-name="P13"><text:tab/>void<text:tab/>setEnterTime(double value);</text:p>
      <text:p text:style-name="P13"><text:tab/>double<text:tab/>getEnterTime();</text:p>
      <text:p text:style-name="P13"><text:tab/></text:p>
      <text:p text:style-name="P13"><text:tab/>SFTime *getExitTimeField();</text:p>
      <text:p text:style-name="P13"><text:tab/>void<text:tab/>setExitTime(double value);</text:p>
      <text:p text:style-name="P13"><text:tab/>double<text:tab/>getExitTime();</text:p>
      <text:p text:style-name="P13"/>
      <text:p text:style-name="P13"><text:tab/>VisibilitySensorNode *next();</text:p>
      <text:p text:style-name="P13"><text:tab/>VisibilitySensorNode *nextTraversal();</text:p>
      <text:p text:style-name="P13">};</text:p>
      <text:p text:style-name="P13"/>
      <text:h text:style-name="Heading_20_2" text:outline-level="2"><text:bookmark text:name="__RefHeading__265_833189253"/>WorldInfoNode<text:bookmark-end text:name="__RefHeading__265_833189253"/></text:h>
      <text:p text:style-name="P13">class WorldInfoNode : public Node {</text:p>
      <text:p text:style-name="P13"><text:tab/>WorldInfoNode();</text:p>
      <text:p text:style-name="P13"><text:tab/>~WorldInfoNode();</text:p>
      <text:p text:style-name="P13"/>
      <text:p text:style-name="P13"><text:tab/>SFString *getTitleField();</text:p>
      <text:p text:style-name="P13"><text:tab/>void setTitle(char *value);</text:p>
      <text:p text:style-name="P13"><text:tab/>char *getTitle();</text:p>
      <text:p text:style-name="P13"/>
      <text:p text:style-name="P13"><text:tab/>MFString *getInfoField();</text:p>
      <text:p text:style-name="P13"><text:tab/>void addInfo(char *value);</text:p>
      <text:p text:style-name="P13"><text:tab/>int getNInfos();</text:p>
      <text:p text:style-name="P13"><text:tab/>char *getInfo(int index);</text:p>
      <text:p text:style-name="P13"/>
      <text:p text:style-name="P13"><text:tab/>WorldInfoNode *next();</text:p>
      <text:p text:style-name="P13"><text:tab/>WorldInfoNode *nextTraversal();</text:p>
      <text:p text:style-name="P13">};</text:p>
      <text:p text:style-name="P13"/>
      <text:p text:style-name="P13"/>
      <text:p text:style-name="P13"/>
      <text:p text:style-name="P13"><text:soft-page-break/></text:p>
      <text:p text:style-name="P13"/>
      <text:p text:style-name="P13"/>
      <text:h text:style-name="P4" text:outline-level="1"><text:bookmark text:name="__RefHeading__267_833189253"/>Field Class Reference<text:bookmark-end text:name="__RefHeading__267_833189253"/></text:h>
      <text:h text:style-name="Heading_20_2" text:outline-level="2"><text:bookmark text:name="__RefHeading__269_833189253"/>Field<text:bookmark-end text:name="__RefHeading__269_833189253"/></text:h>
      <text:p text:style-name="P13">class Field {</text:p>
      <text:p text:style-name="P13"><text:tab/>Field();</text:p>
      <text:p text:style-name="P13"><text:tab/>virtual ~Field();</text:p>
      <text:p text:style-name="P13"><text:tab/>char *getTypeName();</text:p>
      <text:p text:style-name="P13"><text:tab/>char *getName();</text:p>
      <text:p text:style-name="P13">};</text:p>
      <text:p text:style-name="P13"/>
      <text:h text:style-name="Heading_20_2" text:outline-level="2"><text:bookmark text:name="__RefHeading__271_833189253"/>MField<text:bookmark-end text:name="__RefHeading__271_833189253"/></text:h>
      <text:p text:style-name="P13">class MField : public Field {</text:p>
      <text:p text:style-name="P13"><text:tab/>MField();</text:p>
      <text:p text:style-name="P13"><text:tab/>~MField();</text:p>
      <text:p text:style-name="P13"/>
      <text:p text:style-name="P13"><text:tab/>int getSize();</text:p>
      <text:p text:style-name="P13"><text:tab/>int size();</text:p>
      <text:p text:style-name="P13"/>
      <text:p text:style-name="P13"><text:tab/>void add(Field *object);</text:p>
      <text:p text:style-name="P13"><text:tab/>void insert(int index, Field *object);</text:p>
      <text:p text:style-name="P13"><text:tab/>void replace (int index, Field *object);</text:p>
      <text:p text:style-name="P13"><text:tab/>void clear();</text:p>
      <text:p text:style-name="P13"/>
      <text:p text:style-name="P13"><text:tab/>void remove(int index);</text:p>
      <text:p text:style-name="P13"><text:tab/>void removeLastObject();</text:p>
      <text:p text:style-name="P13"><text:tab/>void removeFirstObject();</text:p>
      <text:p text:style-name="P13"/>
      <text:p text:style-name="P13"><text:tab/>Field *lastObject();</text:p>
      <text:p text:style-name="P13"><text:tab/>Field *firstObject();</text:p>
      <text:p text:style-name="P13"><text:tab/>Field *getObject(int index);</text:p>
      <text:p text:style-name="P13">};</text:p>
      <text:p text:style-name="P13"/>
      <text:h text:style-name="Heading_20_2" text:outline-level="2"><text:bookmark text:name="__RefHeading__273_833189253"/><text:soft-page-break/>SFBool<text:bookmark-end text:name="__RefHeading__273_833189253"/></text:h>
      <text:p text:style-name="P13">class SFBool : public Field {</text:p>
      <text:p text:style-name="P13"><text:tab/>SFBool();</text:p>
      <text:p text:style-name="P13"><text:tab/>SFBool(bool value);</text:p>
      <text:p text:style-name="P13"><text:tab/>SFBool(SFBool *value);</text:p>
      <text:p text:style-name="P13"/>
      <text:p text:style-name="P13"><text:tab/>void setValue(bool value);</text:p>
      <text:p text:style-name="P13"><text:tab/>void setValue(SFBool *value);</text:p>
      <text:p text:style-name="P13"><text:tab/>bool getValue();</text:p>
      <text:p text:style-name="P13">};</text:p>
      <text:p text:style-name="P13"/>
      <text:h text:style-name="Heading_20_2" text:outline-level="2"><text:bookmark text:name="__RefHeading__275_833189253"/>SFColor<text:bookmark-end text:name="__RefHeading__275_833189253"/></text:h>
      <text:p text:style-name="P13">class SFColor : public Field {</text:p>
      <text:p text:style-name="P13"><text:tab/>SFColor();</text:p>
      <text:p text:style-name="P13"><text:tab/>SFColor(float r, float g, float b);</text:p>
      <text:p text:style-name="P13"><text:tab/>SFColor(float value[]);</text:p>
      <text:p text:style-name="P13"><text:tab/>SFColor(SFColor *color);</text:p>
      <text:p text:style-name="P13"/>
      <text:p text:style-name="P13"><text:tab/>void getValue(float value[]);</text:p>
      <text:p text:style-name="P13"><text:tab/>float *getValue();</text:p>
      <text:p text:style-name="P13"><text:tab/>float getRed();</text:p>
      <text:p text:style-name="P13"><text:tab/>float getGreen();</text:p>
      <text:p text:style-name="P13"><text:tab/>float getBlue();</text:p>
      <text:p text:style-name="P13"/>
      <text:p text:style-name="P13"><text:tab/>void setValue(float r, float g, float b);</text:p>
      <text:p text:style-name="P13"><text:tab/>void setValue(float value[]);</text:p>
      <text:p text:style-name="P13"><text:tab/>void setValue(SFColor *color);</text:p>
      <text:p text:style-name="P13"/>
      <text:p text:style-name="P13"><text:tab/>void add(float x, float y, float z);</text:p>
      <text:p text:style-name="P13"><text:tab/>void add(float value[]);</text:p>
      <text:p text:style-name="P13"><text:tab/>void add(SFColor value);</text:p>
      <text:p text:style-name="P13"/>
      <text:p text:style-name="P13"><text:tab/>void sub(float x, float y, float z);</text:p>
      <text:p text:style-name="P13"><text:soft-page-break/><text:tab/>void sub(float value[]);</text:p>
      <text:p text:style-name="P13"><text:tab/>void sub(SFColor value);</text:p>
      <text:p text:style-name="P13">};</text:p>
      <text:p text:style-name="P13"/>
      <text:h text:style-name="Heading_20_2" text:outline-level="2"><text:bookmark text:name="__RefHeading__277_833189253"/>SFFloat<text:bookmark-end text:name="__RefHeading__277_833189253"/></text:h>
      <text:p text:style-name="P13">class SFFloat : public Field {</text:p>
      <text:p text:style-name="P13"><text:tab/>SFFloat();</text:p>
      <text:p text:style-name="P13"><text:tab/>SFFloat(float value);</text:p>
      <text:p text:style-name="P13"><text:tab/>SFFloat(SFFloat *value);</text:p>
      <text:p text:style-name="P13"/>
      <text:p text:style-name="P13"><text:tab/>void setValue(float value);</text:p>
      <text:p text:style-name="P13"><text:tab/>void setValue(SFFloat *fvalue);</text:p>
      <text:p text:style-name="P13"><text:tab/>float getValue();</text:p>
      <text:p text:style-name="P13">};</text:p>
      <text:p text:style-name="P13"/>
      <text:h text:style-name="Heading_20_2" text:outline-level="2"><text:bookmark text:name="__RefHeading__279_833189253"/>SFImage<text:bookmark-end text:name="__RefHeading__279_833189253"/></text:h>
      <text:p text:style-name="P13">class SFImage : public MField {</text:p>
      <text:p text:style-name="P13"><text:tab/>SFImage();</text:p>
      <text:p text:style-name="P13"/>
      <text:p text:style-name="P13"><text:tab/>void addValue(int value);</text:p>
      <text:p text:style-name="P13"><text:tab/>void addValue(SFInt32 *sfvalue);</text:p>
      <text:p text:style-name="P13"/>
      <text:p text:style-name="P13"><text:tab/>void insertValue(int index, int value);</text:p>
      <text:p text:style-name="P13"><text:tab/>int get1Value(int index);</text:p>
      <text:p text:style-name="P13"/>
      <text:p text:style-name="P13"><text:tab/>void set1Value(int index, int value);</text:p>
      <text:p text:style-name="P13"><text:tab/>void setValue(MField *mfield);</text:p>
      <text:p text:style-name="P13">};</text:p>
      <text:p text:style-name="P13"/>
      <text:h text:style-name="Heading_20_2" text:outline-level="2"><text:bookmark text:name="__RefHeading__281_833189253"/>SFInt32<text:bookmark-end text:name="__RefHeading__281_833189253"/></text:h>
      <text:p text:style-name="P13">class SFInt32 : public Field {</text:p>
      <text:p text:style-name="P13"><text:tab/>SFInt32();</text:p>
      <text:p text:style-name="P13"><text:tab/>SFInt32(int value);</text:p>
      <text:p text:style-name="P13"><text:soft-page-break/><text:tab/>SFInt32(SFInt32 *value);</text:p>
      <text:p text:style-name="P13"/>
      <text:p text:style-name="P13"><text:tab/>void setValue(int value);</text:p>
      <text:p text:style-name="P13"><text:tab/>void setValue(SFInt32 *value);</text:p>
      <text:p text:style-name="P13"><text:tab/>int getValue();</text:p>
      <text:p text:style-name="P13">};</text:p>
      <text:p text:style-name="P13"/>
      <text:h text:style-name="Heading_20_2" text:outline-level="2"><text:bookmark text:name="__RefHeading__283_833189253"/>SFMatrix<text:bookmark-end text:name="__RefHeading__283_833189253"/></text:h>
      <text:p text:style-name="P13">class SFMatrix : public Field {</text:p>
      <text:p text:style-name="P13"><text:tab/>SFMatrix();</text:p>
      <text:p text:style-name="P13"><text:tab/>SFMatrix(float value[4][4]);</text:p>
      <text:p text:style-name="P13"><text:tab/>SFMatrix(SFMatrix *value);</text:p>
      <text:p text:style-name="P13"><text:tab/>SFMatrix(SFRotation *rot);</text:p>
      <text:p text:style-name="P13"><text:tab/>SFMatrix(float x, float y, float z, float angle);</text:p>
      <text:p text:style-name="P13"><text:tab/>SFMatrix(float x, float y, float z);</text:p>
      <text:p text:style-name="P13"/>
      <text:p text:style-name="P13"><text:tab/>void setValue(float value[4][4]);</text:p>
      <text:p text:style-name="P13"><text:tab/>void setValue(SFMatrix *matrix);</text:p>
      <text:p text:style-name="P13"/>
      <text:p text:style-name="P13"><text:tab/>void setScaling(SFVec3f *vector);</text:p>
      <text:p text:style-name="P13"><text:tab/>void setScaling(float value[]);</text:p>
      <text:p text:style-name="P13"><text:tab/>void setScaling(float x, float y, float z);</text:p>
      <text:p text:style-name="P13"/>
      <text:p text:style-name="P13"><text:tab/>void setTranslation(SFVec3f *vector);</text:p>
      <text:p text:style-name="P13"><text:tab/>void setTranslation(float value[]);</text:p>
      <text:p text:style-name="P13"><text:tab/>void setTranslation(float x, float y, float z);</text:p>
      <text:p text:style-name="P13"/>
      <text:p text:style-name="P13"><text:tab/>void setDirection(SFVec3f *vector);</text:p>
      <text:p text:style-name="P13"><text:tab/>void setDirection(float value[]);</text:p>
      <text:p text:style-name="P13"><text:tab/>void setDirection(float x, float y, float z);</text:p>
      <text:p text:style-name="P13"/>
      <text:p text:style-name="P13"><text:tab/>void setRotation(SFRotation *rotation);</text:p>
      <text:p text:style-name="P13"><text:tab/>void setRotation(float value[]);</text:p>
      <text:p text:style-name="P13"><text:soft-page-break/><text:tab/>void setRotation(float x, float y, float z, float rot);</text:p>
      <text:p text:style-name="P13"><text:tab/></text:p>
      <text:p text:style-name="P13"><text:tab/>void getValue(float value[4][4]);</text:p>
      <text:p text:style-name="P13"><text:tab/>void getTranslation(float value[]);</text:p>
      <text:p text:style-name="P13"/>
      <text:p text:style-name="P13"><text:tab/>void add(SFMatrix *matrix);</text:p>
      <text:p text:style-name="P13"><text:tab/>void multi(float vector[]);</text:p>
      <text:p text:style-name="P13"><text:tab/>void multi(float *x, float *y, float *z);</text:p>
      <text:p text:style-name="P13"><text:tab/>void multi(SFVec3f *vector);</text:p>
      <text:p text:style-name="P13"/>
      <text:p text:style-name="P13"><text:tab/>void getSFRotation(SFRotation *rotation);</text:p>
      <text:p text:style-name="P13">};</text:p>
      <text:p text:style-name="P13"/>
      <text:h text:style-name="Heading_20_2" text:outline-level="2"><text:bookmark text:name="__RefHeading__285_833189253"/>SFNode<text:bookmark-end text:name="__RefHeading__285_833189253"/></text:h>
      <text:p text:style-name="P13">class SFNode : public Field {</text:p>
      <text:p text:style-name="P13"><text:tab/>SFNode();</text:p>
      <text:p text:style-name="P13"><text:tab/>SFNode(Node *value);</text:p>
      <text:p text:style-name="P13"><text:tab/>SFNode(SFNode *value);</text:p>
      <text:p text:style-name="P13"/>
      <text:p text:style-name="P13"><text:tab/>void setValue(Node *value);</text:p>
      <text:p text:style-name="P13"><text:tab/>void setValue(SFNode *value);</text:p>
      <text:p text:style-name="P13"><text:tab/>Node *getValue();</text:p>
      <text:p text:style-name="P13">};</text:p>
      <text:p text:style-name="P13"/>
      <text:h text:style-name="Heading_20_2" text:outline-level="2"><text:bookmark text:name="__RefHeading__287_833189253"/>SFRotation<text:bookmark-end text:name="__RefHeading__287_833189253"/></text:h>
      <text:p text:style-name="P13">class SFRotation : public Field {</text:p>
      <text:p text:style-name="P13"><text:tab/>SFRotation();</text:p>
      <text:p text:style-name="P13"><text:tab/>SFRotation(float x, float y, float z, float rot);</text:p>
      <text:p text:style-name="P13"><text:tab/>SFRotation(float vector[3], float rot);</text:p>
      <text:p text:style-name="P13"><text:tab/>SFRotation(float value[]);</text:p>
      <text:p text:style-name="P13"><text:tab/>SFRotation(SFRotation *value);</text:p>
      <text:p text:style-name="P13"><text:tab/>SFRotation(SFMatrix *matrix);</text:p>
      <text:p text:style-name="P13"/>
      <text:p text:style-name="P13"><text:soft-page-break/><text:tab/>void setValue(float x, float y, float z, float rot);</text:p>
      <text:p text:style-name="P13"><text:tab/>void setValue(float value[]);</text:p>
      <text:p text:style-name="P13"><text:tab/>void setValue(float value[], float angle);</text:p>
      <text:p text:style-name="P13"><text:tab/>void setValue(SFRotation *rotation);</text:p>
      <text:p text:style-name="P13"><text:tab/>void setValue(SFMatrix *matrix);</text:p>
      <text:p text:style-name="P13"/>
      <text:p text:style-name="P13"><text:tab/>void getValue(float value[]);</text:p>
      <text:p text:style-name="P13"><text:tab/>void getVector(float vector[]);</text:p>
      <text:p text:style-name="P13"><text:tab/>float getX();</text:p>
      <text:p text:style-name="P13"><text:tab/>float getY();</text:p>
      <text:p text:style-name="P13"><text:tab/>float getZ();</text:p>
      <text:p text:style-name="P13"><text:tab/>float getAngle();</text:p>
      <text:p text:style-name="P13"/>
      <text:p text:style-name="P13"><text:tab/>void add(SFRotation *rot);</text:p>
      <text:p text:style-name="P13"><text:tab/>void add(float rotationValue[]);</text:p>
      <text:p text:style-name="P13"><text:tab/>void add(float x, float y, float z, float rot);</text:p>
      <text:p text:style-name="P13"/>
      <text:p text:style-name="P13"><text:tab/>void multi(float vector[]);</text:p>
      <text:p text:style-name="P13"><text:tab/>void multi(float *x, float *y, float *z);</text:p>
      <text:p text:style-name="P13"><text:tab/>void multi(SFVec3f *vector);</text:p>
      <text:p text:style-name="P13"/>
      <text:p text:style-name="P13"><text:tab/>void getSFMatrix(SFMatrix *matrix);</text:p>
      <text:p text:style-name="P13"/>
      <text:p text:style-name="P13"><text:tab/>void invert();</text:p>
      <text:p text:style-name="P13">};</text:p>
      <text:p text:style-name="P13"/>
      <text:h text:style-name="Heading_20_2" text:outline-level="2"><text:bookmark text:name="__RefHeading__289_833189253"/>SFString<text:bookmark-end text:name="__RefHeading__289_833189253"/></text:h>
      <text:p text:style-name="P13">class SFString : public Field {</text:p>
      <text:p text:style-name="P13"><text:tab/>SFString();</text:p>
      <text:p text:style-name="P13"><text:tab/>SFString(char *value);</text:p>
      <text:p text:style-name="P13"><text:tab/>SFString(SFString *value);</text:p>
      <text:p text:style-name="P13"/>
      <text:p text:style-name="P13"><text:tab/>void setValue(char *value);</text:p>
      <text:p text:style-name="P13"><text:soft-page-break/><text:tab/>void setValue(SFString *value);</text:p>
      <text:p text:style-name="P13"><text:tab/>char *getValue();</text:p>
      <text:p text:style-name="P13">};</text:p>
      <text:p text:style-name="P13"/>
      <text:h text:style-name="Heading_20_2" text:outline-level="2"><text:bookmark text:name="__RefHeading__291_833189253"/>SFTime<text:bookmark-end text:name="__RefHeading__291_833189253"/></text:h>
      <text:p text:style-name="P13">class SFTime : public Field {</text:p>
      <text:p text:style-name="P13"><text:tab/>SFTime();</text:p>
      <text:p text:style-name="P13"><text:tab/>SFTime(double value);</text:p>
      <text:p text:style-name="P13"><text:tab/>SFTime(SFTime *value);</text:p>
      <text:p text:style-name="P13"/>
      <text:p text:style-name="P13"><text:tab/>void setValue(double value);</text:p>
      <text:p text:style-name="P13"><text:tab/>void setValue(SFTime *value);</text:p>
      <text:p text:style-name="P13"><text:tab/>double getValue();</text:p>
      <text:p text:style-name="P13">};</text:p>
      <text:p text:style-name="P13"/>
      <text:h text:style-name="Heading_20_2" text:outline-level="2"><text:bookmark text:name="__RefHeading__293_833189253"/>SFVec2f<text:bookmark-end text:name="__RefHeading__293_833189253"/></text:h>
      <text:p text:style-name="P13">class SFVec2f : public Field {</text:p>
      <text:p text:style-name="P13"><text:tab/>SFVec2f();</text:p>
      <text:p text:style-name="P13"><text:tab/>SFVec2f(float x, float y);</text:p>
      <text:p text:style-name="P13"><text:tab/>SFVec2f(float value[]);</text:p>
      <text:p text:style-name="P13"><text:tab/>SFVec2f(SFVec2f *value);</text:p>
      <text:p text:style-name="P13"/>
      <text:p text:style-name="P13"><text:tab/>void getValue(float value[]);</text:p>
      <text:p text:style-name="P13"><text:tab/>float *getValue();</text:p>
      <text:p text:style-name="P13"><text:tab/>float getX();</text:p>
      <text:p text:style-name="P13"><text:tab/>float getY();</text:p>
      <text:p text:style-name="P13"/>
      <text:p text:style-name="P13"><text:tab/>void setValue(float x, float y);</text:p>
      <text:p text:style-name="P13"><text:tab/>void setValue(float value[]);</text:p>
      <text:p text:style-name="P13"><text:tab/>void setValue(SFVec2f *vector);</text:p>
      <text:p text:style-name="P13"><text:tab/>void setX(float x);</text:p>
      <text:p text:style-name="P13"><text:tab/>void setY(float y);</text:p>
      <text:p text:style-name="P13"/>
      <text:p text:style-name="P13"><text:soft-page-break/><text:tab/>void add(float x, float y);</text:p>
      <text:p text:style-name="P13"><text:tab/>void add(float value[]);</text:p>
      <text:p text:style-name="P13"><text:tab/>void add(SFVec2f value);</text:p>
      <text:p text:style-name="P13"><text:tab/>void translate(float x, float y);</text:p>
      <text:p text:style-name="P13"><text:tab/>void translate(float value[]);</text:p>
      <text:p text:style-name="P13"><text:tab/>void translate(SFVec2f value);</text:p>
      <text:p text:style-name="P13"/>
      <text:p text:style-name="P13"><text:tab/>void sub(float x, float y);</text:p>
      <text:p text:style-name="P13"><text:tab/>void sub(float value[]);</text:p>
      <text:p text:style-name="P13"><text:tab/>void sub(SFVec2f value);</text:p>
      <text:p text:style-name="P13"/>
      <text:p text:style-name="P13"><text:tab/>void scale(float value);</text:p>
      <text:p text:style-name="P13"><text:tab/>void scale(float xscale, float yscale);</text:p>
      <text:p text:style-name="P13"><text:tab/>void scale(float value[2]);</text:p>
      <text:p text:style-name="P13"/>
      <text:p text:style-name="P13"><text:tab/>void invert();</text:p>
      <text:p text:style-name="P13"/>
      <text:p text:style-name="P13"><text:tab/>float getScalar();</text:p>
      <text:p text:style-name="P13"/>
      <text:p text:style-name="P13"><text:tab/>void normalize();</text:p>
      <text:p text:style-name="P13"/>
      <text:p text:style-name="P13"><text:tab/>bool equals(Field *field);</text:p>
      <text:p text:style-name="P13"><text:tab/>bool equals(float value[2]);</text:p>
      <text:p text:style-name="P13"><text:tab/>bool equals(float x, float y);</text:p>
      <text:p text:style-name="P13">};</text:p>
      <text:p text:style-name="P13"/>
      <text:h text:style-name="Heading_20_2" text:outline-level="2"><text:bookmark text:name="__RefHeading__295_833189253"/>SFVec3f<text:bookmark-end text:name="__RefHeading__295_833189253"/></text:h>
      <text:p text:style-name="P13">class SFVec3f : public Field {</text:p>
      <text:p text:style-name="P13"><text:tab/>SFVec3f();</text:p>
      <text:p text:style-name="P13"><text:tab/>SFVec3f(float x, float y, float z);</text:p>
      <text:p text:style-name="P13"><text:tab/>SFVec3f(float value[]);</text:p>
      <text:p text:style-name="P13"><text:tab/>SFVec3f(SFVec3f *value);</text:p>
      <text:p text:style-name="P13"/>
      <text:p text:style-name="P13"><text:soft-page-break/><text:tab/>void getValue(float value[]);</text:p>
      <text:p text:style-name="P13"><text:tab/>float *getValue();</text:p>
      <text:p text:style-name="P13"><text:tab/>float getX();</text:p>
      <text:p text:style-name="P13"><text:tab/>float getY();</text:p>
      <text:p text:style-name="P13"><text:tab/>float getZ();</text:p>
      <text:p text:style-name="P13"/>
      <text:p text:style-name="P13"><text:tab/>void setValue(float x, float y, float z);</text:p>
      <text:p text:style-name="P13"><text:tab/>void setValue(float value[]);</text:p>
      <text:p text:style-name="P13"><text:tab/>void setValue(SFVec3f *vector);</text:p>
      <text:p text:style-name="P13"><text:tab/>void setX(float x);</text:p>
      <text:p text:style-name="P13"><text:tab/>void setY(float y);</text:p>
      <text:p text:style-name="P13"><text:tab/>void setZ(float z);</text:p>
      <text:p text:style-name="P13"/>
      <text:p text:style-name="P13"><text:tab/>void add(float x, float y, float z);</text:p>
      <text:p text:style-name="P13"><text:tab/>void add(float value[]);</text:p>
      <text:p text:style-name="P13"><text:tab/>void add(SFVec3f value);</text:p>
      <text:p text:style-name="P13"><text:tab/>void translate(float x, float y, float z);</text:p>
      <text:p text:style-name="P13"><text:tab/>void translate(float value[]);</text:p>
      <text:p text:style-name="P13"><text:tab/>void translate(SFVec3f value);</text:p>
      <text:p text:style-name="P13"/>
      <text:p text:style-name="P13"><text:tab/>void sub(float x, float y, float z);</text:p>
      <text:p text:style-name="P13"><text:tab/>void sub(float value[]);</text:p>
      <text:p text:style-name="P13"><text:tab/>void sub(SFVec3f value);</text:p>
      <text:p text:style-name="P13"/>
      <text:p text:style-name="P13"><text:tab/>void scale(float value);</text:p>
      <text:p text:style-name="P13"><text:tab/>void scale(float xscale, float yscale, float zscale);</text:p>
      <text:p text:style-name="P13"><text:tab/>void scale(float value[3]);</text:p>
      <text:p text:style-name="P13"/>
      <text:p text:style-name="P13"><text:tab/>void rotate(SFRotation *rotation);</text:p>
      <text:p text:style-name="P13"><text:tab/>void rotate(float x, float y, float z, float angle);</text:p>
      <text:p text:style-name="P13"><text:tab/>void rotate(float value[3]);</text:p>
      <text:p text:style-name="P13"/>
      <text:p text:style-name="P13"><text:tab/>void invert();</text:p>
      <text:p text:style-name="P13"><text:soft-page-break/></text:p>
      <text:p text:style-name="P13"><text:tab/>float getScalar();</text:p>
      <text:p text:style-name="P13"/>
      <text:p text:style-name="P13"><text:tab/>void normalize();</text:p>
      <text:p text:style-name="P13"/>
      <text:p text:style-name="P13"><text:tab/>bool equals(Field *field);</text:p>
      <text:p text:style-name="P13"><text:tab/>bool equals(float value[3]);</text:p>
      <text:p text:style-name="P13"><text:tab/>bool equals(float x, float y, float z);</text:p>
      <text:p text:style-name="P13">};</text:p>
      <text:p text:style-name="P13"/>
      <text:h text:style-name="Heading_20_2" text:outline-level="2"><text:bookmark text:name="__RefHeading__297_833189253"/>MFColor<text:bookmark-end text:name="__RefHeading__297_833189253"/></text:h>
      <text:p text:style-name="P13">class MFColor : public MField {</text:p>
      <text:p text:style-name="P13"><text:tab/>MFColor();</text:p>
      <text:p text:style-name="P13"/>
      <text:p text:style-name="P13"><text:tab/>void addValue(float r, float g, float b);</text:p>
      <text:p text:style-name="P13"><text:tab/>void addValue(float value[]);</text:p>
      <text:p text:style-name="P13"><text:tab/>void addValue(SFColor *color);</text:p>
      <text:p text:style-name="P13"/>
      <text:p text:style-name="P13"><text:tab/>void insertValue(int index, float r, float g, float b);</text:p>
      <text:p text:style-name="P13"><text:tab/>void insertValue(int index, float value[]);</text:p>
      <text:p text:style-name="P13"><text:tab/>void insertValue(int index, SFColor *color);</text:p>
      <text:p text:style-name="P13"><text:tab/></text:p>
      <text:p text:style-name="P13"><text:tab/>void get1Value(int index, float value[]);</text:p>
      <text:p text:style-name="P13"><text:tab/></text:p>
      <text:p text:style-name="P13"><text:tab/>void set1Value(int index, float value[]);</text:p>
      <text:p text:style-name="P13"><text:tab/>void set1Value(int index, float r, float g, float b);</text:p>
      <text:p text:style-name="P13"/>
      <text:p text:style-name="P13"><text:tab/>void setValue(MField *mfield);</text:p>
      <text:p text:style-name="P13"><text:tab/>void setValue(MFColor *colors);</text:p>
      <text:p text:style-name="P13"><text:tab/>void setValue(int size, float colors[][3]);</text:p>
      <text:p text:style-name="P13">};</text:p>
      <text:p text:style-name="P13"/>
      <text:h text:style-name="Heading_20_2" text:outline-level="2"><text:bookmark text:name="__RefHeading__299_833189253"/><text:soft-page-break/>MFFloat<text:bookmark-end text:name="__RefHeading__299_833189253"/></text:h>
      <text:p text:style-name="P13">class MFFloat : public MField {</text:p>
      <text:p text:style-name="P13"><text:tab/>MFFloat();</text:p>
      <text:p text:style-name="P13"/>
      <text:p text:style-name="P13"><text:tab/>void addValue(float value);</text:p>
      <text:p text:style-name="P13"><text:tab/>void addValue(SFFloat *sfvalue);</text:p>
      <text:p text:style-name="P13"><text:tab/>void insertValue(int index, float value);</text:p>
      <text:p text:style-name="P13"><text:tab/>float get1Value(int index);</text:p>
      <text:p text:style-name="P13"><text:tab/>void set1Value(int index, float value);</text:p>
      <text:p text:style-name="P13"/>
      <text:p text:style-name="P13"><text:tab/>void setValue(MField *mfield);</text:p>
      <text:p text:style-name="P13"><text:tab/>void setValue(MFFloat *values);</text:p>
      <text:p text:style-name="P13"><text:tab/>void setValue(int size, float values[]);</text:p>
      <text:p text:style-name="P13">};</text:p>
      <text:p text:style-name="P13"/>
      <text:h text:style-name="Heading_20_2" text:outline-level="2"><text:bookmark text:name="__RefHeading__301_833189253"/>MFInt32<text:bookmark-end text:name="__RefHeading__301_833189253"/></text:h>
      <text:p text:style-name="P13">class MFInt32 : public MField {</text:p>
      <text:p text:style-name="P13"><text:tab/>MFInt32();</text:p>
      <text:p text:style-name="P13"/>
      <text:p text:style-name="P13"><text:tab/>void addValue(int value);</text:p>
      <text:p text:style-name="P13"><text:tab/>void addValue(SFInt32 *sfvalue);</text:p>
      <text:p text:style-name="P13"/>
      <text:p text:style-name="P13"><text:tab/>void insertValue(int index, int value);</text:p>
      <text:p text:style-name="P13"/>
      <text:p text:style-name="P13"><text:tab/>int get1Value(int index);</text:p>
      <text:p text:style-name="P13"><text:tab/>void set1Value(int index, int value);</text:p>
      <text:p text:style-name="P13"/>
      <text:p text:style-name="P13"><text:tab/>void setValue(MField *mfield);</text:p>
      <text:p text:style-name="P13"><text:tab/>void setValue(MFInt32 *values);</text:p>
      <text:p text:style-name="P13"><text:tab/>void setValue(int size, int values[]);</text:p>
      <text:p text:style-name="P13">};</text:p>
      <text:p text:style-name="P13"/>
      <text:h text:style-name="Heading_20_2" text:outline-level="2"><text:bookmark text:name="__RefHeading__303_833189253"/><text:soft-page-break/>MFRotation<text:bookmark-end text:name="__RefHeading__303_833189253"/></text:h>
      <text:p text:style-name="P13">class MFRotation : public MField {</text:p>
      <text:p text:style-name="P13"><text:tab/>MFRotation();</text:p>
      <text:p text:style-name="P13"/>
      <text:p text:style-name="P13"><text:tab/>void addValue(float x, float y, float z, float rot);</text:p>
      <text:p text:style-name="P13"><text:tab/>void addValue(float value[]);</text:p>
      <text:p text:style-name="P13"><text:tab/>void addValue(SFRotation *rotation);</text:p>
      <text:p text:style-name="P13"/>
      <text:p text:style-name="P13"><text:tab/>void insertValue(int index, float x, float y, float z, float rot);</text:p>
      <text:p text:style-name="P13"><text:tab/>void insertValue(int index, float value[]);</text:p>
      <text:p text:style-name="P13"><text:tab/>void insertValue(int index, SFRotation *rotation);</text:p>
      <text:p text:style-name="P13"/>
      <text:p text:style-name="P13"><text:tab/>void get1Value(int index, float value[]);</text:p>
      <text:p text:style-name="P13"><text:tab/>void set1Value(int index, float value[]);</text:p>
      <text:p text:style-name="P13"><text:tab/>void set1Value(int index, float x, float y, float z, float angle);</text:p>
      <text:p text:style-name="P13"/>
      <text:p text:style-name="P13"><text:tab/>void setValue(MField *mfield);</text:p>
      <text:p text:style-name="P13"><text:tab/>void setValue(MFRotation *rotations);</text:p>
      <text:p text:style-name="P13"><text:tab/>void setValue(int size, float rotations[][4]);</text:p>
      <text:p text:style-name="P13">};</text:p>
      <text:p text:style-name="P13"/>
      <text:h text:style-name="Heading_20_2" text:outline-level="2"><text:bookmark text:name="__RefHeading__305_833189253"/>MFString<text:bookmark-end text:name="__RefHeading__305_833189253"/></text:h>
      <text:p text:style-name="P13">class MFString : public MField {</text:p>
      <text:p text:style-name="P13"><text:tab/>MFString();</text:p>
      <text:p text:style-name="P13"/>
      <text:p text:style-name="P13"><text:tab/>void addValue(char *value);</text:p>
      <text:p text:style-name="P13"><text:tab/>void addValue(SFString *sfvalue);</text:p>
      <text:p text:style-name="P13"/>
      <text:p text:style-name="P13"><text:tab/>void insertValue(int index, char *value);</text:p>
      <text:p text:style-name="P13"/>
      <text:p text:style-name="P13"><text:tab/>char *get1Value(int index);</text:p>
      <text:p text:style-name="P13"/>
      <text:p text:style-name="P13"><text:tab/>void set1Value(int index, char *value);</text:p>
      <text:p text:style-name="P13"><text:soft-page-break/></text:p>
      <text:p text:style-name="P13"><text:tab/>void setValue(MField *mfield);</text:p>
      <text:p text:style-name="P13"><text:tab/>void setValue(MFString *strings);</text:p>
      <text:p text:style-name="P13"><text:tab/>void setValue(int size, char *strings[]);</text:p>
      <text:p text:style-name="P13">};</text:p>
      <text:p text:style-name="P13"/>
      <text:h text:style-name="Heading_20_2" text:outline-level="2"><text:bookmark text:name="__RefHeading__307_833189253"/>MFTime<text:bookmark-end text:name="__RefHeading__307_833189253"/></text:h>
      <text:p text:style-name="P13">class MFTime : public MField {</text:p>
      <text:p text:style-name="P13"><text:tab/>MFTime();</text:p>
      <text:p text:style-name="P13"/>
      <text:p text:style-name="P13"><text:tab/>void addValue(double value);</text:p>
      <text:p text:style-name="P13"><text:tab/>void addValue(SFTime *sfvalue);</text:p>
      <text:p text:style-name="P13"><text:tab/>void insertValue(int index, double value);</text:p>
      <text:p text:style-name="P13"/>
      <text:p text:style-name="P13"><text:tab/>double get1Value(int index);</text:p>
      <text:p text:style-name="P13"><text:tab/>void set1Value(int index, double value);</text:p>
      <text:p text:style-name="P13"/>
      <text:p text:style-name="P13"><text:tab/>void setValue(MField *mfield);</text:p>
      <text:p text:style-name="P13"><text:tab/>void setValue(MFTime *times);</text:p>
      <text:p text:style-name="P13"><text:tab/>void setValue(int size, double times[]);</text:p>
      <text:p text:style-name="P13">};</text:p>
      <text:p text:style-name="P13"/>
      <text:h text:style-name="Heading_20_2" text:outline-level="2"><text:bookmark text:name="__RefHeading__309_833189253"/>MFVec2f<text:bookmark-end text:name="__RefHeading__309_833189253"/></text:h>
      <text:p text:style-name="P13">class MFVec2f : public MField {</text:p>
      <text:p text:style-name="P13"><text:tab/>MFVec2f();</text:p>
      <text:p text:style-name="P13"/>
      <text:p text:style-name="P13"><text:tab/>void addValue(float x, float y);</text:p>
      <text:p text:style-name="P13"><text:tab/>void addValue(float value[]);</text:p>
      <text:p text:style-name="P13"><text:tab/>void addValue(SFVec2f *vector);</text:p>
      <text:p text:style-name="P13"/>
      <text:p text:style-name="P13"><text:tab/>void insertValue(int index, float x, float y);</text:p>
      <text:p text:style-name="P13"><text:tab/>void insertValue(int index, float value[]);</text:p>
      <text:p text:style-name="P13"><text:tab/>void insertValue(int index, SFVec2f *vector);</text:p>
      <text:p text:style-name="P13"><text:soft-page-break/></text:p>
      <text:p text:style-name="P13"><text:tab/>void get1Value(int index, float value[]);</text:p>
      <text:p text:style-name="P13"><text:tab/>void set1Value(int index, float value[]);</text:p>
      <text:p text:style-name="P13"><text:tab/>void set1Value(int index, float x, float y);</text:p>
      <text:p text:style-name="P13"/>
      <text:p text:style-name="P13"><text:tab/>void setValue(MField *mfield);</text:p>
      <text:p text:style-name="P13"><text:tab/>void setValue(MFVec2f *vectors);</text:p>
      <text:p text:style-name="P13"><text:tab/>void setValue(int size, float vectors[][2]);</text:p>
      <text:p text:style-name="P13">};</text:p>
      <text:p text:style-name="P13"/>
      <text:h text:style-name="Heading_20_2" text:outline-level="2"><text:bookmark text:name="__RefHeading__311_833189253"/>MFVec3f<text:bookmark-end text:name="__RefHeading__311_833189253"/></text:h>
      <text:p text:style-name="P13">class MFVec3f : public MField {</text:p>
      <text:p text:style-name="P13"><text:tab/>MFVec3f();</text:p>
      <text:p text:style-name="P13"/>
      <text:p text:style-name="P13"><text:tab/>void addValue(float x, float y, float z);</text:p>
      <text:p text:style-name="P13"><text:tab/>void addValue(float value[]);</text:p>
      <text:p text:style-name="P13"><text:tab/>void addValue(SFVec3f *vector);</text:p>
      <text:p text:style-name="P13"/>
      <text:p text:style-name="P13"><text:tab/>void insertValue(int index, float x, float y, float z);</text:p>
      <text:p text:style-name="P13"><text:tab/>void insertValue(int index, float value[]);</text:p>
      <text:p text:style-name="P13"><text:tab/>void insertValue(int index, SFVec3f *vector);</text:p>
      <text:p text:style-name="P13"/>
      <text:p text:style-name="P13"><text:tab/>void get1Value(int index, float value[]);</text:p>
      <text:p text:style-name="P13"><text:tab/>void set1Value(int index, float value[]);</text:p>
      <text:p text:style-name="P13"><text:tab/>void set1Value(int index, float x, float y, float z);</text:p>
      <text:p text:style-name="P13"/>
      <text:p text:style-name="P13"><text:tab/>void setValue(MField *mfield);</text:p>
      <text:p text:style-name="P13"><text:tab/>void setValue(MFVec3f *vectors);</text:p>
      <text:p text:style-name="P13"><text:tab/>void setValue(int size, float vectors[][3]);</text:p>
      <text:p text:style-name="P13">};</text:p>
      <text:p text:style-name="P13"/>
      <text:p text:style-name="P13"/>
      <text:p text:style-name="P13"/>
      <text:p text:style-name="P13"><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ourier New" svg:font-family="'Courier New'" style:font-family-generic="modern"/>
    <style:font-face style:name="Lucida Console" svg:font-family="'Lucida Console'" style:font-family-generic="modern"/>
    <style:font-face style:name="ＭＳ ゴシック" svg:font-family="'ＭＳ ゴシック', 'MS Gothic'" style:font-family-generic="modern"/>
    <style:font-face style:name="ＭＳ 明朝" svg:font-family="'ＭＳ 明朝', 'MS Mincho'" style:font-family-generic="roman"/>
    <style:font-face style:name="Century" svg:font-family="Century"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909in" style:writing-mode="page"/>
      <style:text-properties style:use-window-font-color="true" style:font-name="Times New Roman" fo:font-size="12pt" fo:language="en" fo:country="non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style:writing-mode="lr-tb"/>
      <style:text-properties style:use-window-font-color="true" style:font-name="Times New Roman" fo:font-size="10pt" fo:language="en" fo:country="US" style:letter-kerning="true" style:font-name-asian="ＭＳ 明朝" style:font-size-asian="10pt" style:language-asian="ja" style:country-asian="JP" style:font-name-complex="Century"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line-height="100%" fo:padding-left="0in" fo:padding-right="0in" fo:padding-top="0in" fo:padding-bottom="0.0138in" fo:border-left="none" fo:border-right="none" fo:border-top="none" fo:border-bottom="0.0071in solid #000000" fo:keep-with-next="always"/>
      <style:text-properties style:font-name="Lucida Sans Unicode" fo:font-size="14pt" fo:font-weight="bold" style:font-name-asian="ＭＳ ゴシック" style:font-size-asian="14pt" style:font-weight-asian="bold"/>
    </style:style>
    <style:style style:name="Heading_20_2" style:display-name="Heading 2" style:family="paragraph" style:parent-style-name="Standard" style:next-style-name="標準インデント" style:default-outline-level="2" style:class="text">
      <style:paragraph-properties fo:keep-with-next="always"/>
      <style:text-properties style:font-name="Lucida Sans Unicode" fo:font-size="12pt" fo:font-weight="bold" style:font-name-asian="ＭＳ ゴシック" style:font-size-asian="12pt" style:font-weight-asian="bold"/>
    </style:style>
    <style:style style:name="Heading_20_3" style:display-name="Heading 3" style:family="paragraph" style:parent-style-name="Standard" style:next-style-name="Text_20_body" style:default-outline-level="3" style:class="text">
      <style:paragraph-properties fo:margin-top="0.0693in" fo:margin-bottom="0.0693in" fo:text-align="start" style:justify-single-word="false" fo:orphans="2" fo:widows="2"/>
      <style:text-properties fo:color="#ffffff" style:font-name="ＭＳ 明朝" fo:font-size="13.5pt" fo:font-weight="bold" style:letter-kerning="true" style:font-size-asian="13.5pt" style:font-weight-asian="bold" style:font-size-complex="13.5pt" style:font-weight-complex="bold"/>
    </style:style>
    <style:style style:name="標準インデント" style:family="paragraph" style:parent-style-name="Standard">
      <style:paragraph-properties fo:margin-left="0.5909in" fo:margin-right="0in" fo:text-indent="0in" style:auto-text-indent="false"/>
    </style:style>
    <style:style style:name="標準_20__28_Web_29_" style:display-name="標準 (Web)" style:family="paragraph" style:parent-style-name="Standard">
      <style:paragraph-properties fo:margin-top="0.0693in" fo:margin-bottom="0.0693in" fo:text-align="start" style:justify-single-word="false" fo:orphans="2" fo:widows="2"/>
      <style:text-properties fo:color="#ffffff" style:font-name="ＭＳ 明朝" fo:font-size="12pt" style:letter-kerning="true" style:font-size-asian="12pt" style:font-size-complex="12pt"/>
    </style:style>
    <style:style style:name="HTML_20_書式付き" style:display-name="HTML 書式付き" style:family="paragraph" style:parent-style-name="Standard">
      <style:paragraph-properties fo:text-align="start" style:justify-single-word="false" fo:orphans="2" fo:widows="2">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ffffff" style:font-name="ＭＳ ゴシック" fo:font-size="10pt" style:letter-kerning="true" style:font-name-asian="ＭＳ ゴシック" style:font-size-asian="10pt"/>
    </style:style>
    <style:style style:name="Header" style:family="paragraph" style:parent-style-name="Standard" style:class="extra">
      <style:paragraph-properties style:snap-to-layout-grid="false">
        <style:tab-stops>
          <style:tab-stop style:position="2.9528in" style:type="center"/>
          <style:tab-stop style:position="5.9055in" style:type="right"/>
        </style:tab-stops>
      </style:paragraph-properties>
    </style:style>
    <style:style style:name="Footer" style:family="paragraph" style:parent-style-name="Standard" style:class="extra">
      <style:paragraph-properties style:snap-to-layout-grid="false">
        <style:tab-stops>
          <style:tab-stop style:position="2.9528in" style:type="center"/>
          <style:tab-stop style:position="5.9055in" style:type="right"/>
        </style:tab-stops>
      </style:paragraph-properties>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457in" fo:margin-right="0in" fo:text-indent="0in" style:auto-text-indent="false"/>
    </style:style>
    <style:style style:name="Contents_20_3" style:display-name="Contents 3" style:family="paragraph" style:parent-style-name="Standard" style:next-style-name="Standard" style:class="index">
      <style:paragraph-properties fo:margin-left="0.2917in" fo:margin-right="0in" fo:text-indent="0in" style:auto-text-indent="false"/>
    </style:style>
    <style:style style:name="Contents_20_4" style:display-name="Contents 4" style:family="paragraph" style:parent-style-name="Standard" style:next-style-name="Standard" style:class="index">
      <style:paragraph-properties fo:margin-left="0.4374in" fo:margin-right="0in" fo:text-indent="0in" style:auto-text-indent="false"/>
    </style:style>
    <style:style style:name="Contents_20_5" style:display-name="Contents 5" style:family="paragraph" style:parent-style-name="Standard" style:next-style-name="Standard" style:class="index">
      <style:paragraph-properties fo:margin-left="0.5835in" fo:margin-right="0in" fo:text-indent="0in" style:auto-text-indent="false"/>
    </style:style>
    <style:style style:name="Contents_20_6" style:display-name="Contents 6" style:family="paragraph" style:parent-style-name="Standard" style:next-style-name="Standard" style:class="index">
      <style:paragraph-properties fo:margin-left="0.7291in" fo:margin-right="0in" fo:text-indent="0in" style:auto-text-indent="false"/>
    </style:style>
    <style:style style:name="Contents_20_7" style:display-name="Contents 7" style:family="paragraph" style:parent-style-name="Standard" style:next-style-name="Standard" style:class="index">
      <style:paragraph-properties fo:margin-left="0.8752in" fo:margin-right="0in" fo:text-indent="0in" style:auto-text-indent="false"/>
    </style:style>
    <style:style style:name="Contents_20_8" style:display-name="Contents 8" style:family="paragraph" style:parent-style-name="Standard" style:next-style-name="Standard" style:class="index">
      <style:paragraph-properties fo:margin-left="1.0209in" fo:margin-right="0in" fo:text-indent="0in" style:auto-text-indent="false"/>
    </style:style>
    <style:style style:name="Contents_20_9" style:display-name="Contents 9" style:family="paragraph" style:parent-style-name="Standard" style:next-style-name="Standard" style:class="index">
      <style:paragraph-properties fo:margin-left="1.1665in" fo:margin-right="0in" fo:text-indent="0in" style:auto-text-indent="false"/>
    </style:style>
    <style:style style:name="プログラム" style:family="paragraph" style:parent-style-name="Standard">
      <style:paragraph-properties fo:margin-left="0.0693in" fo:margin-right="0in" fo:line-height="0.1528in" fo:text-indent="0in" style:auto-text-indent="false"/>
      <style:text-properties style:font-name="Lucida Console" fo:font-size="8pt" style:font-size-asian="8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段落フォント" style:family="text"/>
    <style:style style:name="Internet_20_link" style:display-name="Internet link" style:family="text" style:parent-style-name="段落フォント">
      <style:text-properties fo:color="#ffffff" style:text-underline-style="solid" style:text-underline-width="auto" style:text-underline-color="font-color"/>
    </style:style>
    <style:style style:name="HTML_20_タイプライタ" style:display-name="HTML タイプライタ" style:family="text" style:parent-style-name="段落フォント">
      <style:text-properties style:font-name="ＭＳ ゴシック" fo:font-size="10pt" style:font-name-asian="ＭＳ ゴシック" style:font-size-asian="10pt" style:font-name-complex="Courier New" style:font-size-complex="10pt"/>
    </style:style>
    <style:style style:name="Page_20_Number" style:display-name="Page Number" style:family="text" style:parent-style-name="段落フォント"/>
    <style:style style:name="gothicb" style:family="text" style:parent-style-name="段落フォント">
      <style:text-properties fo:color="#666666" style:font-name="Arial" fo:font-size="11pt" fo:font-weight="bold" style:font-size-asian="11pt" style:font-weight-asian="bold" style:font-size-complex="11pt" style:font-weight-complex="bold"/>
    </style:style>
    <style:style style:name="gothic" style:family="text" style:parent-style-name="段落フォント">
      <style:text-properties fo:color="#333333" style:font-name="Arial" fo:font-size="11pt" style:font-size-asian="11pt" style:font-size-complex="11pt"/>
    </style:style>
    <style:style style:name="Visited_20_Internet_20_Link" style:display-name="Visited Internet Link" style:family="text" style:parent-style-name="段落フォント">
      <style:text-properties fo:color="#800080" style:text-underline-style="soli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3783in" fo:margin-bottom="1.1811in" fo:margin-left="1.1811in" fo:margin-right="1.1811in" style:writing-mode="lr-tb" style:layout-grid-color="#c0c0c0" style:layout-grid-lines="33" style:layout-grid-base-height="0.25in" style:layout-grid-ruby-height="0in" style:layout-grid-mode="li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7874in" style:writing-mode="lr-tb" style:layout-grid-color="#c0c0c0" style:layout-grid-lines="54" style:layout-grid-base-height="0.189in" style:layout-grid-ruby-height="0in" style:layout-grid-mode="both" style:layout-grid-ruby-below="false" style:layout-grid-print="false" style:layout-grid-display="false" style:layout-grid-base-width="0.1256in" style:layout-grid-snap-to-characters="false" style:footnote-max-height="0in">
        <style:footnote-sep style:width="0.0071in" style:distance-before-sep="0.0398in" style:distance-after-sep="0.0398in" style:adjustment="left" style:rel-width="25%" style:color="#000000"/>
      </style:page-layout-properties>
      <style:header-style>
        <style:header-footer-properties fo:min-height="0in"/>
      </style:header-style>
      <style:footer-style>
        <style:header-footer-properties fo:min-height="0in"/>
      </style:footer-style>
    </style:page-layout>
    <style:page-layout style:name="Mpm3">
      <style:page-layout-properties fo:page-width="8.5in" fo:page-height="11in" style:num-format="1" style:print-orientation="portrait" fo:margin-top="1.3783in" fo:margin-bottom="1.1811in" fo:margin-left="1.1811in" fo:margin-right="1.1811in" style:writing-mode="lr-tb" style:layout-grid-color="#c0c0c0" style:layout-grid-lines="33" style:layout-grid-base-height="0.25in" style:layout-grid-ruby-height="0in" style:layout-grid-mode="li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style:header-style>
      <style:footer-style>
        <style:header-footer-properties fo:min-height="0in"/>
      </style:footer-style>
    </style:page-layout>
  </office:automatic-styles>
  <office:master-styles>
    <style:master-page style:name="Standard" style:page-layout-name="Mpm1"/>
    <style:master-page style:name="First_20_Page" style:display-name="First Page" style:page-layout-name="Mpm1" style:next-style-name="Standard"/>
    <style:master-page style:name="Convert_20_1" style:display-name="Convert 1" style:page-layout-name="Mpm2">
      <style:header>
        <text:p text:style-name="Header"/>
      </style:header>
      <style:footer>
        <text:p text:style-name="Footer"/>
      </style:footer>
    </style:master-page>
    <style:master-page style:name="Convert_20_2" style:display-name="Convert 2" style:page-layout-name="Mpm3">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CyberVRML</dc:title>
    <meta:initial-creator>Satoshi Konno</meta:initial-creator>
    <meta:creation-date>2000-05-16T02:08:00</meta:creation-date>
    <dc:creator>Satoshi Konno</dc:creator>
    <dc:date>2011-04-10T22:55:00</dc:date>
    <meta:print-date>2002-03-27T15:09:00</meta:print-date>
    <meta:editing-cycles>418</meta:editing-cycles>
    <meta:editing-duration>P1DT13H23M</meta:editing-duration>
    <meta:document-statistic meta:table-count="2" meta:image-count="0" meta:object-count="5" meta:page-count="104" meta:paragraph-count="2512" meta:word-count="7962" meta:character-count="77565"/>
    <meta:generator>OpenOffice.org/3.3$Unix OpenOffice.org_project/330m20$Build-9567</meta:generator>
  </office:meta>
</office:document-meta>
</file>